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3" svg:font-family="Arial" style:font-family-generic="swiss"/>
    <style:font-face style:name="Tahoma1" svg:font-family="Tahoma" style:font-family-generic="swiss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264in"/>
    </style:style>
    <style:style style:name="co2" style:family="table-column">
      <style:table-column-properties fo:break-before="auto" style:column-width="5.0472in"/>
    </style:style>
    <style:style style:name="co3" style:family="table-column">
      <style:table-column-properties fo:break-before="auto" style:column-width="1.0543in"/>
    </style:style>
    <style:style style:name="co4" style:family="table-column">
      <style:table-column-properties fo:break-before="auto" style:column-width="0.9681in"/>
    </style:style>
    <style:style style:name="co5" style:family="table-column">
      <style:table-column-properties fo:break-before="auto" style:column-width="0.8925in"/>
    </style:style>
    <style:style style:name="co6" style:family="table-column">
      <style:table-column-properties fo:break-before="auto" style:column-width="1.0437in"/>
    </style:style>
    <style:style style:name="co7" style:family="table-column">
      <style:table-column-properties fo:break-before="auto" style:column-width="1.3882in"/>
    </style:style>
    <style:style style:name="co8" style:family="table-column">
      <style:table-column-properties fo:break-before="auto" style:column-width="1.872in"/>
    </style:style>
    <style:style style:name="co9" style:family="table-column">
      <style:table-column-properties fo:break-before="auto" style:column-width="2.0555in"/>
    </style:style>
    <style:style style:name="co10" style:family="table-column">
      <style:table-column-properties fo:break-before="auto" style:column-width="3.0236in"/>
    </style:style>
    <style:style style:name="co11" style:family="table-column">
      <style:table-column-properties fo:break-before="auto" style:column-width="2.4752in"/>
    </style:style>
    <style:style style:name="co12" style:family="table-column">
      <style:table-column-properties fo:break-before="auto" style:column-width="1.3555in"/>
    </style:style>
    <style:style style:name="co13" style:family="table-column">
      <style:table-column-properties fo:break-before="auto" style:column-width="1.011in"/>
    </style:style>
    <style:style style:name="co14" style:family="table-column">
      <style:table-column-properties fo:break-before="auto" style:column-width="1.1618in"/>
    </style:style>
    <style:style style:name="co15" style:family="table-column">
      <style:table-column-properties fo:break-before="auto" style:column-width="1.0654in"/>
    </style:style>
    <style:style style:name="co16" style:family="table-column">
      <style:table-column-properties fo:break-before="auto" style:column-width="2.4425in"/>
    </style:style>
    <style:style style:name="co17" style:family="table-column">
      <style:table-column-properties fo:break-before="auto" style:column-width="1.248in"/>
    </style:style>
    <style:style style:name="ro1" style:family="table-row">
      <style:table-row-properties style:row-height="0.6736in" fo:break-before="auto" style:use-optimal-row-height="false"/>
    </style:style>
    <style:style style:name="ro2" style:family="table-row">
      <style:table-row-properties style:row-height="0.2591in" fo:break-before="auto" style:use-optimal-row-height="false"/>
    </style:style>
    <style:style style:name="ro3" style:family="table-row">
      <style:table-row-properties style:row-height="0.1862in" fo:break-before="auto" style:use-optimal-row-height="false"/>
    </style:style>
    <style:style style:name="ro4" style:family="table-row">
      <style:table-row-properties style:row-height="0.178in" fo:break-before="auto" style:use-optimal-row-height="true"/>
    </style:style>
    <style:style style:name="ro5" style:family="table-row">
      <style:table-row-properties style:row-height="0.3311in" fo:break-before="auto" style:use-optimal-row-height="true"/>
    </style:style>
    <style:style style:name="ro6" style:family="table-row">
      <style:table-row-properties style:row-height="0.2173in" fo:break-before="auto" style:use-optimal-row-height="fals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1.4193in" fo:break-before="auto" style:use-optimal-row-height="true"/>
    </style:style>
    <style:style style:name="ro9" style:family="table-row">
      <style:table-row-properties style:row-height="3.1299in" fo:break-before="auto" style:use-optimal-row-height="true"/>
    </style:style>
    <style:style style:name="ro10" style:family="table-row">
      <style:table-row-properties style:row-height="3.2854in" fo:break-before="auto" style:use-optimal-row-height="true"/>
    </style:style>
    <style:style style:name="ro11" style:family="table-row">
      <style:table-row-properties style:row-height="1.1091in" fo:break-before="auto" style:use-optimal-row-height="true"/>
    </style:style>
    <style:style style:name="ro12" style:family="table-row">
      <style:table-row-properties style:row-height="0.9535in" fo:break-before="auto" style:use-optimal-row-height="true"/>
    </style:style>
    <style:style style:name="ro13" style:family="table-row">
      <style:table-row-properties style:row-height="0.798in" fo:break-before="auto" style:use-optimal-row-height="true"/>
    </style:style>
    <style:style style:name="ro14" style:family="table-row">
      <style:table-row-properties style:row-height="1.8862in" fo:break-before="auto" style:use-optimal-row-height="true"/>
    </style:style>
    <style:style style:name="ro15" style:family="table-row">
      <style:table-row-properties style:row-height="2.6634in" fo:break-before="auto" style:use-optimal-row-height="true"/>
    </style:style>
    <style:style style:name="ro16" style:family="table-row">
      <style:table-row-properties style:row-height="2.5075in" fo:break-before="auto" style:use-optimal-row-height="true"/>
    </style:style>
    <style:style style:name="ro17" style:family="table-row">
      <style:table-row-properties style:row-height="2.9744in" fo:break-before="auto" style:use-optimal-row-height="true"/>
    </style:style>
    <style:style style:name="ro18" style:family="table-row">
      <style:table-row-properties style:row-height="3.7516in" fo:break-before="auto" style:use-optimal-row-height="true"/>
    </style:style>
    <style:style style:name="ro19" style:family="table-row">
      <style:table-row-properties style:row-height="3.3366in" fo:break-before="auto" style:use-optimal-row-height="true"/>
    </style:style>
    <style:style style:name="ro20" style:family="table-row">
      <style:table-row-properties style:row-height="2.3528in" fo:break-before="auto" style:use-optimal-row-height="true"/>
    </style:style>
    <style:style style:name="ro21" style:family="table-row">
      <style:table-row-properties style:row-height="0.6425in" fo:break-before="auto" style:use-optimal-row-height="true"/>
    </style:style>
    <style:style style:name="ro22" style:family="table-row">
      <style:table-row-properties style:row-height="1.7307in" fo:break-before="auto" style:use-optimal-row-height="true"/>
    </style:style>
    <style:style style:name="ro23" style:family="table-row">
      <style:table-row-properties style:row-height="2.8189in" fo:break-before="auto" style:use-optimal-row-height="true"/>
    </style:style>
    <style:style style:name="ro24" style:family="table-row">
      <style:table-row-properties style:row-height="0.4866in" fo:break-before="auto" style:use-optimal-row-height="true"/>
    </style:style>
    <style:style style:name="ro25" style:family="table-row">
      <style:table-row-properties style:row-height="2.1972in" fo:break-before="auto" style:use-optimal-row-height="true"/>
    </style:style>
    <style:style style:name="ro26" style:family="table-row">
      <style:table-row-properties style:row-height="1.2638in" fo:break-before="auto" style:use-optimal-row-height="true"/>
    </style:style>
    <style:style style:name="ro27" style:family="table-row">
      <style:table-row-properties style:row-height="2.0417in" fo:break-before="auto" style:use-optimal-row-height="true"/>
    </style:style>
    <style:style style:name="ro28" style:family="table-row">
      <style:table-row-properties style:row-height="1.5752in" fo:break-before="auto" style:use-optimal-row-height="true"/>
    </style:style>
    <style:style style:name="ro29" style:family="table-row">
      <style:table-row-properties style:row-height="0.518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20pt" fo:font-style="normal" fo:text-shadow="none" style:text-underline-style="none" fo:font-weight="normal" style:font-size-asian="20pt" style:font-style-asian="normal" style:font-weight-asian="normal" style:font-name-complex="Arial2" style:font-size-complex="20pt" style:font-style-complex="normal" style:font-weight-complex="normal"/>
    </style:style>
    <style:style style:name="ce2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weight="normal"/>
    </style:style>
    <style:style style:name="ce4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Lucida Sans Unicode" style:font-weight-asian="bold" style:font-name-complex="Tahoma2" style:font-weight-complex="bold"/>
    </style:style>
    <style:style style:name="ce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" fo:font-size="10pt" fo:font-weight="bold" style:font-name-asian="Lucida Sans Unicode" style:font-weight-asian="bold" style:font-name-complex="Tahoma2" style:font-weight-complex="bold"/>
    </style:style>
    <style:style style:name="ce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font-weight="bold" style:font-name-asian="Lucida Sans Unicode" style:font-weight-asian="bold" style:font-name-complex="Tahoma2" style:font-weight-complex="bold"/>
    </style:style>
    <style:style style:name="ce1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bold" style:font-name-asian="Lucida Sans Unicode" style:font-weight-asian="bold" style:font-name-complex="Tahoma2" style:font-weight-complex="bold"/>
    </style:style>
    <style:style style:name="ce1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fo:font-size="10pt"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fo:font-size="10pt"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font-weight="bold" style:font-name-asian="Lucida Sans Unicode" style:font-weight-asian="bold" style:font-name-complex="Tahoma2" style:font-weight-complex="bold"/>
    </style:style>
    <style:style style:name="ce1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size="10pt"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fo:font-size="10pt" fo:font-weight="bold" style:font-weight-asian="bold" style:font-weight-complex="bold"/>
    </style:style>
    <style:style style:name="ce18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9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9" style:family="table-cell" style:parent-style-name="Default">
      <style:table-cell-properties fo:wrap-option="wrap" fo:border="0.0008in solid #000000"/>
    </style:style>
    <style:style style:name="ce2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</style:style>
    <style:style style:name="ce21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fo:font-size="10pt" fo:font-weight="normal"/>
    </style:style>
    <style:style style:name="ce2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/>
    </style:style>
    <style:style style:name="ce23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</style:style>
    <style:style style:name="ce24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3" fo:font-size="9pt" fo:font-style="normal" fo:text-shadow="none" style:text-underline-style="none" fo:font-weight="bold" style:font-size-asian="10pt" style:font-style-asian="normal" style:font-weight-asian="bold" style:font-name-complex="Arial3" style:font-size-complex="10pt" style:font-style-complex="normal" style:font-weight-complex="bold"/>
    </style:style>
    <style:style style:name="ce25" style:family="table-cell" style:parent-style-name="Normal_5f_Sheet1" style:data-style-name="N197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3" fo:font-size="9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3" style:font-size-complex="9pt" style:language-complex="en" style:country-complex="US" style:font-style-complex="normal" style:font-weight-complex="normal"/>
    </style:style>
    <style:style style:name="ce26" style:family="table-cell" style:parent-style-name="Normal_5f_Sheet1" style:data-style-name="N197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3" fo:font-size="9pt" fo:font-style="normal" fo:text-shadow="none" style:text-underline-style="none" fo:font-weight="normal" style:font-name-asian="ＭＳ Ｐゴシック" style:font-size-asian="9pt" style:language-asian="en" style:country-asian="US" style:font-style-asian="normal" style:font-weight-asian="normal" style:font-name-complex="Arial3" style:font-size-complex="9pt" style:language-complex="en" style:country-complex="US" style:font-style-complex="normal" style:font-weight-complex="normal"/>
    </style:style>
    <style:style style:name="ce27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28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8pt" style:font-style-complex="normal" style:font-weight-complex="normal"/>
    </style:style>
    <style:style style:name="ce29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30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1" fo:font-size="10pt" fo:font-weight="bold"/>
    </style:style>
    <style:style style:name="ce31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32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33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34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8pt" style:font-style-complex="normal" style:font-weight-complex="normal"/>
    </style:style>
    <style:style style:name="ce35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36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style:font-name="Arial1" fo:font-size="10pt" fo:font-weight="normal"/>
    </style:style>
    <style:style style:name="ce37" style:family="table-cell" style:parent-style-name="Normal_5f_Sheet1_20_1" style:data-style-name="N197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3" fo:font-size="9pt" fo:font-style="normal" fo:text-shadow="none" style:text-underline-style="none" fo:font-weight="normal" style:font-size-asian="9pt" style:font-style-asian="normal" style:font-weight-asian="normal" style:font-name-complex="Arial3" style:font-size-complex="9pt" style:font-style-complex="normal" style:font-weight-complex="normal" fo:hyphenate="false"/>
    </style:style>
    <style:style style:name="ce38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1" fo:font-size="10pt" fo:font-weight="normal"/>
    </style:style>
    <style:style style:name="ce3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normal"/>
    </style:style>
    <style:style style:name="ce4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weight="normal" style:font-name-asian="DejaVu Sans" style:font-name-complex="Tahoma2"/>
    </style:style>
    <style:style style:name="ce4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normal"/>
    </style:style>
    <style:style style:name="ce4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DejaVu Sans" style:font-name-complex="Tahoma2"/>
    </style:style>
    <style:style style:name="ce43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 fo:margin-left="0in"/>
      <style:text-properties fo:font-size="10pt" fo:font-weight="normal"/>
    </style:style>
    <style:style style:name="ce4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/>
    </style:style>
    <style:style style:name="ce4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Lucida Sans Unicode" style:font-weight-asian="normal" style:font-name-complex="Tahoma2" style:font-weight-complex="normal"/>
    </style:style>
    <style:style style:name="ce4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" fo:font-size="10pt" fo:font-weight="normal" style:font-name-asian="Lucida Sans Unicode" style:font-weight-asian="normal" style:font-name-complex="Tahoma2" style:font-weight-complex="normal"/>
    </style:style>
    <style:style style:name="ce4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font-weight="normal" style:font-name-asian="Lucida Sans Unicode" style:font-weight-asian="normal" style:font-name-complex="Tahoma2" style:font-weight-complex="normal"/>
    </style:style>
    <style:style style:name="ce4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normal" style:font-name-asian="Lucida Sans Unicode" style:font-weight-asian="normal" style:font-name-complex="Tahoma2" style:font-weight-complex="normal"/>
    </style:style>
    <style:style style:name="ce4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fo:font-size="10pt" fo:font-weight="normal" style:font-weight-asian="normal" style:font-weight-complex="normal"/>
    </style:style>
    <style:style style:name="ce5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fo:font-size="10pt" fo:font-weight="normal" style:font-weight-asian="normal" style:font-weight-complex="normal"/>
    </style:style>
    <style:style style:name="ce5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font-weight="normal" style:font-name-asian="Lucida Sans Unicode" style:font-weight-asian="normal" style:font-name-complex="Tahoma2" style:font-weight-complex="normal"/>
    </style:style>
    <style:style style:name="ce5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size="10pt" fo:font-weight="normal" style:font-weight-asian="normal" style:font-weight-complex="normal"/>
    </style:style>
    <style:style style:name="ce5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normal" style:font-weight-asian="normal" style:font-weight-complex="normal"/>
    </style:style>
    <style:style style:name="ce5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weight="normal" style:font-weight-asian="normal" style:font-weight-complex="normal"/>
    </style:style>
    <style:style style:name="ce5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normal" style:font-weight-asian="normal" style:font-weight-complex="normal"/>
    </style:style>
    <style:style style:name="ce56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fo:font-size="10pt" fo:font-weight="normal" style:font-weight-asian="normal" style:font-weight-complex="normal"/>
    </style:style>
    <style:style style:name="ce5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bold"/>
    </style:style>
    <style:style style:name="ce58" style:family="table-cell" style:parent-style-name="Default" style:data-style-name="N11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normal"/>
    </style:style>
    <style:style style:name="ce59" style:family="table-cell" style:parent-style-name="Default" style:data-style-name="N11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normal" style:font-name-asian="DejaVu Sans" style:font-size-asian="6.80000019073486pt" style:language-complex="en" style:country-complex="US"/>
    </style:style>
    <style:style style:name="ce6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fo:font-size="10pt" fo:font-weight="bold"/>
    </style:style>
    <style:style style:name="ce6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fo:font-size="10pt"/>
    </style:style>
    <style:style style:name="ce6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fo:font-size="10pt" fo:font-weight="bold"/>
    </style:style>
    <style:style style:name="ce6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size="10pt" fo:font-weight="bold"/>
    </style:style>
    <style:style style:name="ce64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fo:font-size="10pt" fo:font-weight="bold"/>
    </style:style>
    <style:style style:name="ce6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size="10pt"/>
    </style:style>
    <style:style style:name="ce6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style:font-name-asian="Lucida Sans Unicode" style:font-name-complex="Tahoma2"/>
    </style:style>
    <style:style style:name="ce6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size="10pt" fo:font-weight="normal"/>
    </style:style>
    <style:style style:name="ce6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bold"/>
    </style:style>
    <style:style style:name="ce6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style:font-name-asian="Lucida Sans Unicode" style:font-name-complex="Tahoma2"/>
    </style:style>
    <style:style style:name="ce70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71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fo:font-size="10pt"/>
    </style:style>
    <style:style style:name="ce72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1" fo:font-size="10pt" fo:font-weight="normal" style:font-name-asian="Arial" style:font-size-asian="10pt"/>
    </style:style>
    <style:style style:name="ce73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74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3" fo:font-size="11pt" fo:font-style="normal" fo:text-shadow="none" style:text-underline-style="none" fo:font-weight="normal" style:font-size-asian="11pt" style:font-style-asian="normal" style:font-weight-asian="normal" style:font-name-complex="Arial3" style:font-size-complex="11pt" style:font-style-complex="normal" style:font-weight-complex="normal"/>
    </style:style>
    <style:style style:name="ce75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size="10pt"/>
    </style:style>
    <style:style style:name="ce76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fo:font-weight="bold" style:font-weight-asian="bold" style:font-weight-complex="bold"/>
    </style:style>
    <style:style style:name="ce7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8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78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79" style:family="table-cell" style:parent-style-name="Default">
      <style:table-cell-properties fo:background-color="#e6e6ff" fo:wrap-option="wrap" fo:border="0.0008in solid #000000" style:vertical-align="top"/>
      <style:text-properties fo:font-size="10pt" fo:font-weight="bold"/>
    </style:style>
    <style:style style:name="ce80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81" style:family="table-cell" style:parent-style-name="Default">
      <style:table-cell-properties fo:background-color="#e6e6ff" fo:wrap-option="wrap" fo:border="0.0008in solid #000000"/>
      <style:text-properties fo:font-size="10pt"/>
    </style:style>
    <style:style style:name="ce82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fo:font-size="10pt"/>
    </style:style>
    <style:style style:name="ce83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fo:font-size="10pt" fo:font-weight="bold"/>
    </style:style>
    <style:style style:name="ce84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</style:style>
    <style:style style:name="ce85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fo:color="#000000"/>
    </style:style>
    <style:style style:name="ce86" style:family="table-cell" style:parent-style-name="Default">
      <style:table-cell-properties fo:background-color="#000080" fo:wrap-option="wrap"/>
      <style:text-properties fo:color="#ffffff" fo:font-size="12pt" fo:font-weight="bold"/>
    </style:style>
    <style:style style:name="ce87" style:family="table-cell" style:parent-style-name="Default">
      <style:table-cell-properties fo:background-color="#e6e6ff" style:text-align-source="fix" style:repeat-content="false" fo:wrap-option="wrap" fo:border="0.0008in solid #000000" style:vertical-align="middle"/>
      <style:paragraph-properties fo:text-align="center" fo:margin-left="0in"/>
      <style:text-properties fo:font-size="10pt"/>
    </style:style>
    <style:style style:name="ta_extref" style:family="table">
      <style:table-properties table:display="false"/>
    </style:style>
    <style:style style:name="T1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2" style:family="text">
      <style:text-properties fo:font-weight="bold"/>
    </style:style>
    <style:style style:name="T3" style:family="text">
      <style:text-properties fo:font-weight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name="Arial" style:font-name-asian="Lucida Sans Unicode" style:font-name-complex="Tahoma2"/>
    </style:style>
    <style:style style:name="T6" style:family="text">
      <style:text-properties style:font-name="Arial" fo:font-weight="bold" style:font-name-asian="Lucida Sans Unicode" style:font-weight-asian="bold" style:font-name-complex="Tahoma2" style:font-weight-complex="bold"/>
    </style:style>
    <style:style style:name="T7" style:family="text">
      <style:text-properties style:font-name="Arial" fo:font-weight="bold" style:font-name-asian="Lucida Sans Unicode" style:font-name-complex="Tahoma2"/>
    </style:style>
    <style:style style:name="T8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style:text-underline-style="none" fo:font-weight="normal" style:font-weight-asian="normal" style:font-weight-complex="normal"/>
    </style:style>
    <style:style style:name="T12" style:family="text">
      <style:text-properties style:font-name="Arial" style:text-underline-style="none" fo:font-weight="normal" style:font-name-asian="Lucida Sans Unicode" style:font-weight-asian="normal" style:font-name-complex="Tahoma2" style:font-weight-complex="normal"/>
    </style:style>
    <style:style style:name="T13" style:family="text">
      <style:text-properties style:font-name="Arial" style:text-underline-style="none" fo:font-weight="bold" style:font-name-asian="Lucida Sans Unicode" style:font-weight-asian="normal" style:font-name-complex="Tahoma2" style:font-weight-complex="normal"/>
    </style:style>
    <style:style style:name="T14" style:family="text">
      <style:text-properties style:font-name="Arial" style:text-underline-style="solid" style:text-underline-width="auto" style:text-underline-color="font-color" style:font-name-asian="Lucida Sans Unicode" style:font-name-complex="Tahoma2"/>
    </style:style>
    <style:style style:name="T15" style:family="text">
      <style:text-properties style:font-name="Arial" fo:font-weight="normal" style:font-name-asian="Lucida Sans Unicode" style:font-weight-asian="normal" style:font-name-complex="Tahoma2" style:font-weight-complex="normal"/>
    </style:style>
    <style:style style:name="T16" style:family="text">
      <style:text-properties style:font-name="Arial" fo:font-weight="normal" style:font-name-asian="DejaVu Sans" style:font-name-complex="Tahoma2"/>
    </style:style>
    <style:style style:name="T17" style:family="text">
      <style:text-properties style:font-name="Arial" fo:font-weight="bold" style:font-name-asian="DejaVu Sans" style:font-weight-asian="bold" style:font-name-complex="Tahoma2" style:font-weight-complex="bold"/>
    </style:style>
    <style:style style:name="T18" style:family="text">
      <style:text-properties style:font-name="Arial" fo:font-weight="normal" style:font-name-asian="DejaVu Sans" style:font-weight-asian="normal" style:font-name-complex="Tahoma2" style:font-weight-complex="normal"/>
    </style:style>
    <style:style style:name="T19" style:family="text">
      <style:text-properties style:font-name="Arial" fo:font-weight="normal" style:font-name-asian="DejaVu Sans" style:font-weight-asian="bold" style:font-name-complex="Tahoma2" style:font-weight-complex="bold"/>
    </style:style>
    <style:style style:name="T20" style:family="text">
      <style:text-properties style:font-name="Arial" fo:font-weight="normal" style:font-name-asian="Lucida Sans Unicode" style:font-name-complex="Tahoma2"/>
    </style:style>
    <style:style style:name="T21" style:family="text">
      <style:text-properties style:font-name="Arial" fo:font-weight="normal" style:font-name-asian="Lucida Sans Unicode" style:font-weight-asian="bold" style:font-name-complex="Tahoma2" style:font-weight-complex="bold"/>
    </style:style>
    <style:style style:name="T22" style:family="text">
      <style:text-properties style:font-weight-asian="normal" style:font-weight-complex="normal"/>
    </style:style>
    <style:style style:name="T23" style:family="text">
      <style:text-properties style:font-name="Arial3" fo:language="en" fo:country="US" fo:font-style="normal" style:language-asian="en" style:country-asian="US" style:font-name-complex="Arial3" style:font-size-complex="6.30000019073486pt"/>
    </style:style>
    <style:style style:name="T24" style:family="text">
      <style:text-properties style:font-weight-asian="bold" style:font-weight-complex="bold"/>
    </style:style>
    <style:style style:name="T25" style:family="text">
      <style:text-properties fo:font-weight="bold" style:font-name-asian="Lucida Sans Unicode" style:font-weight-asian="bold" style:font-name-complex="Tahoma2" style:font-weight-complex="bold"/>
    </style:style>
    <style:style style:name="T26" style:family="text">
      <style:text-properties fo:font-weight="normal" style:font-name-asian="Lucida Sans Unicode" style:font-name-complex="Tahoma2"/>
    </style:style>
    <style:style style:name="T27" style:family="text">
      <style:text-properties fo:font-weight="normal" style:font-name-asian="Lucida Sans Unicode" style:font-weight-asian="normal" style:font-name-complex="Tahoma2" style:font-weight-complex="normal"/>
    </style:style>
    <style:style style:name="T28" style:family="text">
      <style:text-properties style:font-name="Arial" style:font-name-asian="DejaVu Sans" style:font-name-complex="Tahoma2"/>
    </style:style>
    <style:style style:name="T29" style:family="text">
      <style:text-properties style:font-name="Arial" fo:font-size="10pt" style:font-size-asian="10pt" style:font-size-complex="10pt"/>
    </style:style>
    <style:style style:name="T30" style:family="text">
      <style:text-properties fo:font-size="12pt"/>
    </style:style>
    <style:style style:name="T31" style:family="text">
      <style:text-properties fo:font-size="10pt" style:font-size-asian="10pt" style:font-size-complex="10pt"/>
    </style:style>
  </office:automatic-styles>
  <office:body>
    <office:spreadsheet>
      <table:table table:name="Check_List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5"/>
        <table:table-column table:style-name="co3" table:default-cell-style-name="ce21"/>
        <table:table-column table:style-name="co4" table:default-cell-style-name="Default"/>
        <table:table-row table:style-name="ro1">
          <table:table-cell table:style-name="ce1" office:value-type="string" table:number-columns-spanned="4" table:number-rows-spanned="1">
            <text:p>ECMS SNIFF TEST</text:p>
          </table:table-cell>
          <table:covered-table-cell table:style-name="ce4"/>
          <table:covered-table-cell table:style-name="ce4"/>
          <table:covered-table-cell table:style-name="ce4"/>
        </table:table-row>
        <table:table-row table:style-name="ro2">
          <table:table-cell table:style-name="ce2" office:value-type="string">
            <text:p>Id</text:p>
          </table:table-cell>
          <table:table-cell table:style-name="ce4" office:value-type="string">
            <text:p>Main cases</text:p>
          </table:table-cell>
          <table:table-cell table:style-name="ce18" office:value-type="string">
            <text:p>Priority</text:p>
          </table:table-cell>
          <table:table-cell table:style-name="ce18" office:value-type="string">
            <text:p>Affect</text:p>
          </table:table-cell>
        </table:table-row>
        <table:table-row table:style-name="ro3">
          <table:table-cell office:value-type="string">
            <text:p>SNF_ECMS_01</text:p>
          </table:table-cell>
          <table:table-cell office:value-type="string">
            <text:p>Create new Single Content Viewer page</text:p>
          </table:table-cell>
          <table:table-cell table:style-name="ce19" office:value-type="string">
            <text:p>High</text:p>
          </table:table-cell>
          <table:table-cell/>
        </table:table-row>
        <table:table-row table:style-name="ro3">
          <table:table-cell office:value-type="string">
            <text:p>SNF_ECMS_02</text:p>
          </table:table-cell>
          <table:table-cell office:value-type="string">
            <text:p>Create new Content List viewer page with mode “By Folder”</text:p>
          </table:table-cell>
          <table:table-cell table:style-name="ce19" office:value-type="string">
            <text:p>High</text:p>
          </table:table-cell>
          <table:table-cell/>
        </table:table-row>
        <table:table-row table:style-name="ro3">
          <table:table-cell office:value-type="string">
            <text:p>SNF_ECMS_03</text:p>
          </table:table-cell>
          <table:table-cell office:value-type="string">
            <text:p>Create new Content List Viewer page with mode “By Contents”</text:p>
          </table:table-cell>
          <table:table-cell table:style-name="ce19"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04</text:p>
          </table:table-cell>
          <table:table-cell office:value-type="string">
            <text:p>Edit Single Content Viewer (Banner, Footer...) in Overview page</text:p>
          </table:table-cell>
          <table:table-cell table:style-name="ce19"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05</text:p>
          </table:table-cell>
          <table:table-cell office:value-type="string">
            <text:p>Edit Content List Viewer (Documents, Last news …)</text:p>
          </table:table-cell>
          <table:table-cell table:style-name="ce19"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06</text:p>
          </table:table-cell>
          <table:table-cell office:value-type="string">
            <text:p>Search content of document/page </text:p>
          </table:table-cell>
          <table:table-cell table:style-name="ce19"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07</text:p>
          </table:table-cell>
          <table:table-cell table:style-name="ce6" office:value-type="string">
            <text:p>Show draft content from page</text:p>
          </table:table-cell>
          <table:table-cell table:style-name="ce19"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08</text:p>
          </table:table-cell>
          <table:table-cell table:style-name="ce6" office:value-type="string">
            <text:p>Show public content from page</text:p>
          </table:table-cell>
          <table:table-cell table:style-name="ce19"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09</text:p>
          </table:table-cell>
          <table:table-cell office:value-type="string">
            <text:p>Add/Edit/Delete page from Page Management</text:p>
          </table:table-cell>
          <table:table-cell table:style-name="ce19"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10</text:p>
          </table:table-cell>
          <table:table-cell office:value-type="string">
            <text:p>Create/edit/delete a portal (site)</text:p>
          </table:table-cell>
          <table:table-cell table:style-name="ce19"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11</text:p>
          </table:table-cell>
          <table:table-cell office:value-type="string">
            <text:p>Create/edit/delete a category</text:p>
          </table:table-cell>
          <table:table-cell table:style-name="ce20"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12</text:p>
          </table:table-cell>
          <table:table-cell office:value-type="string">
            <text:p>Create/Edit/Delete a subscription</text:p>
          </table:table-cell>
          <table:table-cell table:style-name="ce20"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13</text:p>
          </table:table-cell>
          <table:table-cell office:value-type="string">
            <text:p>Create/Edit/Delete/Convert a letter</text:p>
          </table:table-cell>
          <table:table-cell table:style-name="ce20"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14</text:p>
          </table:table-cell>
          <table:table-cell office:value-type="string">
            <text:p>Subscribe newsletter</text:p>
          </table:table-cell>
          <table:table-cell table:style-name="ce20"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15</text:p>
          </table:table-cell>
          <table:table-cell table:style-name="ce6" office:value-type="string">
            <text:p>Configuration for FCC portlet and create new document using it</text:p>
          </table:table-cell>
          <table:table-cell table:style-name="ce20"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16</text:p>
          </table:table-cell>
          <table:table-cell office:value-type="string">
            <text:p>Create new node type and dialog form for it</text:p>
          </table:table-cell>
          <table:table-cell table:style-name="ce20"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17</text:p>
          </table:table-cell>
          <table:table-cell office:value-type="string">
            <text:p>Show categories and documents </text:p>
          </table:table-cell>
          <table:table-cell table:style-name="ce20"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18</text:p>
          </table:table-cell>
          <table:table-cell office:value-type="string">
            <text:p>Show content of category </text:p>
          </table:table-cell>
          <table:table-cell table:style-name="ce20"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19</text:p>
          </table:table-cell>
          <table:table-cell office:value-type="string">
            <text:p>Add new Events page</text:p>
          </table:table-cell>
          <table:table-cell table:style-name="ce20" office:value-type="string">
            <text:p>High</text:p>
          </table:table-cell>
          <table:table-cell/>
        </table:table-row>
        <table:table-row table:style-name="ro5">
          <table:table-cell office:value-type="string">
            <text:p>SNF_ECMS_20</text:p>
          </table:table-cell>
          <table:table-cell office:value-type="string">
            <text:p>Configuration for Parameterized content list viewer portlet and view content of document/web content</text:p>
          </table:table-cell>
          <table:table-cell table:style-name="ce20"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21</text:p>
          </table:table-cell>
          <table:table-cell office:value-type="string">
            <text:p>Insert documents/medias in a web content by FCK Content Selector</text:p>
          </table:table-cell>
          <table:table-cell table:style-name="ce20"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22</text:p>
          </table:table-cell>
          <table:table-cell table:style-name="ce7" office:value-type="string">
            <text:p>Create/delete Content folder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23</text:p>
          </table:table-cell>
          <table:table-cell table:style-name="ce7" office:value-type="string">
            <text:p>Create/delete Document folder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24</text:p>
          </table:table-cell>
          <table:table-cell table:style-name="ce7" office:value-type="string">
            <text:p>Create/edit/delete <text:s/>Article document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25</text:p>
          </table:table-cell>
          <table:table-cell table:style-name="ce7" office:value-type="string">
            <text:p>Create/edit/delete <text:s/>File document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26</text:p>
          </table:table-cell>
          <table:table-cell table:style-name="ce7" office:value-type="string">
            <text:p>Create/edit/delete <text:s/>File Plan document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27</text:p>
          </table:table-cell>
          <table:table-cell table:style-name="ce7" office:value-type="string">
            <text:p>Create/edit/delete <text:s/>Sample Node document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28</text:p>
          </table:table-cell>
          <table:table-cell table:style-name="ce7" office:value-type="string">
            <text:p>Create/edit/delete <text:s/>Kofax document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29</text:p>
          </table:table-cell>
          <table:table-cell table:style-name="ce7" office:value-type="string">
            <text:p>Create/edit/delete <text:s/>Podcast document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30</text:p>
          </table:table-cell>
          <table:table-cell table:style-name="ce7" office:value-type="string">
            <text:p>Create/edit/delete <text:s/>Picture on head layout Webcontent document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31</text:p>
          </table:table-cell>
          <table:table-cell table:style-name="ce7" office:value-type="string">
            <text:p>Create/edit/delete <text:s/>Free layout Webcontent document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32</text:p>
          </table:table-cell>
          <table:table-cell table:style-name="ce7" office:value-type="string">
            <text:p>Upload a file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33</text:p>
          </table:table-cell>
          <table:table-cell table:style-name="ce7" office:value-type="string">
            <text:p>Copy/paste a node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34</text:p>
          </table:table-cell>
          <table:table-cell table:style-name="ce7" office:value-type="string">
            <text:p>Cut/paste a node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35</text:p>
          </table:table-cell>
          <table:table-cell table:style-name="ce7" office:value-type="string">
            <text:p>Lock/Unlock a node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36</text:p>
          </table:table-cell>
          <table:table-cell table:style-name="ce7" office:value-type="string">
            <text:p>Rename/Title for a node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37</text:p>
          </table:table-cell>
          <table:table-cell table:style-name="ce7" office:value-type="string">
            <text:p>Add symlink for node</text:p>
          </table:table-cell>
          <table:table-cell office:value-type="string">
            <text:p>High</text:p>
          </table:table-cell>
          <table:table-cell/>
        </table:table-row>
        <table:table-row table:style-name="ro6">
          <table:table-cell office:value-type="string">
            <text:p>SNF_ECMS_38</text:p>
          </table:table-cell>
          <table:table-cell table:style-name="ce7" office:value-type="string">
            <text:p>Add/Remove Favorite</text:p>
          </table:table-cell>
          <table:table-cell office:value-type="string">
            <text:p>Medium</text:p>
          </table:table-cell>
          <table:table-cell/>
        </table:table-row>
        <table:table-row table:style-name="ro6">
          <table:table-cell office:value-type="string">
            <text:p>SNF_ECMS_39</text:p>
          </table:table-cell>
          <table:table-cell table:style-name="ce8" office:value-type="string">
            <text:p>Download and Allow Edition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40</text:p>
          </table:table-cell>
          <table:table-cell table:style-name="ce8" office:value-type="string">
            <text:p>Manage Actions on WebDAV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41</text:p>
          </table:table-cell>
          <table:table-cell table:style-name="ce8" office:value-type="string">
            <text:p>Copy URL to Clipboard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42</text:p>
          </table:table-cell>
          <table:table-cell table:style-name="ce7" office:value-type="string">
            <text:p>Drag and drop node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43</text:p>
          </table:table-cell>
          <table:table-cell table:style-name="ce9" office:value-type="string">
            <text:p>Manage Private tag (Add/Edit/Delete)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44</text:p>
          </table:table-cell>
          <table:table-cell table:style-name="ce9" office:value-type="string">
            <text:p>Manage Public tag (Add/Edit/Delete) 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45</text:p>
          </table:table-cell>
          <table:table-cell table:style-name="ce10" office:value-type="string">
            <text:p>Add language for document/uploaded file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46</text:p>
          </table:table-cell>
          <table:table-cell table:style-name="ce10" office:value-type="string">
            <text:p>Vote for document/uploaded file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47</text:p>
          </table:table-cell>
          <table:table-cell table:style-name="ce10" office:value-type="string">
            <text:p>Manage Comment (Add/Edit/Delete)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48</text:p>
          </table:table-cell>
          <table:table-cell table:style-name="ce7" office:value-type="string">
            <text:p>Manage Publication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49</text:p>
          </table:table-cell>
          <table:table-cell table:style-name="ce8" office:value-type="string">
            <text:p>Manage Category (Add/Delete)</text:p>
          </table:table-cell>
          <table:table-cell table:style-name="ce22"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50</text:p>
          </table:table-cell>
          <table:table-cell table:style-name="ce8" office:value-type="string">
            <text:p>Manage Relation (Add/Delete/Show/Hide)</text:p>
          </table:table-cell>
          <table:table-cell table:style-name="ce22"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51</text:p>
          </table:table-cell>
          <table:table-cell table:style-name="ce7" office:value-type="string">
            <text:p>View Node Properties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52</text:p>
          </table:table-cell>
          <table:table-cell table:style-name="ce7" office:value-type="string">
            <text:p>Export /Import node</text:p>
          </table:table-cell>
          <table:table-cell table:style-name="ce22"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53</text:p>
          </table:table-cell>
          <table:table-cell table:style-name="ce11" office:value-type="string">
            <text:p>View References</text:p>
          </table:table-cell>
          <table:table-cell table:style-name="ce22" office:value-type="string">
            <text:p>Low</text:p>
          </table:table-cell>
          <table:table-cell/>
        </table:table-row>
        <table:table-row table:style-name="ro4">
          <table:table-cell office:value-type="string">
            <text:p>SNF_ECMS_54</text:p>
          </table:table-cell>
          <table:table-cell table:style-name="ce12" office:value-type="string">
            <text:p>View Node Types</text:p>
          </table:table-cell>
          <table:table-cell table:style-name="ce22" office:value-type="string">
            <text:p>Low</text:p>
          </table:table-cell>
          <table:table-cell/>
        </table:table-row>
        <table:table-row table:style-name="ro4">
          <table:table-cell office:value-type="string">
            <text:p>SNF_ECMS_55</text:p>
          </table:table-cell>
          <table:table-cell table:style-name="ce13" office:value-type="string">
            <text:p>Manage Permission(Add/Edit/Delete)</text:p>
          </table:table-cell>
          <table:table-cell table:style-name="ce22"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56</text:p>
          </table:table-cell>
          <table:table-cell table:style-name="ce12" office:value-type="string">
            <text:p>View metadata</text:p>
          </table:table-cell>
          <table:table-cell table:style-name="ce22" office:value-type="string">
            <text:p>Low</text:p>
          </table:table-cell>
          <table:table-cell/>
        </table:table-row>
        <table:table-row table:style-name="ro4">
          <table:table-cell office:value-type="string">
            <text:p>SNF_ECMS_57</text:p>
          </table:table-cell>
          <table:table-cell table:style-name="ce12" office:value-type="string">
            <text:p>Manage Auditing (Active/View) </text:p>
          </table:table-cell>
          <table:table-cell table:style-name="ce22" office:value-type="string">
            <text:p>Low</text:p>
          </table:table-cell>
          <table:table-cell/>
        </table:table-row>
        <table:table-row table:style-name="ro4">
          <table:table-cell office:value-type="string">
            <text:p>SNF_ECMS_58</text:p>
          </table:table-cell>
          <table:table-cell table:style-name="ce12" office:value-type="string">
            <text:p>Show/Hide like JCR structure</text:p>
          </table:table-cell>
          <table:table-cell table:style-name="ce22" office:value-type="string">
            <text:p>Low</text:p>
          </table:table-cell>
          <table:table-cell/>
        </table:table-row>
        <table:table-row table:style-name="ro4">
          <table:table-cell office:value-type="string">
            <text:p>SNF_ECMS_59</text:p>
          </table:table-cell>
          <table:table-cell table:style-name="ce14" office:value-type="string">
            <text:p>Simple Search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60</text:p>
          </table:table-cell>
          <table:table-cell table:style-name="ce14" office:value-type="string">
            <text:p>Advanced search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61</text:p>
          </table:table-cell>
          <table:table-cell table:style-name="ce14" office:value-type="string">
            <text:p>Manage query in Advanced search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62</text:p>
          </table:table-cell>
          <table:table-cell table:style-name="ce15" office:value-type="string">
            <text:p>Select view mode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63</text:p>
          </table:table-cell>
          <table:table-cell table:style-name="ce15" office:value-type="string">
            <text:p>Set up browsing Preferences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64</text:p>
          </table:table-cell>
          <table:table-cell table:style-name="ce15" office:value-type="string">
            <text:p>Set up Preferences for quick filter</text:p>
          </table:table-cell>
          <table:table-cell office:value-type="string">
            <text:p>Low</text:p>
          </table:table-cell>
          <table:table-cell/>
        </table:table-row>
        <table:table-row table:style-name="ro4">
          <table:table-cell office:value-type="string">
            <text:p>SNF_ECMS_65</text:p>
          </table:table-cell>
          <table:table-cell table:style-name="ce15" office:value-type="string">
            <text:p>Quick Filter by Items/Type</text:p>
          </table:table-cell>
          <table:table-cell office:value-type="string">
            <text:p>Low</text:p>
          </table:table-cell>
          <table:table-cell/>
        </table:table-row>
        <table:table-row table:style-name="ro4">
          <table:table-cell office:value-type="string">
            <text:p>SNF_ECMS_66</text:p>
          </table:table-cell>
          <table:table-cell table:style-name="ce14" office:value-type="string">
            <text:p>Manage Clipboard (Paste/Delete)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67</text:p>
          </table:table-cell>
          <table:table-cell table:style-name="ce16" office:value-type="string">
            <text:p>Manage Folksonomy (Add/Edit/Delete)</text:p>
          </table:table-cell>
          <table:table-cell office:value-type="string">
            <text:p>Low</text:p>
          </table:table-cell>
          <table:table-cell/>
        </table:table-row>
        <table:table-row table:style-name="ro4">
          <table:table-cell office:value-type="string">
            <text:p>SNF_ECMS_68</text:p>
          </table:table-cell>
          <table:table-cell table:style-name="ce16" office:value-type="string">
            <text:p>Manage Taxonomy Tree (Add/Edit/Delete)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69</text:p>
          </table:table-cell>
          <table:table-cell table:style-name="ce16" office:value-type="string">
            <text:p>Manage Template(Add/Edit/Delete)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70</text:p>
          </table:table-cell>
          <table:table-cell table:style-name="ce16" office:value-type="string">
            <text:p>Manage Metadata(View/Edit/Delete)</text:p>
          </table:table-cell>
          <table:table-cell office:value-type="string">
            <text:p>Low</text:p>
          </table:table-cell>
          <table:table-cell/>
        </table:table-row>
        <table:table-row table:style-name="ro4">
          <table:table-cell office:value-type="string">
            <text:p>SNF_ECMS_71</text:p>
          </table:table-cell>
          <table:table-cell table:style-name="ce16" office:value-type="string">
            <text:p>Manage Views(Add/View/Edit/Delete)</text:p>
          </table:table-cell>
          <table:table-cell table:style-name="ce22"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72</text:p>
          </table:table-cell>
          <table:table-cell table:style-name="ce16" office:value-type="string">
            <text:p>Manage Drive(Add/Edit/Delete)</text:p>
          </table:table-cell>
          <table:table-cell table:style-name="ce22"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73</text:p>
          </table:table-cell>
          <table:table-cell table:style-name="ce16" office:value-type="string">
            <text:p>Namespace registry</text:p>
          </table:table-cell>
          <table:table-cell office:value-type="string">
            <text:p>Low</text:p>
          </table:table-cell>
          <table:table-cell/>
        </table:table-row>
        <table:table-row table:style-name="ro4">
          <table:table-cell office:value-type="string">
            <text:p>SNF_ECMS_74</text:p>
          </table:table-cell>
          <table:table-cell table:style-name="ce16" office:value-type="string">
            <text:p>Manage Node types(Add/View)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75</text:p>
          </table:table-cell>
          <table:table-cell table:style-name="ce16" office:value-type="string">
            <text:p>Manage Query(Add/Edit/Delete)</text:p>
          </table:table-cell>
          <table:table-cell table:style-name="ce22"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76</text:p>
          </table:table-cell>
          <table:table-cell table:style-name="ce16" office:value-type="string">
            <text:p>Manage Script(Add/Edit/Delete)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77</text:p>
          </table:table-cell>
          <table:table-cell table:style-name="ce16" office:value-type="string">
            <text:p>Manage Action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78</text:p>
          </table:table-cell>
          <table:table-cell office:value-type="string">
            <text:p>Manage Lock/Unlock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79</text:p>
          </table:table-cell>
          <table:table-cell table:style-name="ce17" office:value-type="string">
            <text:p>Approve a content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80</text:p>
          </table:table-cell>
          <table:table-cell table:style-name="ce17" office:value-type="string">
            <text:p>Disapprove a content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81</text:p>
          </table:table-cell>
          <table:table-cell table:style-name="ce17" office:value-type="string">
            <text:p>Delegate a content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82</text:p>
          </table:table-cell>
          <table:table-cell table:style-name="ce17" office:value-type="string">
            <text:p>Refuse a content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83</text:p>
          </table:table-cell>
          <table:table-cell office:value-type="string">
            <text:p>Grand a pay raise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84</text:p>
          </table:table-cell>
          <table:table-cell office:value-type="string">
            <text:p>Refuse a pay raise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85</text:p>
          </table:table-cell>
          <table:table-cell office:value-type="string">
            <text:p>Approve holiday process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86</text:p>
          </table:table-cell>
          <table:table-cell office:value-type="string">
            <text:p>Disapprove holiday process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87</text:p>
          </table:table-cell>
          <table:table-cell office:value-type="string">
            <text:p>Refuse a holiday process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88</text:p>
          </table:table-cell>
          <table:table-cell office:value-type="string">
            <text:p>View detail of process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89</text:p>
          </table:table-cell>
          <table:table-cell office:value-type="string">
            <text:p>Upload new process</text:p>
          </table:table-cell>
          <table:table-cell office:value-type="string">
            <text:p>Medium</text:p>
          </table:table-cell>
          <table:table-cell/>
        </table:table-row>
      </table:table>
      <table:table table:name="SniffTest" table:style-name="ta1" table:print="false">
        <office:forms form:automatic-focus="false" form:apply-design-mode="false"/>
        <table:table-column table:style-name="co5" table:default-cell-style-name="ce26"/>
        <table:table-column table:style-name="co6" table:default-cell-style-name="ce3"/>
        <table:table-column table:style-name="co5" table:default-cell-style-name="ce37"/>
        <table:table-column table:style-name="co7" table:default-cell-style-name="ce41"/>
        <table:table-column table:style-name="co8" table:default-cell-style-name="ce20"/>
        <table:table-column table:style-name="co9" table:default-cell-style-name="ce20"/>
        <table:table-column table:style-name="co10" table:default-cell-style-name="ce20"/>
        <table:table-column table:style-name="co11" table:default-cell-style-name="ce22"/>
        <table:table-column table:style-name="co5" table:default-cell-style-name="ce21"/>
        <table:table-column table:style-name="co5" table:number-columns-repeated="1015" table:default-cell-style-name="Default"/>
        <table:table-row table:style-name="ro7">
          <table:table-cell table:style-name="ce23"/>
          <table:table-cell table:style-name="ce27" office:value-type="string">
            <text:p>SNIFF TEST</text:p>
          </table:table-cell>
          <table:table-cell table:style-name="ce33"/>
          <table:table-cell table:style-name="ce28" table:number-columns-repeated="2"/>
          <table:table-cell table:style-name="ce32" table:number-columns-repeated="2"/>
          <table:table-cell table:style-name="ce28" table:number-columns-repeated="2"/>
          <table:table-cell table:style-name="ce72"/>
          <table:table-cell table:style-name="ce73" office:value-type="string">
            <text:p>Passed</text:p>
          </table:table-cell>
          <table:table-cell table:style-name="ce73" table:formula="of:=COUNTIF([.L$7:.L$1007];[.$K1])" office:value-type="float" office:value="0">
            <text:p>0</text:p>
          </table:table-cell>
          <table:table-cell table:style-name="ce73" table:formula="of:=COUNTIF([.M$7:.M$1007];[.$K1])" office:value-type="float" office:value="0">
            <text:p>0</text:p>
          </table:table-cell>
          <table:table-cell table:style-name="ce73" table:formula="of:=COUNTIF([.N$7:.N$1007];[.$K1])" office:value-type="float" office:value="0">
            <text:p>0</text:p>
          </table:table-cell>
          <table:table-cell table:style-name="ce73" table:formula="of:=COUNTIF([.O$7:.O$1007];[.$K1])" office:value-type="float" office:value="0">
            <text:p>0</text:p>
          </table:table-cell>
          <table:table-cell table:number-columns-repeated="1009"/>
        </table:table-row>
        <table:table-row table:style-name="ro7">
          <table:table-cell table:style-name="ce23"/>
          <table:table-cell table:style-name="ce28"/>
          <table:table-cell table:style-name="ce34"/>
          <table:table-cell table:style-name="ce28" table:number-columns-repeated="2"/>
          <table:table-cell table:style-name="ce32" table:number-columns-repeated="2"/>
          <table:table-cell table:style-name="ce28" table:number-columns-repeated="2"/>
          <table:table-cell table:style-name="ce73"/>
          <table:table-cell table:style-name="ce73" office:value-type="string">
            <text:p>Failed</text:p>
          </table:table-cell>
          <table:table-cell table:style-name="ce73" table:formula="of:=COUNTIF([.L$7:.L$1007];[.$K2])" office:value-type="float" office:value="0">
            <text:p>0</text:p>
          </table:table-cell>
          <table:table-cell table:style-name="ce73" table:formula="of:=COUNTIF([.M$7:.M$1007];[.$K2])" office:value-type="float" office:value="0">
            <text:p>0</text:p>
          </table:table-cell>
          <table:table-cell table:style-name="ce73" table:formula="of:=COUNTIF([.N$7:.N$1007];[.$K2])" office:value-type="float" office:value="0">
            <text:p>0</text:p>
          </table:table-cell>
          <table:table-cell table:style-name="ce73" table:formula="of:=COUNTIF([.O$7:.O$1007];[.$K2])" office:value-type="float" office:value="0">
            <text:p>0</text:p>
          </table:table-cell>
          <table:table-cell table:number-columns-repeated="1009"/>
        </table:table-row>
        <table:table-row table:style-name="ro7">
          <table:table-cell table:style-name="ce23"/>
          <table:table-cell table:style-name="ce29" office:value-type="string">
            <text:p>Function List<text:span text:style-name="T1">:</text:span></text:p>
          </table:table-cell>
          <table:table-cell table:style-name="ce35" office:value-type="string" table:number-columns-spanned="3" table:number-rows-spanned="1">
            <text:p>SniffTest of ECMS </text:p>
          </table:table-cell>
          <table:covered-table-cell table:style-name="ce32"/>
          <table:covered-table-cell table:style-name="ce32"/>
          <table:table-cell table:style-name="ce32" table:number-columns-repeated="2"/>
          <table:table-cell table:style-name="ce70"/>
          <table:table-cell table:style-name="ce32"/>
          <table:table-cell table:style-name="ce73"/>
          <table:table-cell table:style-name="ce73" office:value-type="string">
            <text:p>Blocked</text:p>
          </table:table-cell>
          <table:table-cell table:style-name="ce73" table:formula="of:=COUNTIF([.L$7:.L$1007];[.$K3])" office:value-type="float" office:value="0">
            <text:p>0</text:p>
          </table:table-cell>
          <table:table-cell table:style-name="ce73" table:formula="of:=COUNTIF([.M$7:.M$1007];[.$K3])" office:value-type="float" office:value="0">
            <text:p>0</text:p>
          </table:table-cell>
          <table:table-cell table:style-name="ce73" table:formula="of:=COUNTIF([.N$7:.N$1007];[.$K3])" office:value-type="float" office:value="0">
            <text:p>0</text:p>
          </table:table-cell>
          <table:table-cell table:style-name="ce73" table:formula="of:=COUNTIF([.O$7:.O$1007];[.$K3])" office:value-type="float" office:value="0">
            <text:p>0</text:p>
          </table:table-cell>
          <table:table-cell table:number-columns-repeated="1009"/>
        </table:table-row>
        <table:table-row table:style-name="ro5">
          <table:table-cell table:style-name="ce23"/>
          <table:table-cell table:style-name="ce29" office:value-type="string">
            <text:p>Total main cases:</text:p>
          </table:table-cell>
          <table:table-cell table:style-name="ce35" table:formula="of:=MAX([.A7:.A997])" office:value-type="float" office:value="89" table:number-columns-spanned="3" table:number-rows-spanned="1">
            <text:p>89</text:p>
          </table:table-cell>
          <table:covered-table-cell table:style-name="ce32"/>
          <table:covered-table-cell table:style-name="ce32"/>
          <table:table-cell table:style-name="ce32" table:number-columns-repeated="2"/>
          <table:table-cell table:style-name="ce70"/>
          <table:table-cell table:style-name="ce32"/>
          <table:table-cell table:style-name="ce73"/>
          <table:table-cell table:style-name="ce74" office:value-type="string">
            <text:p>Untested</text:p>
          </table:table-cell>
          <table:table-cell table:style-name="ce73" table:formula="of:=COUNTIF([.L$7:.L$1007];[.$K4])" office:value-type="float" office:value="0">
            <text:p>0</text:p>
          </table:table-cell>
          <table:table-cell table:style-name="ce73" table:formula="of:=COUNTIF([.M$7:.M$1007];[.$K4])" office:value-type="float" office:value="0">
            <text:p>0</text:p>
          </table:table-cell>
          <table:table-cell table:style-name="ce73" table:formula="of:=COUNTIF([.N$7:.N$1007];[.$K4])" office:value-type="float" office:value="0">
            <text:p>0</text:p>
          </table:table-cell>
          <table:table-cell table:style-name="ce73" table:formula="of:=COUNTIF([.O$7:.O$1007];[.$K4])" office:value-type="float" office:value="0">
            <text:p>0</text:p>
          </table:table-cell>
          <table:table-cell table:number-columns-repeated="1009"/>
        </table:table-row>
        <table:table-row table:style-name="ro7">
          <table:table-cell table:style-name="ce23"/>
          <table:table-cell table:style-name="ce30"/>
          <table:table-cell table:style-name="ce36"/>
          <table:table-cell table:style-name="ce38" table:number-columns-repeated="6"/>
          <table:table-cell table:style-name="ce74"/>
          <table:table-cell office:value-type="string">
            <text:p>N/A</text:p>
          </table:table-cell>
          <table:table-cell table:style-name="ce73" table:formula="of:=COUNTIF([.L$7:.L$1007];[.$K5])" office:value-type="float" office:value="0">
            <text:p>0</text:p>
          </table:table-cell>
          <table:table-cell table:style-name="ce73" table:formula="of:=COUNTIF([.M$7:.M$1007];[.$K5])" office:value-type="float" office:value="0">
            <text:p>0</text:p>
          </table:table-cell>
          <table:table-cell table:style-name="ce73" table:formula="of:=COUNTIF([.N$7:.N$1007];[.$K5])" office:value-type="float" office:value="0">
            <text:p>0</text:p>
          </table:table-cell>
          <table:table-cell table:style-name="ce73" table:formula="of:=COUNTIF([.O$7:.O$1007];[.$K5])" office:value-type="float" office:value="0">
            <text:p>0</text:p>
          </table:table-cell>
          <table:table-cell table:number-columns-repeated="1009"/>
        </table:table-row>
        <table:table-row table:style-name="ro5">
          <table:table-cell table:style-name="ce24" office:value-type="string">
            <text:p>Case No</text:p>
          </table:table-cell>
          <table:table-cell table:style-name="ce31" office:value-type="string">
            <text:p>Related function</text:p>
          </table:table-cell>
          <table:table-cell table:style-name="ce31" office:value-type="string">
            <text:p>Case ID</text:p>
          </table:table-cell>
          <table:table-cell table:style-name="ce31" office:value-type="string">
            <text:p>Path</text:p>
          </table:table-cell>
          <table:table-cell table:style-name="ce31" office:value-type="string">
            <text:p>Case Name</text:p>
          </table:table-cell>
          <table:table-cell table:style-name="ce31" office:value-type="string">
            <text:p>Description</text:p>
          </table:table-cell>
          <table:table-cell table:style-name="ce31" office:value-type="string">
            <text:p>Steps</text:p>
          </table:table-cell>
          <table:table-cell table:style-name="ce31" office:value-type="string">
            <text:p>Expected Output</text:p>
          </table:table-cell>
          <table:table-cell table:style-name="ce31" office:value-type="string">
            <text:p>Priority</text:p>
          </table:table-cell>
          <table:table-cell table:style-name="ce31" office:value-type="string">
            <text:p>Affect</text:p>
          </table:table-cell>
          <table:table-cell table:style-name="ce31"/>
          <table:table-cell table:style-name="ce31" office:value-type="string">
            <text:p>FF</text:p>
          </table:table-cell>
          <table:table-cell table:style-name="ce31" office:value-type="string">
            <text:p>IE</text:p>
          </table:table-cell>
          <table:table-cell table:style-name="ce31" table:number-columns-repeated="2"/>
          <table:table-cell table:style-name="ce31" office:value-type="string">
            <text:p>Comment</text:p>
          </table:table-cell>
          <table:table-cell table:style-name="ce76" table:number-columns-repeated="1008"/>
        </table:table-row>
        <table:table-row table:style-name="ro8">
          <table:table-cell table:style-name="ce25" office:value-type="float" office:value="1">
            <text:p>001</text:p>
          </table:table-cell>
          <table:table-cell office:value-type="string">
            <text:p>SNF_ECMS_01</text:p>
          </table:table-cell>
          <table:table-cell office:value-type="float" office:value="1">
            <text:p>001</text:p>
          </table:table-cell>
          <table:table-cell table:style-name="ce39" office:value-type="string">
            <text:p>ECMS\WCM\Single_Content_Viewer</text:p>
          </table:table-cell>
          <table:table-cell office:value-type="string">
            <text:p>Create new Single Content Viewer page</text:p>
          </table:table-cell>
          <table:table-cell office:value-type="string">
            <text:p>Step 1: Create new Single Content Viewer page</text:p>
          </table:table-cell>
          <table:table-cell office:value-type="string">
            <text:p>- Login acme by Admin/Web contributor</text:p>
            <text:p>- Choose <text:span text:style-name="T2">Site Editor/Create new page</text:span></text:p>
            <text:p><text:span text:style-name="T2">- </text:span><text:span text:style-name="T3">Drag and drop Content Detail portlet to this </text:span><text:span text:style-name="T3">site</text:span></text:p>
            <text:p><text:span text:style-name="T3">- Click Edit icon to edit this porlet</text:span></text:p>
            <text:p>- Select path where stores these web contents/documents</text:p>
            <text:p>- Click icon in Action column in the right to select one of them</text:p>
          </table:table-cell>
          <table:table-cell table:style-name="ce20" office:value-type="string">
            <text:p>The selected web content/document is viewed in Single Content Viewer portlet in the new page</text:p>
          </table:table-cell>
          <table:table-cell table:style-name="ce19" office:value-type="string">
            <text:p>High</text:p>
          </table:table-cell>
          <table:table-cell table:style-name="ce38" table:number-columns-repeated="6"/>
          <table:table-cell table:number-columns-repeated="1009"/>
        </table:table-row>
        <table:table-row table:style-name="ro9">
          <table:table-cell table:formula="of:=IF(VALUE(MID([.F8];6;FIND(&quot;:&quot;;[.F8];1)-FIND(&quot; &quot;;[.F8];1)-1))&gt;VALUE(MID([.F7];6;FIND(&quot;:&quot;;[.F7];1)-FIND(&quot; &quot;;[.F7];1)-1));&quot;&quot;;MAX([.A$7:.A7])+1)" office:value-type="float" office:value="2">
            <text:p>002</text:p>
          </table:table-cell>
          <table:table-cell office:value-type="string">
            <text:p>SNF_ECMS_02</text:p>
          </table:table-cell>
          <table:table-cell office:value-type="float" office:value="1">
            <text:p>001</text:p>
          </table:table-cell>
          <table:table-cell table:style-name="ce39" office:value-type="string">
            <text:p>ECMS\WCM\Content_List_Viewer\Create_By_Folder</text:p>
          </table:table-cell>
          <table:table-cell office:value-type="string">
            <text:p>Create new Content List viewer page with mode “By Folder”</text:p>
          </table:table-cell>
          <table:table-cell office:value-type="string">
            <text:p>Step 1: Create new Content List viewer page with mode “By Folder”</text:p>
          </table:table-cell>
          <table:table-cell office:value-type="string">
            <text:p>- Login acme by admin/web contributor</text:p>
            <text:p>- Add some web contents in <text:span text:style-name="T4">Site </text:span><text:span text:style-name="T4">Explorer/Sites Management/acme/web </text:span><text:span text:style-name="T4">contents</text:span></text:p>
            <text:p>- Select <text:span text:style-name="T4">Site editor/Add new page</text:span> to create new page. </text:p>
            <text:p>- Select page node before inputing Node Name and Display Name then click [<text:span text:style-name="T2">Next</text:span>] button</text:p>
            <text:p>- Select a page layout template</text:p>
            <text:p>- Click [<text:span text:style-name="T2">Next</text:span>] button</text:p>
            <text:p>- Choose a Content list viewer portlet by drag and drop from page editor</text:p>
            <text:p>- Click edit portlet icon of this Content list viewer portlet</text:p>
            <text:p>- Choose <text:span text:style-name="T2">by folder</text:span> option</text:p>
            <text:p>- Click [<text:span text:style-name="T2">Select folder path</text:span>] icon to select <text:span text:style-name="T2">web </text:span><text:span text:style-name="T2">contents (or documents)</text:span> folder in acme </text:p>
            <text:p>- Click [<text:span text:style-name="T2">Save</text:span>] button in Content list viewer configuration form</text:p>
            <text:p>- Click [Save button in add new page form</text:p>
          </table:table-cell>
          <table:table-cell table:style-name="ce20" office:value-type="string">
            <text:p>- All web contents/documents in selected folder are listed in Content List Viewer portlet in this page</text:p>
          </table:table-cell>
          <table:table-cell table:style-name="ce19" office:value-type="string">
            <text:p>High</text:p>
          </table:table-cell>
          <table:table-cell table:style-name="ce38" table:number-columns-repeated="6"/>
          <table:table-cell table:number-columns-repeated="1009"/>
        </table:table-row>
        <table:table-row table:style-name="ro10">
          <table:table-cell table:formula="of:=IF(VALUE(MID([.F9];6;FIND(&quot;:&quot;;[.F9];1)-FIND(&quot; &quot;;[.F9];1)-1))&gt;VALUE(MID([.F8];6;FIND(&quot;:&quot;;[.F8];1)-FIND(&quot; &quot;;[.F8];1)-1));&quot;&quot;;MAX([.A$7:.A8])+1)" office:value-type="float" office:value="3">
            <text:p>003</text:p>
          </table:table-cell>
          <table:table-cell office:value-type="string">
            <text:p>SNF_ECMS_03</text:p>
          </table:table-cell>
          <table:table-cell office:value-type="float" office:value="1">
            <text:p>001</text:p>
          </table:table-cell>
          <table:table-cell table:style-name="ce39" office:value-type="string">
            <text:p>ECMS\WCM\Content_List_Viewer\Create_By_Contents</text:p>
          </table:table-cell>
          <table:table-cell office:value-type="string">
            <text:p>Create new Content List Viewer page with mode “By Contents”</text:p>
          </table:table-cell>
          <table:table-cell office:value-type="string">
            <text:p>Step 1: Create new Content List Viewer page with mode “By Contents”</text:p>
          </table:table-cell>
          <table:table-cell office:value-type="string">
            <text:p>- Login acme by admin/web contributor</text:p>
            <text:p>- Add some web contents in <text:span text:style-name="T2">Site </text:span><text:span text:style-name="T2">Explorer/Sites Management/acme/web </text:span><text:span text:style-name="T2">contents</text:span></text:p>
            <text:p><text:span text:style-name="T5">- Select </text:span><text:span text:style-name="T6">Site editor/Add new page</text:span><text:span text:style-name="T5"> to create </text:span><text:span text:style-name="T5">new page. </text:span></text:p>
            <text:p><text:span text:style-name="T5">- Select page node before inputing Node </text:span><text:span text:style-name="T5">Name and Display Name then click [</text:span><text:span text:style-name="T7">Next</text:span><text:span text:style-name="T5">] </text:span><text:span text:style-name="T5">button</text:span></text:p>
            <text:p><text:span text:style-name="T5">- Select a page layout template</text:span></text:p>
            <text:p><text:span text:style-name="T5">- Click [</text:span><text:span text:style-name="T7">Next</text:span><text:span text:style-name="T5">] button</text:span></text:p>
            <text:p><text:span text:style-name="T5">- Choose a Content list viewer portlet by drag </text:span><text:span text:style-name="T5">and drop from page editor</text:span></text:p>
            <text:p><text:span text:style-name="T5">- Click edit portlet icon of this Content list </text:span><text:span text:style-name="T5">viewer portlet</text:span></text:p>
            <text:p>- Choose <text:span text:style-name="T2">by contents</text:span> option</text:p>
            <text:p>- Click [<text:span text:style-name="T2">Select folder path</text:span>] icon to some web contents/documents that you want to view</text:p>
            <text:p>- Click [<text:span text:style-name="T4">Save</text:span>] button in <text:span text:style-name="T3">Multiple content </text:span><text:span text:style-name="T3">selector</text:span> panel</text:p>
            <text:p>- Click [<text:span text:style-name="T2">Save</text:span>] button in Content list viewer configuration form</text:p>
          </table:table-cell>
          <table:table-cell table:style-name="ce20" office:value-type="string">
            <text:p>All selected web content/documents are displayed as list in List Content Viewer page</text:p>
          </table:table-cell>
          <table:table-cell table:style-name="ce19" office:value-type="string">
            <text:p>High</text:p>
          </table:table-cell>
          <table:table-cell table:style-name="ce38" table:number-columns-repeated="6"/>
          <table:table-cell table:number-columns-repeated="1009"/>
        </table:table-row>
        <table:table-row table:style-name="ro11">
          <table:table-cell table:formula="of:=IF(VALUE(MID([.F10];6;FIND(&quot;:&quot;;[.F10];1)-FIND(&quot; &quot;;[.F10];1)-1))&gt;VALUE(MID([.F9];6;FIND(&quot;:&quot;;[.F9];1)-FIND(&quot; &quot;;[.F9];1)-1));&quot;&quot;;MAX([.A$7:.A9])+1)" office:value-type="float" office:value="4">
            <text:p>004</text:p>
          </table:table-cell>
          <table:table-cell office:value-type="string">
            <text:p>SNF_ECMS_04</text:p>
          </table:table-cell>
          <table:table-cell office:value-type="float" office:value="1">
            <text:p>001</text:p>
          </table:table-cell>
          <table:table-cell table:style-name="ce39" office:value-type="string">
            <text:p>ECMS\WCM\Edit_SCV</text:p>
          </table:table-cell>
          <table:table-cell office:value-type="string">
            <text:p>Edit Single Content Viewer (Banner, Footer...) in Overview page</text:p>
          </table:table-cell>
          <table:table-cell office:value-type="string">
            <text:p>Step 1: Edit Single Content Viewer (Banner, Footer...) in Overview page</text:p>
          </table:table-cell>
          <table:table-cell office:value-type="string">
            <text:p>- Login acme by administrator successfully</text:p>
            <text:p>- Open Overview page</text:p>
            <text:p>- Open edit mode then click quick edit icon of any element in the banner</text:p>
            <text:p>- Edit name banner, insert logo, insert slogan, update CSS</text:p>
            <text:p>- Click [<text:span text:style-name="T2">Save</text:span>] button</text:p>
          </table:table-cell>
          <table:table-cell table:style-name="ce20" office:value-type="string">
            <text:p>Single content viewer is updated and displayed with new properties</text:p>
          </table:table-cell>
          <table:table-cell table:style-name="ce19" office:value-type="string">
            <text:p>Medium</text:p>
          </table:table-cell>
          <table:table-cell table:style-name="ce38" table:number-columns-repeated="6"/>
          <table:table-cell table:number-columns-repeated="1009"/>
        </table:table-row>
        <table:table-row table:style-name="ro12">
          <table:table-cell table:formula="of:=IF(VALUE(MID([.F11];6;FIND(&quot;:&quot;;[.F11];1)-FIND(&quot; &quot;;[.F11];1)-1))&gt;VALUE(MID([.F10];6;FIND(&quot;:&quot;;[.F10];1)-FIND(&quot; &quot;;[.F10];1)-1));&quot;&quot;;MAX([.A$7:.A10])+1)" office:value-type="float" office:value="5">
            <text:p>005</text:p>
          </table:table-cell>
          <table:table-cell office:value-type="string">
            <text:p>SNF_ECMS_05</text:p>
          </table:table-cell>
          <table:table-cell office:value-type="float" office:value="1">
            <text:p>001</text:p>
          </table:table-cell>
          <table:table-cell table:style-name="ce39" office:value-type="string">
            <text:p>ECMS\WCM\Edit_CLV</text:p>
          </table:table-cell>
          <table:table-cell office:value-type="string">
            <text:p>Edit Content List Viewer (Documents, Last news …)</text:p>
          </table:table-cell>
          <table:table-cell office:value-type="string">
            <text:p>Step 1: Edit Content List Viewer (Documents, Last news …)</text:p>
          </table:table-cell>
          <table:table-cell office:value-type="string">
            <text:p>- Login acme by administrator successfully</text:p>
            <text:p>- Open Overview page</text:p>
            <text:p>- Open edit mode then click <text:span text:style-name="T4">Preference</text:span> icon of any CLV </text:p>
            <text:p>- Change properties in CLV configuration form</text:p>
            <text:p>- Click [<text:span text:style-name="T2">Save</text:span>] button</text:p>
          </table:table-cell>
          <table:table-cell table:style-name="ce20" office:value-type="string">
            <text:p>Content list viewer is updated and displayed with new properties</text:p>
          </table:table-cell>
          <table:table-cell table:style-name="ce19" office:value-type="string">
            <text:p>Medium</text:p>
          </table:table-cell>
          <table:table-cell table:style-name="ce38" table:number-columns-repeated="6"/>
          <table:table-cell table:number-columns-repeated="1009"/>
        </table:table-row>
        <table:table-row table:style-name="ro13">
          <table:table-cell table:formula="of:=IF(VALUE(MID([.F12];6;FIND(&quot;:&quot;;[.F12];1)-FIND(&quot; &quot;;[.F12];1)-1))&gt;VALUE(MID([.F11];6;FIND(&quot;:&quot;;[.F11];1)-FIND(&quot; &quot;;[.F11];1)-1));&quot;&quot;;MAX([.A$7:.A11])+1)" office:value-type="float" office:value="6">
            <text:p>006</text:p>
          </table:table-cell>
          <table:table-cell office:value-type="string">
            <text:p>SNF_ECMS_06</text:p>
          </table:table-cell>
          <table:table-cell office:value-type="float" office:value="1">
            <text:p>001</text:p>
          </table:table-cell>
          <table:table-cell table:style-name="ce39" office:value-type="string">
            <text:p>ECMS\WCM\Search</text:p>
          </table:table-cell>
          <table:table-cell office:value-type="string">
            <text:p>Search content of document/page </text:p>
          </table:table-cell>
          <table:table-cell office:value-type="string">
            <text:p>Step 1: Search content of document/page </text:p>
          </table:table-cell>
          <table:table-cell office:value-type="string">
            <text:p>- Go to acme site (both publish and private mode)</text:p>
            <text:p>- Input search keyword into text box in Quick search</text:p>
            <text:p>- Click Enter</text:p>
          </table:table-cell>
          <table:table-cell table:style-name="ce20" office:value-type="string">
            <text:p>Return matched web content/document or return blank if there's no matched value.</text:p>
            <text:p>Only list the published contents (not list Draft content)</text:p>
          </table:table-cell>
          <table:table-cell table:style-name="ce19" office:value-type="string">
            <text:p>High</text:p>
          </table:table-cell>
          <table:table-cell table:style-name="ce38" table:number-columns-repeated="6"/>
          <table:table-cell table:number-columns-repeated="1009"/>
        </table:table-row>
        <table:table-row table:style-name="ro8">
          <table:table-cell table:formula="of:=IF(VALUE(MID([.F13];6;FIND(&quot;:&quot;;[.F13];1)-FIND(&quot; &quot;;[.F13];1)-1))&gt;VALUE(MID([.F12];6;FIND(&quot;:&quot;;[.F12];1)-FIND(&quot; &quot;;[.F12];1)-1));&quot;&quot;;MAX([.A$7:.A12])+1)" office:value-type="float" office:value="7">
            <text:p>007</text:p>
          </table:table-cell>
          <table:table-cell office:value-type="string">
            <text:p>SNF_ECMS_07</text:p>
          </table:table-cell>
          <table:table-cell office:value-type="float" office:value="1">
            <text:p>001</text:p>
          </table:table-cell>
          <table:table-cell table:style-name="ce39" office:value-type="string">
            <text:p>ECMS\WCM\UnPublication</text:p>
          </table:table-cell>
          <table:table-cell table:style-name="ce44" office:value-type="string">
            <text:p>Show draft content from page</text:p>
          </table:table-cell>
          <table:table-cell table:style-name="ce44" office:value-type="string">
            <text:p>Step 1: Show draft content from page</text:p>
          </table:table-cell>
          <table:table-cell office:value-type="string">
            <text:p>- Login acme by Admin/web contributor</text:p>
            <text:p>- Choose <text:span text:style-name="T2">Sites explorer/Sites </text:span><text:span text:style-name="T2">Managements/acme</text:span></text:p>
            <text:p>- Add new document/web content </text:p>
            <text:p>- Add this document/web content into SCV or CLV page</text:p>
            <text:p>- Go to page contains document/web content above</text:p>
            <text:p>- Change to Edit mode</text:p>
          </table:table-cell>
          <table:table-cell table:style-name="ce20" office:value-type="string">
            <text:p>- Selected document/web content is displayed into this page with draft status</text:p>
          </table:table-cell>
          <table:table-cell table:style-name="ce19" office:value-type="string">
            <text:p>High</text:p>
          </table:table-cell>
          <table:table-cell table:style-name="ce38" table:number-columns-repeated="6"/>
          <table:table-cell table:number-columns-repeated="1009"/>
        </table:table-row>
        <table:table-row table:style-name="ro14">
          <table:table-cell table:formula="of:=IF(VALUE(MID([.F14];6;FIND(&quot;:&quot;;[.F14];1)-FIND(&quot; &quot;;[.F14];1)-1))&gt;VALUE(MID([.F13];6;FIND(&quot;:&quot;;[.F13];1)-FIND(&quot; &quot;;[.F13];1)-1));&quot;&quot;;MAX([.A$7:.A13])+1)" office:value-type="float" office:value="8">
            <text:p>008</text:p>
          </table:table-cell>
          <table:table-cell office:value-type="string">
            <text:p>SNF_ECMS_08</text:p>
          </table:table-cell>
          <table:table-cell office:value-type="float" office:value="1">
            <text:p>001</text:p>
          </table:table-cell>
          <table:table-cell table:style-name="ce39" office:value-type="string">
            <text:p>ECMS\WCM\Publication</text:p>
          </table:table-cell>
          <table:table-cell table:style-name="ce44" office:value-type="string">
            <text:p>Show public content from page</text:p>
          </table:table-cell>
          <table:table-cell table:style-name="ce44" office:value-type="string">
            <text:p>Step 1: Show public content from page</text:p>
          </table:table-cell>
          <table:table-cell office:value-type="string">
            <text:p>- Login acme by Admin/web contributor</text:p>
            <text:p>- Choose <text:span text:style-name="T2">Sites explorer/Sites </text:span><text:span text:style-name="T2">Managements/acme</text:span></text:p>
            <text:p>- Add new document/web content and select it</text:p>
            <text:p>- Click <text:span text:style-name="T2">Manage Publications</text:span> in Action bar</text:p>
            <text:p>- Choose <text:span text:style-name="T4">Staged</text:span><text:span text:style-name="T2"> </text:span><text:span text:style-name="T3">status.</text:span></text:p>
            <text:p><text:span text:style-name="T5">- Add this document/web content into SCV or </text:span><text:span text:style-name="T5">CLV page</text:span></text:p>
            <text:p><text:span text:style-name="T5">- Go to page contains document/web content </text:span><text:span text:style-name="T5">above</text:span></text:p>
            <text:p><text:span text:style-name="T5">- Change to Public mode</text:span></text:p>
            <text:p/>
          </table:table-cell>
          <table:table-cell table:style-name="ce20" office:value-type="string">
            <text:p>- Selected document/web content is published into this page with published status</text:p>
          </table:table-cell>
          <table:table-cell table:style-name="ce19" office:value-type="string">
            <text:p>High</text:p>
          </table:table-cell>
          <table:table-cell table:style-name="ce38" table:number-columns-repeated="6"/>
          <table:table-cell table:number-columns-repeated="1009"/>
        </table:table-row>
        <table:table-row table:style-name="ro15">
          <table:table-cell table:formula="of:=IF(VALUE(MID([.F15];6;FIND(&quot;:&quot;;[.F15];1)-FIND(&quot; &quot;;[.F15];1)-1))&gt;VALUE(MID([.F14];6;FIND(&quot;:&quot;;[.F14];1)-FIND(&quot; &quot;;[.F14];1)-1));&quot;&quot;;MAX([.A$7:.A14])+1)" office:value-type="float" office:value="9">
            <text:p>009</text:p>
          </table:table-cell>
          <table:table-cell office:value-type="string">
            <text:p>SNF_ECMS_09</text:p>
          </table:table-cell>
          <table:table-cell office:value-type="float" office:value="1">
            <text:p>001</text:p>
          </table:table-cell>
          <table:table-cell table:style-name="ce40" office:value-type="string">
            <text:p>ECMS\WCM\Page_Management</text:p>
          </table:table-cell>
          <table:table-cell office:value-type="string">
            <text:p>Add/Edit/Delete page from Page Management</text:p>
          </table:table-cell>
          <table:table-cell office:value-type="string">
            <text:p>Step 1: Add/Edit/Delete page from Page Management</text:p>
          </table:table-cell>
          <table:table-cell office:value-type="string">
            <text:p>- Login acme by admin</text:p>
            <text:p>- Choose <text:span text:style-name="T2">Group/Administration /Page </text:span><text:span text:style-name="T2">managements</text:span></text:p>
            <text:p><text:span text:style-name="T8">Add Page:</text:span></text:p>
            <text:p>- Click [<text:span text:style-name="T2">Add New Page</text:span>]</text:p>
            <text:p>- Input <text:span text:style-name="T2">Page name</text:span> and <text:span text:style-name="T2">Page title</text:span> in <text:span text:style-name="T2">Page </text:span><text:span text:style-name="T2">setting</text:span> tab</text:p>
            <text:p>- Select the layout in <text:span text:style-name="T2">Page layout</text:span> tab</text:p>
            <text:p>- Click [<text:span text:style-name="T2">Save</text:span>] button</text:p>
            <text:p><text:span text:style-name="T9">Edit Page:</text:span></text:p>
            <text:p>- Click <text:span text:style-name="T4">Edit </text:span>icon corresponding of added page above</text:p>
            <text:p>- Make changes &amp; save</text:p>
            <text:p><text:span text:style-name="T9">Delete Page:</text:span></text:p>
            <text:p>- Click [<text:span text:style-name="T2">Delete</text:span>] icon corresponding to of added page then click [<text:span text:style-name="T2">OK</text:span>] button in the confirmation dialog</text:p>
          </table:table-cell>
          <table:table-cell table:style-name="ce20" office:value-type="string">
            <text:p>New page is added/edited/deleted successfully</text:p>
          </table:table-cell>
          <table:table-cell table:style-name="ce19" office:value-type="string">
            <text:p>Medium</text:p>
          </table:table-cell>
          <table:table-cell table:style-name="ce38" table:number-columns-repeated="6"/>
          <table:table-cell table:number-columns-repeated="1009"/>
        </table:table-row>
        <table:table-row table:style-name="ro16">
          <table:table-cell table:formula="of:=IF(VALUE(MID([.F16];6;FIND(&quot;:&quot;;[.F16];1)-FIND(&quot; &quot;;[.F16];1)-1))&gt;VALUE(MID([.F15];6;FIND(&quot;:&quot;;[.F15];1)-FIND(&quot; &quot;;[.F15];1)-1));&quot;&quot;;MAX([.A$7:.A15])+1)" office:value-type="float" office:value="10">
            <text:p>010</text:p>
          </table:table-cell>
          <table:table-cell office:value-type="string">
            <text:p>SNF_ECMS_10</text:p>
          </table:table-cell>
          <table:table-cell office:value-type="float" office:value="1">
            <text:p>001</text:p>
          </table:table-cell>
          <table:table-cell table:style-name="ce40" office:value-type="string">
            <text:p>ECMS\WCM\Portal_Management</text:p>
          </table:table-cell>
          <table:table-cell office:value-type="string">
            <text:p>Create/edit/delete a portal (site)</text:p>
          </table:table-cell>
          <table:table-cell office:value-type="string">
            <text:p>Step 1: Create/edit/delete a portal (site)</text:p>
          </table:table-cell>
          <table:table-cell office:value-type="string">
            <text:p>- Login acme by admin</text:p>
            <text:p>- Click on <text:span text:style-name="T2">Sites icon</text:span> </text:p>
            <text:p><text:span text:style-name="T9">Add Portal</text:span>:</text:p>
            <text:p>- click [<text:span text:style-name="T2">Create New Portal</text:span>] button</text:p>
            <text:p>- In <text:span text:style-name="T2">Portal Setting tab</text:span>, input Portal Name</text:p>
            <text:p>- In <text:span text:style-name="T2">Permission Setting</text:span> tab, set the access and edit right. </text:p>
            <text:p>- Click [<text:span text:style-name="T2">Save</text:span>] button</text:p>
            <text:p><text:span text:style-name="T9">Edit Portal:</text:span></text:p>
            <text:p>- then click on <text:span text:style-name="T4">Edit Portal's properties</text:span> icon corresponding of added portal above</text:p>
            <text:p>- Make changes and save</text:p>
            <text:p><text:span text:style-name="T9">Delete Portal:</text:span></text:p>
            <text:p>- next Click [<text:span text:style-name="T2">Delete</text:span>] icon corresponding of added portal above</text:p>
            <text:p>- Click [<text:span text:style-name="T2">OK</text:span>] button in the confirmation dialog</text:p>
          </table:table-cell>
          <table:table-cell table:style-name="ce20" office:value-type="string">
            <text:p>New portal (site) is added/edited/deleted successfully</text:p>
          </table:table-cell>
          <table:table-cell table:style-name="ce19" office:value-type="string">
            <text:p>High</text:p>
          </table:table-cell>
          <table:table-cell table:style-name="ce38" table:number-columns-repeated="6"/>
          <table:table-cell table:number-columns-repeated="1009"/>
        </table:table-row>
        <table:table-row table:style-name="ro16">
          <table:table-cell table:formula="of:=IF(VALUE(MID([.F17];6;FIND(&quot;:&quot;;[.F17];1)-FIND(&quot; &quot;;[.F17];1)-1))&gt;VALUE(MID([.F16];6;FIND(&quot;:&quot;;[.F16];1)-FIND(&quot; &quot;;[.F16];1)-1));&quot;&quot;;MAX([.A$7:.A16])+1)" office:value-type="float" office:value="11">
            <text:p>011</text:p>
          </table:table-cell>
          <table:table-cell office:value-type="string">
            <text:p>SNF_ECMS_11</text:p>
          </table:table-cell>
          <table:table-cell office:value-type="float" office:value="1">
            <text:p>001</text:p>
          </table:table-cell>
          <table:table-cell table:style-name="ce39" office:value-type="string">
            <text:p>ECMS\WCM\Newsletter_Manager\Category</text:p>
          </table:table-cell>
          <table:table-cell office:value-type="string">
            <text:p>Create/edit/delete a category</text:p>
          </table:table-cell>
          <table:table-cell office:value-type="string">
            <text:p>Step 1: Create/edit/delete a category</text:p>
          </table:table-cell>
          <table:table-cell office:value-type="string">
            <text:p>- Login acme by Admin <text:s/></text:p>
            <text:p>- Choose <text:span text:style-name="T2">Groups/Newsletter Manager</text:span></text:p>
            <text:p><text:span text:style-name="T8">Add categor</text:span><text:span text:style-name="T10">y:</text:span></text:p>
            <text:p>- Click [<text:span text:style-name="T2">New Category</text:span>] action</text:p>
            <text:p>- Input Name, Title and assign moderators for this Category</text:p>
            <text:p>- Click [<text:span text:style-name="T2">Save</text:span>] button</text:p>
            <text:p><text:span text:style-name="T9">Edit category</text:span>:</text:p>
            <text:p>- select a category added by click on category's title</text:p>
            <text:p>- Click [<text:span text:style-name="T2">Administration</text:span>] button then select [<text:span text:style-name="T2">Edit Category</text:span>] action</text:p>
            <text:p>- Make changes and save</text:p>
            <text:p><text:span text:style-name="T9">Delete category</text:span>:</text:p>
            <text:p>- Click [<text:span text:style-name="T2">Administration</text:span>] button then select [<text:span text:style-name="T2">Edit Category</text:span>] action</text:p>
          </table:table-cell>
          <table:table-cell table:style-name="ce20" office:value-type="string">
            <text:p>- New category is created. </text:p>
            <text:p>When users go to acme site, they can see this category in Newsletters page</text:p>
            <text:p>- The selected category is edited. When users go to acme site, they can see the changes of this category in Newsletters page</text:p>
            <text:p>- The selected category is deleted. </text:p>
            <text:p>When users go to acme site, they cannot see this category in Newsletters page</text:p>
          </table:table-cell>
          <table:table-cell table:style-name="ce20" office:value-type="string">
            <text:p>High</text:p>
          </table:table-cell>
          <table:table-cell table:style-name="ce38" table:number-columns-repeated="6"/>
          <table:table-cell table:number-columns-repeated="1009"/>
        </table:table-row>
        <table:table-row table:style-name="ro17">
          <table:table-cell table:formula="of:=IF(VALUE(MID([.F18];6;FIND(&quot;:&quot;;[.F18];1)-FIND(&quot; &quot;;[.F18];1)-1))&gt;VALUE(MID([.F17];6;FIND(&quot;:&quot;;[.F17];1)-FIND(&quot; &quot;;[.F17];1)-1));&quot;&quot;;MAX([.A$7:.A17])+1)" office:value-type="float" office:value="12">
            <text:p>012</text:p>
          </table:table-cell>
          <table:table-cell office:value-type="string">
            <text:p>SNF_ECMS_12</text:p>
          </table:table-cell>
          <table:table-cell office:value-type="float" office:value="1">
            <text:p>001</text:p>
          </table:table-cell>
          <table:table-cell table:style-name="ce39" office:value-type="string">
            <text:p>ECMS\WCM\Newsletter_Manager\Subscription</text:p>
          </table:table-cell>
          <table:table-cell office:value-type="string">
            <text:p>Create/Edit/Delete a subscription</text:p>
          </table:table-cell>
          <table:table-cell office:value-type="string">
            <text:p>Step 1: Create/Edit/Delete a subscription</text:p>
          </table:table-cell>
          <table:table-cell office:value-type="string">
            <text:p>- Login acme by Admin <text:s/></text:p>
            <text:p>- Choose <text:span text:style-name="T2">Groups/Newsletter Manager</text:span></text:p>
            <text:p><text:span text:style-name="T8">Add Subscription</text:span><text:span text:style-name="T2">:</text:span></text:p>
            <text:p>- Click [<text:span text:style-name="T2">New Subscription</text:span>] action</text:p>
            <text:p>- Selete category from list box, Input Name, Title and assign redactors for this subscription</text:p>
            <text:p>- Click [<text:span text:style-name="T2">Save</text:span>] button</text:p>
            <text:p><text:span text:style-name="T9">Edit Subscription</text:span>:</text:p>
            <text:p>- Select category that contanis subscription</text:p>
            <text:p>- then select a subscription by ticking on check box</text:p>
            <text:p>- Click [<text:span text:style-name="T2">Administration</text:span>] button then select [<text:span text:style-name="T2">Edit</text:span>] action</text:p>
            <text:p>- Make changes and save</text:p>
            <text:p><text:span text:style-name="T9">Delete Subscription</text:span>:</text:p>
            <text:p>- select a subscription by ticking on check box</text:p>
            <text:p>- Click [<text:span text:style-name="T2">Administration</text:span>] button then select [<text:span text:style-name="T2">Delete</text:span>] action</text:p>
            <text:p>- Click [<text:span text:style-name="T2">OK</text:span>] button in the confirmation dialog</text:p>
          </table:table-cell>
          <table:table-cell table:style-name="ce20" office:value-type="string">
            <text:p>- New subscription is created. </text:p>
            <text:p>When users go to acme site, they can see it in Newsletters page</text:p>
            <text:p>- The selected subscription is edited. <text:s/>When users go to acme site, they can see the changes of this subscription in Newsletters page</text:p>
            <text:p>- The selected subscription is deleted. <text:s/>When users go to acme site, they cannot see this category in Newsletters page</text:p>
          </table:table-cell>
          <table:table-cell table:style-name="ce20" office:value-type="string">
            <text:p>High</text:p>
          </table:table-cell>
          <table:table-cell table:style-name="ce38" table:number-columns-repeated="6"/>
          <table:table-cell table:number-columns-repeated="1009"/>
        </table:table-row>
        <table:table-row table:style-name="ro18">
          <table:table-cell table:formula="of:=IF(VALUE(MID([.F19];6;FIND(&quot;:&quot;;[.F19];1)-FIND(&quot; &quot;;[.F19];1)-1))&gt;VALUE(MID([.F18];6;FIND(&quot;:&quot;;[.F18];1)-FIND(&quot; &quot;;[.F18];1)-1));&quot;&quot;;MAX([.A$7:.A18])+1)" office:value-type="float" office:value="13">
            <text:p>013</text:p>
          </table:table-cell>
          <table:table-cell office:value-type="string">
            <text:p>SNF_ECMS_13</text:p>
          </table:table-cell>
          <table:table-cell office:value-type="float" office:value="1">
            <text:p>001</text:p>
          </table:table-cell>
          <table:table-cell table:style-name="ce39" office:value-type="string">
            <text:p>ECMS\WCM\Newsletter_Manager\Letter</text:p>
          </table:table-cell>
          <table:table-cell office:value-type="string">
            <text:p>Create/Edit/Delete/Convert a letter</text:p>
          </table:table-cell>
          <table:table-cell office:value-type="string">
            <text:p>Step 1: Create/Edit/Delete/Convert a letter</text:p>
          </table:table-cell>
          <table:table-cell office:value-type="string">
            <text:p>- Login acme by Admin/<text:a xlink:href="#Moderator">Moderator</text:a>/<text:a xlink:href="#Redactor">Redactor</text:a></text:p>
            <text:p>- Choose <text:span text:style-name="T2">Groups/Newsletter Manager</text:span></text:p>
            <text:p><text:span text:style-name="T8">Create letter</text:span></text:p>
            <text:p>- Click [<text:span text:style-name="T4">New letter</text:span>] action </text:p>
            <text:p>- Select date </text:p>
            <text:p>- Select a category and a subscription if need.</text:p>
            <text:p>- Click [<text:span text:style-name="T4">Update sending parameters</text:span>] button to set the time</text:p>
            <text:p>- Input content for this letter</text:p>
            <text:p>- Click on <text:span text:style-name="T4">[Save]</text:span> button</text:p>
            <text:p><text:span text:style-name="T9">Edit letter</text:span></text:p>
            <text:p><text:span text:style-name="T11">- Select a letter</text:span></text:p>
            <text:p><text:span text:style-name="T12">- Click [</text:span><text:span text:style-name="T13">Administration</text:span><text:span text:style-name="T12">] button then select </text:span><text:span text:style-name="T12">[</text:span><text:span text:style-name="T13">Edit</text:span><text:span text:style-name="T12">] action</text:span></text:p>
            <text:p><text:span text:style-name="T5">- Make changes and save</text:span></text:p>
            <text:p><text:span text:style-name="T14">Delete letter</text:span></text:p>
            <text:p><text:span text:style-name="T5">- Select a letter by ticking on check box</text:span></text:p>
            <text:p><text:span text:style-name="T5">- Click [</text:span><text:span text:style-name="T7">Administration</text:span><text:span text:style-name="T5">] button then select </text:span><text:span text:style-name="T5">[</text:span><text:span text:style-name="T7">Delete</text:span><text:span text:style-name="T5">] action</text:span></text:p>
            <text:p><text:span text:style-name="T5">- Click [</text:span><text:span text:style-name="T7">OK</text:span><text:span text:style-name="T5">] button in the confirmation dialog</text:span></text:p>
            <text:p><text:span text:style-name="T8">Convert letter</text:span></text:p>
            <text:p><text:span text:style-name="T11">- Select a letter</text:span></text:p>
            <text:p><text:span text:style-name="T11">- </text:span><text:span text:style-name="T12">Click [</text:span><text:span text:style-name="T13">Administration</text:span><text:span text:style-name="T12">] button then select </text:span><text:span text:style-name="T12">[</text:span><text:span text:style-name="T13">Convert as template</text:span><text:span text:style-name="T12">] action</text:span></text:p>
          </table:table-cell>
          <table:table-cell table:style-name="ce20" office:value-type="string">
            <text:p>- New letter is created. It will be stored in subscription of category or will be send to user depend on the action when create category</text:p>
            <text:p>- A letter is changed.</text:p>
            <text:p>- A letter is deleted</text:p>
            <text:p>- A letter is converted as a template. You can user this template for letters after.</text:p>
          </table:table-cell>
          <table:table-cell table:style-name="ce20" office:value-type="string">
            <text:p>High</text:p>
          </table:table-cell>
          <table:table-cell table:style-name="ce38" table:number-columns-repeated="6"/>
          <table:table-cell table:number-columns-repeated="1009"/>
        </table:table-row>
        <table:table-row table:style-name="ro19">
          <table:table-cell table:formula="of:=IF(VALUE(MID([.F20];6;FIND(&quot;:&quot;;[.F20];1)-FIND(&quot; &quot;;[.F20];1)-1))&gt;VALUE(MID([.F19];6;FIND(&quot;:&quot;;[.F19];1)-FIND(&quot; &quot;;[.F19];1)-1));&quot;&quot;;MAX([.A$7:.A19])+1)" office:value-type="float" office:value="14">
            <text:p>014</text:p>
          </table:table-cell>
          <table:table-cell office:value-type="string">
            <text:p>SNF_ECMS_14</text:p>
          </table:table-cell>
          <table:table-cell office:value-type="float" office:value="1">
            <text:p>001</text:p>
          </table:table-cell>
          <table:table-cell table:style-name="ce39" office:value-type="string">
            <text:p>ECMS\WCM\Newsletter_Manager\Subscribe_Letter</text:p>
          </table:table-cell>
          <table:table-cell office:value-type="string">
            <text:p>Subscribe newsletter</text:p>
          </table:table-cell>
          <table:table-cell office:value-type="string">
            <text:p>Step 1: Subscribe newsletter</text:p>
          </table:table-cell>
          <table:table-cell office:value-type="string">
            <text:p>- Login acme </text:p>
            <text:p>- Select <text:span text:style-name="T4">Site/acme/Newsletters</text:span> page on the navigation bar</text:p>
            <text:p>- Put your email address</text:p>
            <text:p>- Tick on at least one subscription </text:p>
            <text:p>- Click [<text:span text:style-name="T2">Subscribe</text:span>] button</text:p>
          </table:table-cell>
          <table:table-cell table:style-name="ce20" office:value-type="string">
            <text:p><text:span text:style-name="T29">- After subscribing news letter. The </text:span><text:span text:style-name="T29">confirmation letter <text:s/>is sent to the inputed email </text:span><text:span text:style-name="T29">address of user. If he does not confirm this </text:span><text:span text:style-name="T29">letter --&gt;he cannot received any letters which </text:span><text:span text:style-name="T29">have the subscription subscribed before. </text:span></text:p>
            <text:p><text:span text:style-name="T29">Just only open email and click “here” link in the </text:span><text:span text:style-name="T29">confirmation letter to finish this.</text:span></text:p>
            <text:p><text:span text:style-name="T30"/></text:p>
            <text:p><text:span text:style-name="T30"/></text:p>
            <text:p><text:span text:style-name="T30"/></text:p>
            <text:p><text:span text:style-name="T30"/></text:p>
            <text:p><text:span text:style-name="T30"/></text:p>
            <text:p><text:span text:style-name="T30"/></text:p>
            <text:p><text:span text:style-name="T30"/></text:p>
            <text:p><text:span text:style-name="T30"/></text:p>
            <text:p><text:span text:style-name="T30"/></text:p>
            <text:p><text:span text:style-name="T30"/></text:p>
          </table:table-cell>
          <table:table-cell table:style-name="ce20" office:value-type="string">
            <text:p>High</text:p>
          </table:table-cell>
          <table:table-cell table:style-name="ce38" table:number-columns-repeated="6"/>
          <table:table-cell table:number-columns-repeated="1009"/>
        </table:table-row>
        <table:table-row table:style-name="ro14">
          <table:table-cell table:formula="of:=IF(VALUE(MID([.F21];6;FIND(&quot;:&quot;;[.F21];1)-FIND(&quot; &quot;;[.F21];1)-1))&gt;VALUE(MID([.F20];6;FIND(&quot;:&quot;;[.F20];1)-FIND(&quot; &quot;;[.F20];1)-1));&quot;&quot;;MAX([.A$7:.A20])+1)" office:value-type="float" office:value="15">
            <text:p>015</text:p>
          </table:table-cell>
          <table:table-cell office:value-type="string">
            <text:p>SNF_ECMS_15</text:p>
          </table:table-cell>
          <table:table-cell office:value-type="float" office:value="1">
            <text:p>001</text:p>
          </table:table-cell>
          <table:table-cell table:style-name="ce39" office:value-type="string">
            <text:p>ECMS\WCM\Fast_Content_Creator</text:p>
          </table:table-cell>
          <table:table-cell table:style-name="ce44" office:value-type="string">
            <text:p>Configuration for FCC portlet and create new document using it</text:p>
          </table:table-cell>
          <table:table-cell table:style-name="ce44" office:value-type="string">
            <text:p>Step 1: Configuration for FCC portlet and create new document using it</text:p>
          </table:table-cell>
          <table:table-cell table:style-name="ce44" office:value-type="string">
            <text:p>- Login acme by admin</text:p>
            <text:p>- Go to <text:span text:style-name="T4">Site Explorer</text:span>, add an action for path folder of FCC portlet</text:p>
            <text:p>- Select <text:span text:style-name="T2">Contact Us</text:span> page then select <text:span text:style-name="T2">Site </text:span><text:span text:style-name="T2">Editor/Edit Page</text:span></text:p>
            <text:p>- Keep the current layout then click [<text:span text:style-name="T2">Next</text:span>] button</text:p>
            <text:p>- Click [<text:span text:style-name="T2">Edit</text:span>] icon of this portlet</text:p>
            <text:p>- Set the properties for this portlet then save</text:p>
            <text:p>- Return to Contact Us page, input value into field in page and then click [<text:span text:style-name="T2">Save</text:span>] button</text:p>
            <text:p>- Create new document using new configuration</text:p>
          </table:table-cell>
          <table:table-cell table:style-name="ce20" office:value-type="string">
            <text:p>- A confirm message is displayed in Contact page.</text:p>
            <text:p>- A new document is created successfully. This document is saved <text:s/>in the path which is set <text:s/>in <text:span text:style-name="T2">Location to save</text:span> field in Fast content creator <text:s/>portlet. </text:p>
          </table:table-cell>
          <table:table-cell table:style-name="ce20" office:value-type="string">
            <text:p>Medium</text:p>
          </table:table-cell>
          <table:table-cell table:style-name="ce38" table:number-columns-repeated="6"/>
          <table:table-cell table:number-columns-repeated="1009"/>
        </table:table-row>
        <table:table-row table:style-name="ro20">
          <table:table-cell table:formula="of:=IF(VALUE(MID([.F22];6;FIND(&quot;:&quot;;[.F22];1)-FIND(&quot; &quot;;[.F22];1)-1))&gt;VALUE(MID([.F21];6;FIND(&quot;:&quot;;[.F21];1)-FIND(&quot; &quot;;[.F21];1)-1));&quot;&quot;;MAX([.A$7:.A21])+1)" office:value-type="float" office:value="16">
            <text:p>016</text:p>
          </table:table-cell>
          <table:table-cell office:value-type="string">
            <text:p>SNF_ECMS_16</text:p>
          </table:table-cell>
          <table:table-cell office:value-type="float" office:value="1">
            <text:p>001</text:p>
          </table:table-cell>
          <table:table-cell table:style-name="ce39" office:value-type="string">
            <text:p>ECMS\WCM\Form_Generator</text:p>
          </table:table-cell>
          <table:table-cell office:value-type="string">
            <text:p>Create new node type and dialog form for it</text:p>
          </table:table-cell>
          <table:table-cell office:value-type="string">
            <text:p>Step 1: Create new node type and dialog form for it</text:p>
          </table:table-cell>
          <table:table-cell office:value-type="string">
            <text:p>- Login acme by admin <text:s text:c="3"/></text:p>
            <text:p>- Select <text:span text:style-name="T4">Groups/Form Generator</text:span></text:p>
            <text:p>- Put value in General tab</text:p>
            <text:p>- Next to <text:span text:style-name="T4">Form builder</text:span> tab: Select all fields in the left panel to the right panel by click in field's name </text:p>
            <text:p>- Click [<text:span text:style-name="T2">Edit</text:span>] icon of each field to set the properties</text:p>
            <text:p>- Click [<text:span text:style-name="T2">Save</text:span>] button</text:p>
            <text:p>- Go to Site Explorer, open form to create new document</text:p>
            <text:p>- Select the template that created by Form Generator</text:p>
            <text:p>- Put value in all fields</text:p>
            <text:p>- Click <text:span text:style-name="T4">Save</text:span></text:p>
          </table:table-cell>
          <table:table-cell table:style-name="ce20" office:value-type="string">
            <text:p>- New node type (template) <text:s/>is created successfully. This is in the template list when you add new document in Site Explorer</text:p>
            <text:p>- New document is create successful with the new template</text:p>
          </table:table-cell>
          <table:table-cell table:style-name="ce20" office:value-type="string">
            <text:p>High</text:p>
          </table:table-cell>
          <table:table-cell table:style-name="ce38" table:number-columns-repeated="6"/>
          <table:table-cell table:number-columns-repeated="1009"/>
        </table:table-row>
        <table:table-row table:style-name="ro11">
          <table:table-cell table:formula="of:=IF(VALUE(MID([.F23];6;FIND(&quot;:&quot;;[.F23];1)-FIND(&quot; &quot;;[.F23];1)-1))&gt;VALUE(MID([.F22];6;FIND(&quot;:&quot;;[.F22];1)-FIND(&quot; &quot;;[.F22];1)-1));&quot;&quot;;MAX([.A$7:.A22])+1)" office:value-type="float" office:value="17">
            <text:p>017</text:p>
          </table:table-cell>
          <table:table-cell office:value-type="string">
            <text:p>SNF_ECMS_17</text:p>
          </table:table-cell>
          <table:table-cell office:value-type="float" office:value="1">
            <text:p>001</text:p>
          </table:table-cell>
          <table:table-cell table:style-name="ce39" office:value-type="string">
            <text:p>ECMS\WCM\News </text:p>
          </table:table-cell>
          <table:table-cell office:value-type="string">
            <text:p>Show categories and documents </text:p>
          </table:table-cell>
          <table:table-cell office:value-type="string">
            <text:p>Step 1: Show categories and documents </text:p>
          </table:table-cell>
          <table:table-cell office:value-type="string">
            <text:p>- Login acme by admin (root) or web contributor</text:p>
            <text:p>- Select <text:span text:style-name="T4">Groups/Site Explorer</text:span></text:p>
            <text:p><text:span text:style-name="T4">- </text:span><text:span text:style-name="T10">select drive </text:span><text:span text:style-name="T4">acme</text:span></text:p>
            <text:p>- Add new some web contents/documents in some categories. </text:p>
            <text:p>- Choose <text:span text:style-name="T4">Site/acme/News</text:span> page</text:p>
            <text:p>- Select a category at left pane</text:p>
          </table:table-cell>
          <table:table-cell table:style-name="ce20" office:value-type="string">
            <text:p>- Documents/web contents in the selected category are <text:s/>displayed in <text:span text:style-name="T4">Parameterized </text:span><text:span text:style-name="T4">content list viewer</text:span> portlet</text:p>
          </table:table-cell>
          <table:table-cell table:style-name="ce20" office:value-type="string">
            <text:p>High</text:p>
          </table:table-cell>
          <table:table-cell table:style-name="ce38" table:number-columns-repeated="6"/>
          <table:table-cell table:number-columns-repeated="1009"/>
        </table:table-row>
        <table:table-row table:style-name="ro21">
          <table:table-cell table:formula="of:=IF(VALUE(MID([.F24];6;FIND(&quot;:&quot;;[.F24];1)-FIND(&quot; &quot;;[.F24];1)-1))&gt;VALUE(MID([.F23];6;FIND(&quot;:&quot;;[.F23];1)-FIND(&quot; &quot;;[.F23];1)-1));&quot;&quot;;MAX([.A$7:.A23])+1)" office:value-type="float" office:value="18">
            <text:p>018</text:p>
          </table:table-cell>
          <table:table-cell office:value-type="string">
            <text:p>SNF_ECMS_18</text:p>
          </table:table-cell>
          <table:table-cell office:value-type="float" office:value="1">
            <text:p>001</text:p>
          </table:table-cell>
          <table:table-cell table:style-name="ce39" office:value-type="string">
            <text:p>ECMS\WCM\Event</text:p>
          </table:table-cell>
          <table:table-cell office:value-type="string">
            <text:p>Show content of category </text:p>
          </table:table-cell>
          <table:table-cell office:value-type="string">
            <text:p>Step 1: Show content of category </text:p>
          </table:table-cell>
          <table:table-cell office:value-type="string">
            <text:p>- Login acme by admin (root) or web contributor</text:p>
            <text:p>- Choose <text:span text:style-name="T4">Site/acme/Events</text:span> page</text:p>
            <text:p><text:span text:style-name="T15">- Click on any category </text:span></text:p>
            <text:p><text:span text:style-name="T15">- Click on the title of content</text:span></text:p>
          </table:table-cell>
          <table:table-cell table:style-name="ce20" office:value-type="string">
            <text:p>The content is displayed</text:p>
          </table:table-cell>
          <table:table-cell table:style-name="ce20" office:value-type="string">
            <text:p>High</text:p>
          </table:table-cell>
          <table:table-cell table:style-name="ce38" table:number-columns-repeated="6"/>
          <table:table-cell table:number-columns-repeated="1009"/>
        </table:table-row>
        <table:table-row table:style-name="ro20">
          <table:table-cell table:formula="of:=IF(VALUE(MID([.F25];6;FIND(&quot;:&quot;;[.F25];1)-FIND(&quot; &quot;;[.F25];1)-1))&gt;VALUE(MID([.F24];6;FIND(&quot;:&quot;;[.F24];1)-FIND(&quot; &quot;;[.F24];1)-1));&quot;&quot;;MAX([.A$7:.A24])+1)" office:value-type="float" office:value="19">
            <text:p>019</text:p>
          </table:table-cell>
          <table:table-cell office:value-type="string">
            <text:p>SNF_ECMS_19</text:p>
          </table:table-cell>
          <table:table-cell office:value-type="float" office:value="1">
            <text:p>001</text:p>
          </table:table-cell>
          <table:table-cell table:style-name="ce39" office:value-type="string">
            <text:p>ECMS\WCM\Create_Event</text:p>
          </table:table-cell>
          <table:table-cell office:value-type="string">
            <text:p>Add new Events page</text:p>
          </table:table-cell>
          <table:table-cell office:value-type="string">
            <text:p>Step 1: Add new Events page</text:p>
          </table:table-cell>
          <table:table-cell office:value-type="string">
            <text:p>- Login acme site by Admin/web contributor</text:p>
            <text:p>- Select <text:span text:style-name="T2">Site editor/Add new page </text:span>to create new page. </text:p>
            <text:p>- Select page node before inputing Node Name and Display Name then click [<text:span text:style-name="T2">Next</text:span>] button</text:p>
            <text:p>- Select a page layout template, click Next button</text:p>
            <text:p><text:span text:style-name="T2">- </text:span><text:span text:style-name="T3">Drag and drop Category Navigation, </text:span><text:span text:style-name="T3">Category Content, and Content by Url <text:s/>portlet </text:span><text:span text:style-name="T3">to this site</text:span></text:p>
            <text:p><text:span text:style-name="T3">- Config for Category Content portlet: Select </text:span><text:span text:style-name="T3">the target page: created page above</text:span></text:p>
            <text:p><text:span text:style-name="T3">- Select new created page</text:span></text:p>
            <text:p><text:span text:style-name="T3">- Select category in Category Navigation </text:span><text:span text:style-name="T3">portlet</text:span></text:p>
            <text:p><text:span text:style-name="T3">- Click on title of content in Category Content </text:span><text:span text:style-name="T3">portlet</text:span></text:p>
          </table:table-cell>
          <table:table-cell table:style-name="ce20" office:value-type="string">
            <text:p>- All the document/web content corresponding with the category are displayed in Category Content portlet</text:p>
            <text:p>- The content of document/web content is displayed in the Content by url portlet </text:p>
          </table:table-cell>
          <table:table-cell table:style-name="ce20" office:value-type="string">
            <text:p>High</text:p>
          </table:table-cell>
          <table:table-cell table:style-name="ce38" table:number-columns-repeated="6"/>
          <table:table-cell table:number-columns-repeated="1009"/>
        </table:table-row>
        <table:table-row table:style-name="ro8">
          <table:table-cell table:formula="of:=IF(VALUE(MID([.F26];6;FIND(&quot;:&quot;;[.F26];1)-FIND(&quot; &quot;;[.F26];1)-1))&gt;VALUE(MID([.F25];6;FIND(&quot;:&quot;;[.F25];1)-FIND(&quot; &quot;;[.F25];1)-1));&quot;&quot;;MAX([.A$7:.A25])+1)" office:value-type="float" office:value="20">
            <text:p>020</text:p>
          </table:table-cell>
          <table:table-cell office:value-type="string">
            <text:p>SNF_ECMS_20</text:p>
          </table:table-cell>
          <table:table-cell office:value-type="float" office:value="1">
            <text:p>001</text:p>
          </table:table-cell>
          <table:table-cell table:style-name="ce39" office:value-type="string">
            <text:p>ECMS\WCM\Parameterized_Content_List_Viewer</text:p>
          </table:table-cell>
          <table:table-cell office:value-type="string">
            <text:p>Configuration for Parameterized content list viewer portlet and view content of document/web content</text:p>
          </table:table-cell>
          <table:table-cell office:value-type="string">
            <text:p>Step 1: Configuration for Parameterized content list viewer portlet and view content of document/web content</text:p>
          </table:table-cell>
          <table:table-cell office:value-type="string">
            <text:p>- Login acme by admin or web contributor</text:p>
            <text:p>- Choose <text:span text:style-name="T4">Site/acme/News</text:span> page</text:p>
            <text:p>- Open Edit mode</text:p>
            <text:p>- Click Quick Edit icon of <text:span text:style-name="T4">Parameterized </text:span><text:span text:style-name="T4">content list viewer</text:span></text:p>
            <text:p>- Change value in <text:span text:style-name="T4">Parameterized content list </text:span><text:span text:style-name="T4">viewer</text:span> configuration form and Save</text:p>
            <text:p>- Switch to View mode of <text:span text:style-name="T4">Parameterized </text:span><text:span text:style-name="T4">content list viewer</text:span></text:p>
          </table:table-cell>
          <table:table-cell table:style-name="ce20" office:value-type="string">
            <text:p>- <text:span text:style-name="T4">Parameterized content list viewer</text:span> portlet is config</text:p>
            <text:p>- Click on title of document-&gt; the content of document is shown</text:p>
          </table:table-cell>
          <table:table-cell table:style-name="ce20" office:value-type="string">
            <text:p>High</text:p>
          </table:table-cell>
          <table:table-cell table:style-name="ce38" table:number-columns-repeated="6"/>
          <table:table-cell table:number-columns-repeated="1009"/>
        </table:table-row>
        <table:table-row table:style-name="ro22">
          <table:table-cell table:formula="of:=IF(VALUE(MID([.F27];6;FIND(&quot;:&quot;;[.F27];1)-FIND(&quot; &quot;;[.F27];1)-1))&gt;VALUE(MID([.F26];6;FIND(&quot;:&quot;;[.F26];1)-FIND(&quot; &quot;;[.F26];1)-1));&quot;&quot;;MAX([.A$7:.A26])+1)" office:value-type="float" office:value="21">
            <text:p>021</text:p>
          </table:table-cell>
          <table:table-cell office:value-type="string">
            <text:p>SNF_ECMS_21</text:p>
          </table:table-cell>
          <table:table-cell office:value-type="float" office:value="1">
            <text:p>001</text:p>
          </table:table-cell>
          <table:table-cell table:style-name="ce39" office:value-type="string">
            <text:p>ECMS\WCM\FCK_Editor</text:p>
          </table:table-cell>
          <table:table-cell office:value-type="string">
            <text:p>Insert documents/medias in a web content by FCK Content Selector</text:p>
          </table:table-cell>
          <table:table-cell office:value-type="string">
            <text:p>Step 1: Insert documents/medias in a web content by FCK Content Selector</text:p>
          </table:table-cell>
          <table:table-cell office:value-type="string">
            <text:p>- Login acme by Admin</text:p>
            <text:p>- Select <text:span text:style-name="T4">Site Explorer</text:span></text:p>
            <text:p>- Click <text:span text:style-name="T4">Add document</text:span> icon</text:p>
            <text:p>- Select template</text:p>
            <text:p>- In Main Content tab, click WCMInsertContent icon </text:p>
            <text:p>- In FCK Content selector, choose any path where has contents, medias to select some content</text:p>
            <text:p>- Click save and switch to View mode</text:p>
            <text:p/>
          </table:table-cell>
          <table:table-cell table:style-name="ce20" office:value-type="string">
            <text:p>The selected content/media is inserted to Main Content as a link. In view mode, user can click this link to view/download file. </text:p>
          </table:table-cell>
          <table:table-cell table:style-name="ce20" office:value-type="string">
            <text:p>Medium</text:p>
          </table:table-cell>
          <table:table-cell table:style-name="ce38" table:number-columns-repeated="6"/>
          <table:table-cell table:number-columns-repeated="1009"/>
        </table:table-row>
        <table:table-row table:style-name="ro8">
          <table:table-cell table:formula="of:=IF(VALUE(MID([.F28];6;FIND(&quot;:&quot;;[.F28];1)-FIND(&quot; &quot;;[.F28];1)-1))&gt;VALUE(MID([.F27];6;FIND(&quot;:&quot;;[.F27];1)-FIND(&quot; &quot;;[.F27];1)-1));&quot;&quot;;MAX([.A$7:.A27])+1)" office:value-type="float" office:value="22">
            <text:p>022</text:p>
          </table:table-cell>
          <table:table-cell office:value-type="string">
            <text:p>SNF_ECMS_22</text:p>
          </table:table-cell>
          <table:table-cell office:value-type="float" office:value="1">
            <text:p>001</text:p>
          </table:table-cell>
          <table:table-cell office:value-type="string">
            <text:p>ECMS\DMS\Create\Folder\Content_Folder</text:p>
          </table:table-cell>
          <table:table-cell table:style-name="ce45" office:value-type="string">
            <text:p>Create/delete Content folder</text:p>
          </table:table-cell>
          <table:table-cell table:style-name="ce45" office:value-type="string">
            <text:p>Step 1: Create/delete Content folder</text:p>
          </table:table-cell>
          <table:table-cell table:style-name="ce57" office:value-type="string">
            <text:p><text:span text:style-name="T4">Create folder</text:span></text:p>
            <text:p><text:span text:style-name="T3">- Click on Add folder icon in action bar or right </text:span><text:span text:style-name="T3">click on the main pane</text:span></text:p>
            <text:p><text:span text:style-name="T3">- Select type: Content folder</text:span></text:p>
            <text:p><text:span text:style-name="T3">- Put name for folder</text:span></text:p>
            <text:p><text:span text:style-name="T3">- Click </text:span><text:span text:style-name="T4">Save</text:span></text:p>
            <text:p><text:span text:style-name="T4">Delete Folder</text:span></text:p>
            <text:p><text:span text:style-name="T4">- </text:span><text:span text:style-name="T10">Right click on a folder and choose </text:span><text:span text:style-name="T4">Delete</text:span></text:p>
            <text:p><text:span text:style-name="T10">- Click </text:span><text:span text:style-name="T4">OK</text:span></text:p>
          </table:table-cell>
          <table:table-cell office:value-type="string">
            <text:p>- Folder is created</text:p>
            <text:p>- Folder is deleted</text:p>
          </table:table-cell>
          <table:table-cell office:value-type="string">
            <text:p>High</text:p>
          </table:table-cell>
          <table:table-cell table:style-name="ce75" table:number-columns-repeated="4"/>
          <table:table-cell table:number-columns-repeated="1011"/>
        </table:table-row>
        <table:table-row table:style-name="ro8">
          <table:table-cell table:formula="of:=IF(VALUE(MID([.F29];6;FIND(&quot;:&quot;;[.F29];1)-FIND(&quot; &quot;;[.F29];1)-1))&gt;VALUE(MID([.F28];6;FIND(&quot;:&quot;;[.F28];1)-FIND(&quot; &quot;;[.F28];1)-1));&quot;&quot;;MAX([.A$7:.A28])+1)" office:value-type="float" office:value="23">
            <text:p>023</text:p>
          </table:table-cell>
          <table:table-cell office:value-type="string">
            <text:p>SNF_ECMS_23</text:p>
          </table:table-cell>
          <table:table-cell office:value-type="float" office:value="1">
            <text:p>001</text:p>
          </table:table-cell>
          <table:table-cell office:value-type="string">
            <text:p>ECMS\DMS\Create\Folder\Document_Folder</text:p>
          </table:table-cell>
          <table:table-cell table:style-name="ce45" office:value-type="string">
            <text:p>Create/delete Document folder</text:p>
          </table:table-cell>
          <table:table-cell table:style-name="ce45" office:value-type="string">
            <text:p>Step 1: Create/delete Document folder</text:p>
          </table:table-cell>
          <table:table-cell table:style-name="ce57" office:value-type="string">
            <text:p><text:span text:style-name="T6">Create folder</text:span></text:p>
            <text:p><text:span text:style-name="T3">- Click on Add folder icon in action bar or right </text:span><text:span text:style-name="T3">click on the main pane</text:span></text:p>
            <text:p><text:span text:style-name="T3">- Select type: Document folder</text:span></text:p>
            <text:p><text:span text:style-name="T3">- Put name for folder</text:span></text:p>
            <text:p><text:span text:style-name="T3">- Click </text:span><text:span text:style-name="T4">Save</text:span></text:p>
            <text:p><text:span text:style-name="T4">Delete Folder</text:span></text:p>
            <text:p><text:span text:style-name="T6">- </text:span><text:span text:style-name="T15">Right click on a folder and choose </text:span><text:span text:style-name="T6">Delete</text:span></text:p>
            <text:p><text:span text:style-name="T15">- Click </text:span><text:span text:style-name="T6">OK</text:span></text:p>
          </table:table-cell>
          <table:table-cell office:value-type="string">
            <text:p>- Folder is created</text:p>
            <text:p>- Folder is deleted</text:p>
          </table:table-cell>
          <table:table-cell office:value-type="string">
            <text:p>High</text:p>
          </table:table-cell>
          <table:table-cell table:style-name="ce75" table:number-columns-repeated="4"/>
          <table:table-cell table:number-columns-repeated="1011"/>
        </table:table-row>
        <table:table-row table:style-name="ro23">
          <table:table-cell table:formula="of:=IF(VALUE(MID([.F30];6;FIND(&quot;:&quot;;[.F30];1)-FIND(&quot; &quot;;[.F30];1)-1))&gt;VALUE(MID([.F29];6;FIND(&quot;:&quot;;[.F29];1)-FIND(&quot; &quot;;[.F29];1)-1));&quot;&quot;;MAX([.A$7:.A29])+1)" office:value-type="float" office:value="24">
            <text:p>024</text:p>
          </table:table-cell>
          <table:table-cell office:value-type="string">
            <text:p>SNF_ECMS_24</text:p>
          </table:table-cell>
          <table:table-cell office:value-type="float" office:value="1">
            <text:p>001</text:p>
          </table:table-cell>
          <table:table-cell office:value-type="string">
            <text:p>ECMS\DMS\Create\Document\Article</text:p>
          </table:table-cell>
          <table:table-cell table:style-name="ce45" office:value-type="string">
            <text:p>Create/edit/delete <text:s/>Article document</text:p>
          </table:table-cell>
          <table:table-cell table:style-name="ce45" office:value-type="string">
            <text:p>Step 1: Create/edit/delete <text:s/>Article document</text:p>
          </table:table-cell>
          <table:table-cell table:style-name="ce22" office:value-type="string">
            <text:p><text:span text:style-name="T4">Create document</text:span></text:p>
            <text:p><text:span text:style-name="T3">- Click on Add Document icon in action bar or </text:span><text:span text:style-name="T3">right click on the main pane</text:span></text:p>
            <text:p><text:span text:style-name="T3">- Select type of document : Article</text:span></text:p>
            <text:p><text:span text:style-name="T3">- Put name for document and other required </text:span><text:span text:style-name="T3">field</text:span></text:p>
            <text:p><text:span text:style-name="T16">- Click </text:span><text:span text:style-name="T17">Save as Draft</text:span></text:p>
            <text:p><text:span text:style-name="T18">- Click</text:span><text:span text:style-name="T17"> Close </text:span></text:p>
            <text:p><text:span text:style-name="T4">Edit Document</text:span></text:p>
            <text:p><text:span text:style-name="T3">- Open the document</text:span></text:p>
            <text:p><text:span text:style-name="T3">- Click Edit document on action bar, perform to </text:span><text:span text:style-name="T3">edit it</text:span></text:p>
            <text:p><text:span text:style-name="T3">- Click </text:span><text:span text:style-name="T4">Save as Draft</text:span></text:p>
            <text:p><text:span text:style-name="T10">- Click</text:span><text:span text:style-name="T4"> Close </text:span></text:p>
            <text:p><text:span text:style-name="T4">Delete Document</text:span></text:p>
            <text:p><text:span text:style-name="T3">- Right click on document, and choose </text:span><text:span text:style-name="T4">Delete</text:span><text:span text:style-name="T3"> </text:span></text:p>
            <text:p><text:span text:style-name="T3">- Click </text:span><text:span text:style-name="T4">OK</text:span></text:p>
            <text:p><text:span text:style-name="T3"/></text:p>
          </table:table-cell>
          <table:table-cell office:value-type="string">
            <text:p>The document is created/Edited/Deleted successfully</text:p>
          </table:table-cell>
          <table:table-cell office:value-type="string">
            <text:p>High</text:p>
          </table:table-cell>
          <table:table-cell table:style-name="ce75" table:number-columns-repeated="4"/>
          <table:table-cell table:number-columns-repeated="1011"/>
        </table:table-row>
        <table:table-row table:style-name="ro23">
          <table:table-cell table:formula="of:=IF(VALUE(MID([.F31];6;FIND(&quot;:&quot;;[.F31];1)-FIND(&quot; &quot;;[.F31];1)-1))&gt;VALUE(MID([.F30];6;FIND(&quot;:&quot;;[.F30];1)-FIND(&quot; &quot;;[.F30];1)-1));&quot;&quot;;MAX([.A$7:.A30])+1)" office:value-type="float" office:value="25">
            <text:p>025</text:p>
          </table:table-cell>
          <table:table-cell office:value-type="string">
            <text:p>SNF_ECMS_25</text:p>
          </table:table-cell>
          <table:table-cell office:value-type="float" office:value="1">
            <text:p>001</text:p>
          </table:table-cell>
          <table:table-cell office:value-type="string">
            <text:p>ECMS\DMS\Create\Document\File</text:p>
          </table:table-cell>
          <table:table-cell table:style-name="ce45" office:value-type="string">
            <text:p>Create/edit/delete <text:s/>File document</text:p>
          </table:table-cell>
          <table:table-cell table:style-name="ce45" office:value-type="string">
            <text:p>Step 1: Create/edit/delete <text:s/>File document</text:p>
          </table:table-cell>
          <table:table-cell table:style-name="ce22" office:value-type="string">
            <text:p><text:span text:style-name="T6">Create document</text:span></text:p>
            <text:p><text:span text:style-name="T3">- Click on Add Document icon in action bar or </text:span><text:span text:style-name="T3">right click on the main pane</text:span></text:p>
            <text:p><text:span text:style-name="T3">- Select type of document : File</text:span></text:p>
            <text:p><text:span text:style-name="T3">- Put name for document and other required </text:span><text:span text:style-name="T3">field</text:span></text:p>
            <text:p><text:span text:style-name="T16">- Click </text:span><text:span text:style-name="T17">Save as Draft</text:span></text:p>
            <text:p><text:span text:style-name="T18">- Click</text:span><text:span text:style-name="T17"> Close </text:span></text:p>
            <text:p><text:span text:style-name="T4">Edit Document</text:span></text:p>
            <text:p><text:span text:style-name="T3">- Open the document</text:span></text:p>
            <text:p><text:span text:style-name="T3">- Click Edit document on action bar, perform to </text:span><text:span text:style-name="T3">edit it</text:span></text:p>
            <text:p><text:span text:style-name="T19">- Click </text:span><text:span text:style-name="T17">Save as Draft</text:span></text:p>
            <text:p><text:span text:style-name="T18">- Click</text:span><text:span text:style-name="T17"> Close </text:span></text:p>
            <text:p><text:span text:style-name="T4">Delete Document</text:span></text:p>
            <text:p><text:span text:style-name="T20">- Right click on document, and choose </text:span><text:span text:style-name="T6">Delete</text:span><text:span text:style-name="T20"> </text:span></text:p>
            <text:p><text:span text:style-name="T20">- Click </text:span><text:span text:style-name="T6">OK</text:span></text:p>
            <text:p><text:span text:style-name="T3"/></text:p>
          </table:table-cell>
          <table:table-cell office:value-type="string">
            <text:p>The document is created/Edited/Deleted successfully</text:p>
          </table:table-cell>
          <table:table-cell office:value-type="string">
            <text:p>High</text:p>
          </table:table-cell>
          <table:table-cell table:style-name="ce75" table:number-columns-repeated="4"/>
          <table:table-cell table:number-columns-repeated="1011"/>
        </table:table-row>
        <table:table-row table:style-name="ro15">
          <table:table-cell table:formula="of:=IF(VALUE(MID([.F32];6;FIND(&quot;:&quot;;[.F32];1)-FIND(&quot; &quot;;[.F32];1)-1))&gt;VALUE(MID([.F31];6;FIND(&quot;:&quot;;[.F31];1)-FIND(&quot; &quot;;[.F31];1)-1));&quot;&quot;;MAX([.A$7:.A31])+1)" office:value-type="float" office:value="26">
            <text:p>026</text:p>
          </table:table-cell>
          <table:table-cell office:value-type="string">
            <text:p>SNF_ECMS_26</text:p>
          </table:table-cell>
          <table:table-cell office:value-type="float" office:value="1">
            <text:p>001</text:p>
          </table:table-cell>
          <table:table-cell office:value-type="string">
            <text:p>ECMS\DMS\Create\Document\File_Plan</text:p>
          </table:table-cell>
          <table:table-cell table:style-name="ce45" office:value-type="string">
            <text:p>Create/edit/delete <text:s/>File Plan document</text:p>
          </table:table-cell>
          <table:table-cell table:style-name="ce45" office:value-type="string">
            <text:p>Step 1: Create/edit/delete <text:s/>File Plan document</text:p>
          </table:table-cell>
          <table:table-cell table:style-name="ce22" office:value-type="string">
            <text:p><text:span text:style-name="T6">Create document</text:span></text:p>
            <text:p><text:span text:style-name="T3">- Click on Add Document icon in action bar or </text:span><text:span text:style-name="T3">right click on the main pane</text:span></text:p>
            <text:p><text:span text:style-name="T3">- Select type of document : File Plan</text:span></text:p>
            <text:p><text:span text:style-name="T3">- Put name for document and other required </text:span><text:span text:style-name="T3">field</text:span></text:p>
            <text:p><text:span text:style-name="T16">- Click </text:span><text:span text:style-name="T17">Save as Draft</text:span></text:p>
            <text:p><text:span text:style-name="T18">- Click</text:span><text:span text:style-name="T17"> Close </text:span></text:p>
            <text:p><text:span text:style-name="T4">Edit Document</text:span></text:p>
            <text:p><text:span text:style-name="T3">- Open the document</text:span></text:p>
            <text:p><text:span text:style-name="T3">- Click Edit document on action bar, perform to </text:span><text:span text:style-name="T3">edit it</text:span></text:p>
            <text:p><text:span text:style-name="T19">- Click </text:span><text:span text:style-name="T17">Save as Draft</text:span></text:p>
            <text:p><text:span text:style-name="T18">- Click</text:span><text:span text:style-name="T17"> Close </text:span></text:p>
            <text:p><text:span text:style-name="T4">Delete Document</text:span></text:p>
            <text:p><text:span text:style-name="T20">- Right click on document, and choose </text:span><text:span text:style-name="T6">Delete</text:span><text:span text:style-name="T20"> </text:span></text:p>
            <text:p><text:span text:style-name="T20">- Click </text:span><text:span text:style-name="T6">OK</text:span></text:p>
          </table:table-cell>
          <table:table-cell office:value-type="string">
            <text:p>The document is created/Edited/Deleted successfully</text:p>
          </table:table-cell>
          <table:table-cell office:value-type="string">
            <text:p>High</text:p>
          </table:table-cell>
          <table:table-cell table:style-name="ce75" table:number-columns-repeated="4"/>
          <table:table-cell table:number-columns-repeated="1011"/>
        </table:table-row>
        <table:table-row table:style-name="ro15">
          <table:table-cell table:formula="of:=IF(VALUE(MID([.F33];6;FIND(&quot;:&quot;;[.F33];1)-FIND(&quot; &quot;;[.F33];1)-1))&gt;VALUE(MID([.F32];6;FIND(&quot;:&quot;;[.F32];1)-FIND(&quot; &quot;;[.F32];1)-1));&quot;&quot;;MAX([.A$7:.A32])+1)" office:value-type="float" office:value="27">
            <text:p>027</text:p>
          </table:table-cell>
          <table:table-cell office:value-type="string">
            <text:p>SNF_ECMS_27</text:p>
          </table:table-cell>
          <table:table-cell office:value-type="float" office:value="1">
            <text:p>001</text:p>
          </table:table-cell>
          <table:table-cell office:value-type="string">
            <text:p>ECMS\DMS\Create\Document\Smaple_Node</text:p>
          </table:table-cell>
          <table:table-cell table:style-name="ce45" office:value-type="string">
            <text:p>Create/edit/delete <text:s/>Sample Node document</text:p>
          </table:table-cell>
          <table:table-cell table:style-name="ce45" office:value-type="string">
            <text:p>Step 1: Create/edit/delete <text:s/>Sample Node document</text:p>
          </table:table-cell>
          <table:table-cell table:style-name="ce22" office:value-type="string">
            <text:p><text:span text:style-name="T6">Create document</text:span></text:p>
            <text:p><text:span text:style-name="T3">- Click on Add Document icon in action bar or </text:span><text:span text:style-name="T3">right click on the main pane</text:span></text:p>
            <text:p><text:span text:style-name="T3">- Select type of document : Sample Node</text:span></text:p>
            <text:p><text:span text:style-name="T3">- Put name for document and other required </text:span><text:span text:style-name="T3">field</text:span></text:p>
            <text:p><text:span text:style-name="T19">- Click </text:span><text:span text:style-name="T17">Save as Draft</text:span></text:p>
            <text:p><text:span text:style-name="T18">- Click</text:span><text:span text:style-name="T17"> Close </text:span></text:p>
            <text:p><text:span text:style-name="T4">Edit Document</text:span></text:p>
            <text:p><text:span text:style-name="T3">- Open the document</text:span></text:p>
            <text:p><text:span text:style-name="T3">- Click Edit document on action bar, perform to </text:span><text:span text:style-name="T3">edit it</text:span></text:p>
            <text:p><text:span text:style-name="T16">- Click </text:span><text:span text:style-name="T17">Save as Draft</text:span></text:p>
            <text:p><text:span text:style-name="T18">- Click</text:span><text:span text:style-name="T17"> Close </text:span></text:p>
            <text:p><text:span text:style-name="T4">Delete Document</text:span></text:p>
            <text:p><text:span text:style-name="T20">- Right click on document, and choose </text:span><text:span text:style-name="T6">Delete</text:span><text:span text:style-name="T20"> </text:span></text:p>
            <text:p><text:span text:style-name="T20">- Click </text:span><text:span text:style-name="T6">OK</text:span></text:p>
          </table:table-cell>
          <table:table-cell office:value-type="string">
            <text:p>The document is created/Edited/Deleted successfully</text:p>
          </table:table-cell>
          <table:table-cell office:value-type="string">
            <text:p>High</text:p>
          </table:table-cell>
          <table:table-cell table:style-name="ce75" table:number-columns-repeated="4"/>
          <table:table-cell table:number-columns-repeated="1011"/>
        </table:table-row>
        <table:table-row table:style-name="ro15">
          <table:table-cell table:formula="of:=IF(VALUE(MID([.F34];6;FIND(&quot;:&quot;;[.F34];1)-FIND(&quot; &quot;;[.F34];1)-1))&gt;VALUE(MID([.F33];6;FIND(&quot;:&quot;;[.F33];1)-FIND(&quot; &quot;;[.F33];1)-1));&quot;&quot;;MAX([.A$7:.A33])+1)" office:value-type="float" office:value="28">
            <text:p>028</text:p>
          </table:table-cell>
          <table:table-cell office:value-type="string">
            <text:p>SNF_ECMS_28</text:p>
          </table:table-cell>
          <table:table-cell office:value-type="float" office:value="1">
            <text:p>001</text:p>
          </table:table-cell>
          <table:table-cell office:value-type="string">
            <text:p>ECMS\DMS\Create\Document\Kofax</text:p>
          </table:table-cell>
          <table:table-cell table:style-name="ce45" office:value-type="string">
            <text:p>Create/edit/delete <text:s/>Kofax document</text:p>
          </table:table-cell>
          <table:table-cell table:style-name="ce45" office:value-type="string">
            <text:p>Step 1: Create/edit/delete <text:s/>Kofax document</text:p>
          </table:table-cell>
          <table:table-cell table:style-name="ce22" office:value-type="string">
            <text:p><text:span text:style-name="T6">Create document</text:span></text:p>
            <text:p><text:span text:style-name="T3">- Click on Add Document icon in action bar or </text:span><text:span text:style-name="T3">right click on the main pane</text:span></text:p>
            <text:p><text:span text:style-name="T3">- Select type of document : Kofax</text:span></text:p>
            <text:p><text:span text:style-name="T3">- Put name for document and other required </text:span><text:span text:style-name="T3">field</text:span></text:p>
            <text:p><text:span text:style-name="T16">- Click </text:span><text:span text:style-name="T17">Save as Draft</text:span></text:p>
            <text:p><text:span text:style-name="T18">- Click</text:span><text:span text:style-name="T17"> Close </text:span></text:p>
            <text:p><text:span text:style-name="T4">Edit Document</text:span></text:p>
            <text:p><text:span text:style-name="T3">- Open the document</text:span></text:p>
            <text:p><text:span text:style-name="T3">- Click Edit document on action bar, perform to </text:span><text:span text:style-name="T3">edit it</text:span></text:p>
            <text:p><text:span text:style-name="T19">- Click </text:span><text:span text:style-name="T17">Save as Draft</text:span></text:p>
            <text:p><text:span text:style-name="T18">- Click</text:span><text:span text:style-name="T17"> Close </text:span></text:p>
            <text:p><text:span text:style-name="T4">Delete Document</text:span></text:p>
            <text:p><text:span text:style-name="T20">- Right click on document, and choose </text:span><text:span text:style-name="T6">Delete</text:span><text:span text:style-name="T20"> </text:span></text:p>
            <text:p><text:span text:style-name="T20">- Click </text:span><text:span text:style-name="T6">OK</text:span></text:p>
          </table:table-cell>
          <table:table-cell office:value-type="string">
            <text:p>The document is created/Edited/Deleted successfully</text:p>
          </table:table-cell>
          <table:table-cell office:value-type="string">
            <text:p>High</text:p>
          </table:table-cell>
          <table:table-cell table:style-name="ce75" table:number-columns-repeated="4"/>
          <table:table-cell table:number-columns-repeated="1011"/>
        </table:table-row>
        <table:table-row table:style-name="ro23">
          <table:table-cell table:formula="of:=IF(VALUE(MID([.F35];6;FIND(&quot;:&quot;;[.F35];1)-FIND(&quot; &quot;;[.F35];1)-1))&gt;VALUE(MID([.F34];6;FIND(&quot;:&quot;;[.F34];1)-FIND(&quot; &quot;;[.F34];1)-1));&quot;&quot;;MAX([.A$7:.A34])+1)" office:value-type="float" office:value="29">
            <text:p>029</text:p>
          </table:table-cell>
          <table:table-cell office:value-type="string">
            <text:p>SNF_ECMS_29</text:p>
          </table:table-cell>
          <table:table-cell office:value-type="float" office:value="1">
            <text:p>001</text:p>
          </table:table-cell>
          <table:table-cell office:value-type="string">
            <text:p>ECMS\DMS\Create\Document\Podcast</text:p>
          </table:table-cell>
          <table:table-cell table:style-name="ce45" office:value-type="string">
            <text:p>Create/edit/delete <text:s/>Podcast document</text:p>
          </table:table-cell>
          <table:table-cell table:style-name="ce45" office:value-type="string">
            <text:p>Step 1: Create/edit/delete <text:s/>Podcast document</text:p>
          </table:table-cell>
          <table:table-cell table:style-name="ce22" office:value-type="string">
            <text:p><text:span text:style-name="T6">Create document</text:span></text:p>
            <text:p><text:span text:style-name="T3">- Click on Add Document icon in action bar or </text:span><text:span text:style-name="T3">right click on the main pane</text:span></text:p>
            <text:p><text:span text:style-name="T3">- Select type of document :Podcast </text:span></text:p>
            <text:p><text:span text:style-name="T3">- Put name for document and other required </text:span><text:span text:style-name="T3">field</text:span></text:p>
            <text:p><text:span text:style-name="T19">- Click </text:span><text:span text:style-name="T17">Save as Draft</text:span></text:p>
            <text:p><text:span text:style-name="T18">- Click</text:span><text:span text:style-name="T17"> Close </text:span></text:p>
            <text:p><text:span text:style-name="T4">Edit Document</text:span></text:p>
            <text:p><text:span text:style-name="T3">- Open the document</text:span></text:p>
            <text:p><text:span text:style-name="T3">- Click Edit document on action bar, perform to </text:span><text:span text:style-name="T3">edit it</text:span></text:p>
            <text:p><text:span text:style-name="T19">- Click </text:span><text:span text:style-name="T17">Save as Draft</text:span></text:p>
            <text:p><text:span text:style-name="T18">- Click</text:span><text:span text:style-name="T17"> Close </text:span></text:p>
            <text:p><text:span text:style-name="T4">Delete Document</text:span></text:p>
            <text:p><text:span text:style-name="T20">- Right click on document, and choose </text:span><text:span text:style-name="T6">Delete</text:span><text:span text:style-name="T20"> </text:span></text:p>
            <text:p><text:span text:style-name="T20">- Click </text:span><text:span text:style-name="T6">OK</text:span></text:p>
            <text:p><text:span text:style-name="T3"/></text:p>
          </table:table-cell>
          <table:table-cell office:value-type="string">
            <text:p>The document is created/Edited/Deleted successfully</text:p>
          </table:table-cell>
          <table:table-cell office:value-type="string">
            <text:p>High</text:p>
          </table:table-cell>
          <table:table-cell table:style-name="ce75" table:number-columns-repeated="4"/>
          <table:table-cell table:number-columns-repeated="1011"/>
        </table:table-row>
        <table:table-row table:style-name="ro23">
          <table:table-cell table:formula="of:=IF(VALUE(MID([.F36];6;FIND(&quot;:&quot;;[.F36];1)-FIND(&quot; &quot;;[.F36];1)-1))&gt;VALUE(MID([.F35];6;FIND(&quot;:&quot;;[.F35];1)-FIND(&quot; &quot;;[.F35];1)-1));&quot;&quot;;MAX([.A$7:.A35])+1)" office:value-type="float" office:value="30">
            <text:p>030</text:p>
          </table:table-cell>
          <table:table-cell office:value-type="string">
            <text:p>SNF_ECMS_30</text:p>
          </table:table-cell>
          <table:table-cell office:value-type="float" office:value="1">
            <text:p>001</text:p>
          </table:table-cell>
          <table:table-cell office:value-type="string">
            <text:p>ECMS\DMS\Create\Document\Picture_on_head</text:p>
          </table:table-cell>
          <table:table-cell table:style-name="ce45" office:value-type="string">
            <text:p>Create/edit/delete <text:s/>Picture on head layout Webcontent document</text:p>
          </table:table-cell>
          <table:table-cell table:style-name="ce45" office:value-type="string">
            <text:p>Step 1: Create/edit/delete <text:s/>Picture on head layout Webcontent document</text:p>
          </table:table-cell>
          <table:table-cell table:style-name="ce22" office:value-type="string">
            <text:p><text:span text:style-name="T6">Create Picture on head layout webcontent</text:span></text:p>
            <text:p><text:span text:style-name="T3">- Click on Add Document icon in action bar or </text:span><text:span text:style-name="T3">right click on the main pane</text:span></text:p>
            <text:p><text:span text:style-name="T3">- Select type of document :Free layout </text:span><text:span text:style-name="T3">webcontent</text:span></text:p>
            <text:p><text:span text:style-name="T3">- Put name for document and other required </text:span><text:span text:style-name="T3">field</text:span></text:p>
            <text:p><text:span text:style-name="T16">- Click </text:span><text:span text:style-name="T17">Save as Draft</text:span></text:p>
            <text:p><text:span text:style-name="T18">- Click</text:span><text:span text:style-name="T17"> Close </text:span></text:p>
            <text:p><text:span text:style-name="T4">Edit Picture on head</text:span><text:span text:style-name="T6"> layout webcontent</text:span></text:p>
            <text:p><text:span text:style-name="T3">- Open the document</text:span></text:p>
            <text:p><text:span text:style-name="T3">- Click Edit document on action bar, perform to </text:span><text:span text:style-name="T3">edit it</text:span></text:p>
            <text:p><text:span text:style-name="T16">- Click </text:span><text:span text:style-name="T17">Save as Draft</text:span></text:p>
            <text:p><text:span text:style-name="T18">- Click</text:span><text:span text:style-name="T17"> Close </text:span></text:p>
            <text:p><text:span text:style-name="T4">Delete Picture on head</text:span><text:span text:style-name="T6"> layout webcontent</text:span></text:p>
            <text:p><text:span text:style-name="T20">- Right click on document, and choose </text:span><text:span text:style-name="T6">Delete</text:span><text:span text:style-name="T20"> </text:span></text:p>
            <text:p><text:span text:style-name="T20">- Click </text:span><text:span text:style-name="T6">OK</text:span></text:p>
          </table:table-cell>
          <table:table-cell office:value-type="string">
            <text:p>The Picture on head<text:span text:style-name="T15"> layout webcontent</text:span> is created/Edited/Deleted successfully</text:p>
          </table:table-cell>
          <table:table-cell office:value-type="string">
            <text:p>High</text:p>
          </table:table-cell>
          <table:table-cell table:style-name="ce75" table:number-columns-repeated="4"/>
          <table:table-cell table:number-columns-repeated="1011"/>
        </table:table-row>
        <table:table-row table:style-name="ro23">
          <table:table-cell table:formula="of:=IF(VALUE(MID([.F37];6;FIND(&quot;:&quot;;[.F37];1)-FIND(&quot; &quot;;[.F37];1)-1))&gt;VALUE(MID([.F36];6;FIND(&quot;:&quot;;[.F36];1)-FIND(&quot; &quot;;[.F36];1)-1));&quot;&quot;;MAX([.A$7:.A36])+1)" office:value-type="float" office:value="31">
            <text:p>031</text:p>
          </table:table-cell>
          <table:table-cell office:value-type="string">
            <text:p>SNF_ECMS_31</text:p>
          </table:table-cell>
          <table:table-cell office:value-type="float" office:value="1">
            <text:p>001</text:p>
          </table:table-cell>
          <table:table-cell office:value-type="string">
            <text:p>ECMS\DMS\Create\Document\Free_Layout</text:p>
          </table:table-cell>
          <table:table-cell table:style-name="ce45" office:value-type="string">
            <text:p>Create/edit/delete <text:s/>Free layout Webcontent document</text:p>
          </table:table-cell>
          <table:table-cell table:style-name="ce45" office:value-type="string">
            <text:p>Step 1: Create/edit/delete <text:s/>Free layout Webcontent document</text:p>
          </table:table-cell>
          <table:table-cell table:style-name="ce22" office:value-type="string">
            <text:p><text:span text:style-name="T6">Create Free layout webcontent</text:span></text:p>
            <text:p><text:span text:style-name="T3">- Click on Add Document icon in action bar or </text:span><text:span text:style-name="T3">right click on the main pane</text:span></text:p>
            <text:p><text:span text:style-name="T3">- Select type of document :Free layout </text:span><text:span text:style-name="T3">webcontent</text:span></text:p>
            <text:p><text:span text:style-name="T3">- Put name for document and other required </text:span><text:span text:style-name="T3">field</text:span></text:p>
            <text:p><text:span text:style-name="T16">- Click </text:span><text:span text:style-name="T17">Save as Draft</text:span></text:p>
            <text:p><text:span text:style-name="T18">- Click</text:span><text:span text:style-name="T17"> Close </text:span></text:p>
            <text:p><text:span text:style-name="T4">Edit </text:span><text:span text:style-name="T6">Free layout webcontent</text:span></text:p>
            <text:p><text:span text:style-name="T3">- Open the document</text:span></text:p>
            <text:p><text:span text:style-name="T3">- Click Edit document on action bar, perform to </text:span><text:span text:style-name="T3">edit it</text:span></text:p>
            <text:p><text:span text:style-name="T16">- Click </text:span><text:span text:style-name="T17">Save as Draft</text:span></text:p>
            <text:p><text:span text:style-name="T18">- Click</text:span><text:span text:style-name="T17"> Close </text:span></text:p>
            <text:p><text:span text:style-name="T4">Delete </text:span><text:span text:style-name="T6">Free layout webcontent</text:span></text:p>
            <text:p><text:span text:style-name="T21">- Right click on document, and choose </text:span><text:span text:style-name="T6">Delete</text:span><text:span text:style-name="T21"> </text:span></text:p>
            <text:p><text:span text:style-name="T20">- Click </text:span><text:span text:style-name="T6">OK</text:span></text:p>
          </table:table-cell>
          <table:table-cell office:value-type="string">
            <text:p>The <text:span text:style-name="T15">Free layout webcontent</text:span> is created/Edited/Deleted successfully</text:p>
          </table:table-cell>
          <table:table-cell office:value-type="string">
            <text:p>High</text:p>
          </table:table-cell>
          <table:table-cell table:style-name="ce75" table:number-columns-repeated="4"/>
          <table:table-cell table:number-columns-repeated="1011"/>
        </table:table-row>
        <table:table-row table:style-name="ro21">
          <table:table-cell table:formula="of:=IF(VALUE(MID([.F38];6;FIND(&quot;:&quot;;[.F38];1)-FIND(&quot; &quot;;[.F38];1)-1))&gt;VALUE(MID([.F37];6;FIND(&quot;:&quot;;[.F37];1)-FIND(&quot; &quot;;[.F37];1)-1));&quot;&quot;;MAX([.A$7:.A37])+1)" office:value-type="float" office:value="32">
            <text:p>032</text:p>
          </table:table-cell>
          <table:table-cell office:value-type="string">
            <text:p>SNF_ECMS_32</text:p>
          </table:table-cell>
          <table:table-cell office:value-type="float" office:value="1">
            <text:p>001</text:p>
          </table:table-cell>
          <table:table-cell office:value-type="string">
            <text:p>ECMS\DMS\Upload_File</text:p>
          </table:table-cell>
          <table:table-cell table:style-name="ce45" office:value-type="string">
            <text:p>Upload a file</text:p>
          </table:table-cell>
          <table:table-cell table:style-name="ce45" office:value-type="string">
            <text:p>Step 1: Upload a file</text:p>
          </table:table-cell>
          <table:table-cell table:style-name="ce22" office:value-type="string">
            <text:p><text:span text:style-name="T3">- Click on </text:span><text:span text:style-name="T4">Upload</text:span><text:span text:style-name="T3"> file icon in action bar or right </text:span><text:span text:style-name="T3">click on the main pane</text:span></text:p>
            <text:p><text:span text:style-name="T3">- Browse a file to upload</text:span></text:p>
            <text:p><text:span text:style-name="T3">- Click </text:span><text:span text:style-name="T4">Save</text:span></text:p>
          </table:table-cell>
          <table:table-cell office:value-type="string">
            <text:p>File is uploaded successfully</text:p>
          </table:table-cell>
          <table:table-cell office:value-type="string">
            <text:p>High</text:p>
          </table:table-cell>
          <table:table-cell table:style-name="ce75" table:number-columns-repeated="4"/>
          <table:table-cell table:number-columns-repeated="1011"/>
        </table:table-row>
        <table:table-row table:style-name="ro24">
          <table:table-cell table:formula="of:=IF(VALUE(MID([.F39];6;FIND(&quot;:&quot;;[.F39];1)-FIND(&quot; &quot;;[.F39];1)-1))&gt;VALUE(MID([.F38];6;FIND(&quot;:&quot;;[.F38];1)-FIND(&quot; &quot;;[.F38];1)-1));&quot;&quot;;MAX([.A$7:.A38])+1)" office:value-type="float" office:value="33">
            <text:p>033</text:p>
          </table:table-cell>
          <table:table-cell office:value-type="string">
            <text:p>SNF_ECMS_33</text:p>
          </table:table-cell>
          <table:table-cell office:value-type="float" office:value="1">
            <text:p>001</text:p>
          </table:table-cell>
          <table:table-cell office:value-type="string">
            <text:p>ECMS\DMS\Action\Copy_Paste</text:p>
          </table:table-cell>
          <table:table-cell table:style-name="ce45" office:value-type="string">
            <text:p>Copy/paste a node</text:p>
          </table:table-cell>
          <table:table-cell table:style-name="ce45" office:value-type="string">
            <text:p>Step 1: Copy/paste a node</text:p>
          </table:table-cell>
          <table:table-cell table:style-name="ce41" office:value-type="string">
            <text:p>- Right click on a node and select <text:span text:style-name="T4">Copy</text:span></text:p>
            <text:p>- Right click on destination node and select <text:span text:style-name="T4">Paste</text:span></text:p>
          </table:table-cell>
          <table:table-cell office:value-type="string">
            <text:p>Node is pasted into destination node</text:p>
          </table:table-cell>
          <table:table-cell office:value-type="string">
            <text:p>High</text:p>
          </table:table-cell>
          <table:table-cell table:style-name="ce75" table:number-columns-repeated="4"/>
          <table:table-cell table:number-columns-repeated="1011"/>
        </table:table-row>
        <table:table-row table:style-name="ro24">
          <table:table-cell table:formula="of:=IF(VALUE(MID([.F40];6;FIND(&quot;:&quot;;[.F40];1)-FIND(&quot; &quot;;[.F40];1)-1))&gt;VALUE(MID([.F39];6;FIND(&quot;:&quot;;[.F39];1)-FIND(&quot; &quot;;[.F39];1)-1));&quot;&quot;;MAX([.A$7:.A39])+1)" office:value-type="float" office:value="34">
            <text:p>034</text:p>
          </table:table-cell>
          <table:table-cell office:value-type="string">
            <text:p>SNF_ECMS_34</text:p>
          </table:table-cell>
          <table:table-cell office:value-type="float" office:value="1">
            <text:p>001</text:p>
          </table:table-cell>
          <table:table-cell office:value-type="string">
            <text:p>ECMS\DMS\Action\Cut_Paste</text:p>
          </table:table-cell>
          <table:table-cell table:style-name="ce45" office:value-type="string">
            <text:p>Cut/paste a node</text:p>
          </table:table-cell>
          <table:table-cell table:style-name="ce45" office:value-type="string">
            <text:p>Step 1: Cut/paste a node</text:p>
          </table:table-cell>
          <table:table-cell table:style-name="ce41" office:value-type="string">
            <text:p>- Right click on a node and select <text:span text:style-name="T4">Cut</text:span></text:p>
            <text:p>- Right click on destination node and select <text:span text:style-name="T4">Paste</text:span></text:p>
          </table:table-cell>
          <table:table-cell office:value-type="string">
            <text:p>Node is pasted into destination node</text:p>
          </table:table-cell>
          <table:table-cell office:value-type="string">
            <text:p>High</text:p>
          </table:table-cell>
          <table:table-cell table:style-name="ce75" table:number-columns-repeated="4"/>
          <table:table-cell table:number-columns-repeated="1011"/>
        </table:table-row>
        <table:table-row table:style-name="ro12">
          <table:table-cell table:formula="of:=IF(VALUE(MID([.F41];6;FIND(&quot;:&quot;;[.F41];1)-FIND(&quot; &quot;;[.F41];1)-1))&gt;VALUE(MID([.F40];6;FIND(&quot;:&quot;;[.F40];1)-FIND(&quot; &quot;;[.F40];1)-1));&quot;&quot;;MAX([.A$7:.A40])+1)" office:value-type="float" office:value="35">
            <text:p>035</text:p>
          </table:table-cell>
          <table:table-cell office:value-type="string">
            <text:p>SNF_ECMS_35</text:p>
          </table:table-cell>
          <table:table-cell office:value-type="float" office:value="1">
            <text:p>001</text:p>
          </table:table-cell>
          <table:table-cell office:value-type="string">
            <text:p>ECMS\DMS\Action\Lock</text:p>
          </table:table-cell>
          <table:table-cell table:style-name="ce45" office:value-type="string">
            <text:p>Lock/Unlock a node</text:p>
          </table:table-cell>
          <table:table-cell table:style-name="ce45" office:value-type="string">
            <text:p>Step 1: Lock/Unlock a node</text:p>
          </table:table-cell>
          <table:table-cell table:style-name="ce57" office:value-type="string">
            <text:p><text:span text:style-name="T3">- Right click on a node and select </text:span><text:span text:style-name="T4">Lock</text:span></text:p>
            <text:p><text:span text:style-name="T3">- Right click on locked node and select </text:span><text:span text:style-name="T4">Unlock</text:span></text:p>
          </table:table-cell>
          <table:table-cell office:value-type="string">
            <text:p>- Node is locked. <text:span text:style-name="T4">Lock</text:span> icon becomes <text:span text:style-name="T4">Unlock</text:span>. Other users can not do any action with this node</text:p>
            <text:p>- Node is unlocked. <text:span text:style-name="T4">Unlock</text:span> icon becomes <text:span text:style-name="T4">Lock</text:span> Other user can do any action with this node</text:p>
          </table:table-cell>
          <table:table-cell office:value-type="string">
            <text:p>High</text:p>
          </table:table-cell>
          <table:table-cell table:style-name="ce75" table:number-columns-repeated="4"/>
          <table:table-cell table:number-columns-repeated="1011"/>
        </table:table-row>
        <table:table-row table:style-name="ro24">
          <table:table-cell table:formula="of:=IF(VALUE(MID([.F42];6;FIND(&quot;:&quot;;[.F42];1)-FIND(&quot; &quot;;[.F42];1)-1))&gt;VALUE(MID([.F41];6;FIND(&quot;:&quot;;[.F41];1)-FIND(&quot; &quot;;[.F41];1)-1));&quot;&quot;;MAX([.A$7:.A41])+1)" office:value-type="float" office:value="36">
            <text:p>036</text:p>
          </table:table-cell>
          <table:table-cell office:value-type="string">
            <text:p>SNF_ECMS_36</text:p>
          </table:table-cell>
          <table:table-cell office:value-type="float" office:value="1">
            <text:p>001</text:p>
          </table:table-cell>
          <table:table-cell office:value-type="string">
            <text:p>ECMS\DMS\Action\Rename</text:p>
          </table:table-cell>
          <table:table-cell table:style-name="ce45" office:value-type="string">
            <text:p>Rename/Title for a node</text:p>
          </table:table-cell>
          <table:table-cell table:style-name="ce45" office:value-type="string">
            <text:p>Step 1: Rename/Title for a node</text:p>
          </table:table-cell>
          <table:table-cell table:style-name="ce57" office:value-type="string">
            <text:p><text:span text:style-name="T3">- Right click on a node and select </text:span><text:span text:style-name="T4">Rename</text:span></text:p>
            <text:p><text:span text:style-name="T3">- Put new name/Title for node</text:span></text:p>
            <text:p><text:span text:style-name="T3">- Click </text:span><text:span text:style-name="T4">Save</text:span></text:p>
          </table:table-cell>
          <table:table-cell office:value-type="string">
            <text:p>Node is renamed, Title is edited successfully</text:p>
          </table:table-cell>
          <table:table-cell office:value-type="string">
            <text:p>High</text:p>
          </table:table-cell>
          <table:table-cell table:style-name="ce75" table:number-columns-repeated="4"/>
          <table:table-cell table:number-columns-repeated="1011"/>
        </table:table-row>
        <table:table-row table:style-name="ro13">
          <table:table-cell table:formula="of:=IF(VALUE(MID([.F43];6;FIND(&quot;:&quot;;[.F43];1)-FIND(&quot; &quot;;[.F43];1)-1))&gt;VALUE(MID([.F42];6;FIND(&quot;:&quot;;[.F42];1)-FIND(&quot; &quot;;[.F42];1)-1));&quot;&quot;;MAX([.A$7:.A42])+1)" office:value-type="float" office:value="37">
            <text:p>037</text:p>
          </table:table-cell>
          <table:table-cell office:value-type="string">
            <text:p>SNF_ECMS_37</text:p>
          </table:table-cell>
          <table:table-cell office:value-type="float" office:value="1">
            <text:p>001</text:p>
          </table:table-cell>
          <table:table-cell office:value-type="string">
            <text:p>ECMS\DMS\Action\Symlink</text:p>
          </table:table-cell>
          <table:table-cell table:style-name="ce45" office:value-type="string">
            <text:p>Add symlink for node</text:p>
          </table:table-cell>
          <table:table-cell table:style-name="ce45" office:value-type="string">
            <text:p>Step 1: Add symlink for node</text:p>
          </table:table-cell>
          <table:table-cell table:style-name="ce41" office:value-type="string">
            <text:p>- Select a node</text:p>
            <text:p>- Click “Add Symlink” icon in action bar or right click on the main pane</text:p>
            <text:p>- Select a node to add symlink</text:p>
            <text:p>- Click Save</text:p>
          </table:table-cell>
          <table:table-cell office:value-type="string">
            <text:p>Node is added symlink <text:s/>successfully. Show symlink node as a child node</text:p>
          </table:table-cell>
          <table:table-cell office:value-type="string">
            <text:p>High</text:p>
          </table:table-cell>
          <table:table-cell table:style-name="ce75" table:number-columns-repeated="4"/>
          <table:table-cell table:number-columns-repeated="1011"/>
        </table:table-row>
        <table:table-row table:style-name="ro11">
          <table:table-cell table:formula="of:=IF(VALUE(MID([.F44];6;FIND(&quot;:&quot;;[.F44];1)-FIND(&quot; &quot;;[.F44];1)-1))&gt;VALUE(MID([.F43];6;FIND(&quot;:&quot;;[.F43];1)-FIND(&quot; &quot;;[.F43];1)-1));&quot;&quot;;MAX([.A$7:.A43])+1)" office:value-type="float" office:value="38">
            <text:p>038</text:p>
          </table:table-cell>
          <table:table-cell office:value-type="string">
            <text:p>SNF_ECMS_38</text:p>
          </table:table-cell>
          <table:table-cell office:value-type="float" office:value="1">
            <text:p>001</text:p>
          </table:table-cell>
          <table:table-cell office:value-type="string">
            <text:p>ECMS\DMS\Action\Favorite</text:p>
          </table:table-cell>
          <table:table-cell table:style-name="ce45" office:value-type="string">
            <text:p>Add/Remove Favorite</text:p>
          </table:table-cell>
          <table:table-cell table:style-name="ce45" office:value-type="string">
            <text:p>Step 1: Add/Remove Favorite</text:p>
          </table:table-cell>
          <table:table-cell table:style-name="ce57" office:value-type="string">
            <text:p>Add to Favorite</text:p>
            <text:p><text:span text:style-name="T4">- </text:span><text:span text:style-name="T10">Right click on a node</text:span></text:p>
            <text:p><text:span text:style-name="T10">- Choose Add to Favorite option</text:span></text:p>
            <text:p><text:span text:style-name="T4">Remove Favorite</text:span></text:p>
            <text:p><text:span text:style-name="T4">- </text:span><text:span text:style-name="T10">Perform to add favorite for a node</text:span></text:p>
            <text:p><text:span text:style-name="T10">- Right click on the node, choose Remove </text:span><text:span text:style-name="T10">form Favorite option</text:span></text:p>
          </table:table-cell>
          <table:table-cell office:value-type="string">
            <text:p>Add/Remove favorite successfully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4">
          <table:table-cell table:formula="of:=IF(VALUE(MID([.F45];6;FIND(&quot;:&quot;;[.F45];1)-FIND(&quot; &quot;;[.F45];1)-1))&gt;VALUE(MID([.F44];6;FIND(&quot;:&quot;;[.F44];1)-FIND(&quot; &quot;;[.F44];1)-1));&quot;&quot;;MAX([.A$7:.A44])+1)" office:value-type="float" office:value="39">
            <text:p>039</text:p>
          </table:table-cell>
          <table:table-cell office:value-type="string">
            <text:p>SNF_ECMS_39</text:p>
          </table:table-cell>
          <table:table-cell office:value-type="float" office:value="1">
            <text:p>001</text:p>
          </table:table-cell>
          <table:table-cell office:value-type="string">
            <text:p>ECMS\DMS\Action\WebDAV\Create</text:p>
          </table:table-cell>
          <table:table-cell table:style-name="ce46" office:value-type="string">
            <text:p>Download and Allow Edition</text:p>
          </table:table-cell>
          <table:table-cell table:style-name="ce46" office:value-type="string">
            <text:p>Step 1: Download and Allow Edition</text:p>
          </table:table-cell>
          <table:table-cell table:style-name="ce58" office:value-type="string">
            <text:p><text:span text:style-name="T22">- Go to a driver</text:span></text:p>
            <text:p><text:span text:style-name="T22">- Right click on a node and choose </text:span><text:span text:style-name="T4">Download </text:span><text:span text:style-name="T4">and Allow Edition</text:span></text:p>
          </table:table-cell>
          <table:table-cell office:value-type="string">
            <text:p>The structure or the content of node appears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12">
          <table:table-cell table:formula="of:=IF(VALUE(MID([.F46];6;FIND(&quot;:&quot;;[.F46];1)-FIND(&quot; &quot;;[.F46];1)-1))&gt;VALUE(MID([.F45];6;FIND(&quot;:&quot;;[.F45];1)-FIND(&quot; &quot;;[.F45];1)-1));&quot;&quot;;MAX([.A$7:.A45])+1)" office:value-type="float" office:value="40">
            <text:p>040</text:p>
          </table:table-cell>
          <table:table-cell office:value-type="string">
            <text:p>SNF_ECMS_40</text:p>
          </table:table-cell>
          <table:table-cell office:value-type="float" office:value="1">
            <text:p>001</text:p>
          </table:table-cell>
          <table:table-cell office:value-type="string">
            <text:p>ECMS\DMS\Action\WebDAV\Action</text:p>
          </table:table-cell>
          <table:table-cell table:style-name="ce46" office:value-type="string">
            <text:p>Manage Actions on WebDAV</text:p>
          </table:table-cell>
          <table:table-cell table:style-name="ce46" office:value-type="string">
            <text:p>Step 1: Manage Actions on WebDAV</text:p>
          </table:table-cell>
          <table:table-cell table:style-name="ce59" office:value-type="string">
            <text:p>- Create a new Network Place with <text:span text:style-name="T23">network </text:span><text:span text:style-name="T23">address is the path of a folder (</text:span><text:span text:style-name="T23"><text:a xlink:href="http://localhost:8080/portal/rest/private/jcr/repository/collaboration/sites">http://localhost:8080/portal/rest/private/jcr/repository/collaboration/sites</text:a></text:span><text:span text:style-name="T23">)</text:span></text:p>
          </table:table-cell>
          <table:table-cell office:value-type="string">
            <text:p>- You can add new document at WebDAV. This mean : a new corresponding document is created at exo folder</text:p>
            <text:p>- Can copy/Delete document on WebDAV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24">
          <table:table-cell table:formula="of:=IF(VALUE(MID([.F47];6;FIND(&quot;:&quot;;[.F47];1)-FIND(&quot; &quot;;[.F47];1)-1))&gt;VALUE(MID([.F46];6;FIND(&quot;:&quot;;[.F46];1)-FIND(&quot; &quot;;[.F46];1)-1));&quot;&quot;;MAX([.A$7:.A46])+1)" office:value-type="float" office:value="41">
            <text:p>041</text:p>
          </table:table-cell>
          <table:table-cell office:value-type="string">
            <text:p>SNF_ECMS_41</text:p>
          </table:table-cell>
          <table:table-cell office:value-type="float" office:value="1">
            <text:p>001</text:p>
          </table:table-cell>
          <table:table-cell office:value-type="string">
            <text:p>ECMS\DMS\Action\Copy_URL</text:p>
          </table:table-cell>
          <table:table-cell table:style-name="ce46" office:value-type="string">
            <text:p>Copy URL to Clipboard</text:p>
          </table:table-cell>
          <table:table-cell table:style-name="ce46" office:value-type="string">
            <text:p>Step 1: Copy URL to Clipboard</text:p>
          </table:table-cell>
          <table:table-cell table:style-name="ce58" office:value-type="string">
            <text:p><text:span text:style-name="T22">- Go to a driver</text:span></text:p>
            <text:p><text:span text:style-name="T22">- Right click on a node and choose </text:span><text:span text:style-name="T4">Copy URL </text:span><text:span text:style-name="T4">to Clipboard</text:span></text:p>
          </table:table-cell>
          <table:table-cell office:value-type="string">
            <text:p>The path of node is copied to Clipboard. Can paste on a document on Machine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5">
          <table:table-cell table:formula="of:=IF(VALUE(MID([.F48];6;FIND(&quot;:&quot;;[.F48];1)-FIND(&quot; &quot;;[.F48];1)-1))&gt;VALUE(MID([.F47];6;FIND(&quot;:&quot;;[.F47];1)-FIND(&quot; &quot;;[.F47];1)-1));&quot;&quot;;MAX([.A$7:.A47])+1)" office:value-type="float" office:value="42">
            <text:p>042</text:p>
          </table:table-cell>
          <table:table-cell office:value-type="string">
            <text:p>SNF_ECMS_42</text:p>
          </table:table-cell>
          <table:table-cell office:value-type="float" office:value="1">
            <text:p>001</text:p>
          </table:table-cell>
          <table:table-cell office:value-type="string">
            <text:p>ECMS\DMS\Action\Drag_Drop</text:p>
          </table:table-cell>
          <table:table-cell table:style-name="ce45" office:value-type="string">
            <text:p>Drag and drop node</text:p>
          </table:table-cell>
          <table:table-cell table:style-name="ce45" office:value-type="string">
            <text:p>Step 1: Drag and drop node</text:p>
          </table:table-cell>
          <table:table-cell table:style-name="ce57" office:value-type="string">
            <text:p>- <text:span text:style-name="T4">Cr</text:span><text:span text:style-name="T10">eate 2 nodes</text:span></text:p>
            <text:p><text:span text:style-name="T10">- Perform to drag a node and drop to another</text:span></text:p>
          </table:table-cell>
          <table:table-cell office:value-type="string">
            <text:p>Drag and drop node successfully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23">
          <table:table-cell table:formula="of:=IF(VALUE(MID([.F49];6;FIND(&quot;:&quot;;[.F49];1)-FIND(&quot; &quot;;[.F49];1)-1))&gt;VALUE(MID([.F48];6;FIND(&quot;:&quot;;[.F48];1)-FIND(&quot; &quot;;[.F48];1)-1));&quot;&quot;;MAX([.A$7:.A48])+1)" office:value-type="float" office:value="43">
            <text:p>043</text:p>
          </table:table-cell>
          <table:table-cell office:value-type="string">
            <text:p>SNF_ECMS_43</text:p>
          </table:table-cell>
          <table:table-cell office:value-type="float" office:value="1">
            <text:p>001</text:p>
          </table:table-cell>
          <table:table-cell office:value-type="string">
            <text:p>ECMS\DMS\Collaboration\Tag\Private</text:p>
          </table:table-cell>
          <table:table-cell table:style-name="ce47" office:value-type="string">
            <text:p>Manage Private tag (Add/Edit/Delete)</text:p>
          </table:table-cell>
          <table:table-cell table:style-name="ce47" office:value-type="string">
            <text:p>Step 1: Manage Private tag (Add/Edit/Delete)</text:p>
          </table:table-cell>
          <table:table-cell table:style-name="ce60" office:value-type="string">
            <text:p><text:span text:style-name="T4">Add tag</text:span></text:p>
            <text:p><text:span text:style-name="T3">- Select a document or uploaded file</text:span></text:p>
            <text:p><text:span text:style-name="T3">- Click on Tagging this document button in the </text:span><text:span text:style-name="T3">action bar </text:span></text:p>
            <text:p><text:span text:style-name="T3">- Choose Private tag</text:span></text:p>
            <text:p><text:span text:style-name="T3">- Put name for a tag</text:span></text:p>
            <text:p><text:span text:style-name="T3">- Click Save button</text:span></text:p>
            <text:p><text:span text:style-name="T4">Edit Tag</text:span></text:p>
            <text:p><text:span text:style-name="T4">- </text:span><text:span text:style-name="T10">Click Tag cloud on side bar</text:span></text:p>
            <text:p><text:span text:style-name="T10">- Click Edit private tags icon</text:span></text:p>
            <text:p><text:span text:style-name="T10">- Click corresponding Edit of tag</text:span></text:p>
            <text:p><text:span text:style-name="T10">- Change name</text:span></text:p>
            <text:p><text:span text:style-name="T10">- Click Save</text:span></text:p>
            <text:p><text:span text:style-name="T4">Delete Tag</text:span></text:p>
            <text:p><text:span text:style-name="T6">- </text:span><text:span text:style-name="T15">Click Tag cloud on side bar</text:span></text:p>
            <text:p><text:span text:style-name="T15">- Click Edit private tags icon</text:span></text:p>
            <text:p><text:span text:style-name="T15">- Click corresponding Remove Tag of tag</text:span></text:p>
            <text:p/>
          </table:table-cell>
          <table:table-cell office:value-type="string">
            <text:p>Node is added tag. You can find document using tag in Tag cloud of FE </text:p>
            <text:p><text:span text:style-name="T5">- The Tag is Edited/Deleted</text:span>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3">
          <table:table-cell table:formula="of:=IF(VALUE(MID([.F50];6;FIND(&quot;:&quot;;[.F50];1)-FIND(&quot; &quot;;[.F50];1)-1))&gt;VALUE(MID([.F49];6;FIND(&quot;:&quot;;[.F49];1)-FIND(&quot; &quot;;[.F49];1)-1));&quot;&quot;;MAX([.A$7:.A49])+1)" office:value-type="float" office:value="44">
            <text:p>044</text:p>
          </table:table-cell>
          <table:table-cell office:value-type="string">
            <text:p>SNF_ECMS_44</text:p>
          </table:table-cell>
          <table:table-cell office:value-type="float" office:value="1">
            <text:p>001</text:p>
          </table:table-cell>
          <table:table-cell office:value-type="string">
            <text:p>ECMS\DMS\Collaboration\Tag\Public</text:p>
          </table:table-cell>
          <table:table-cell table:style-name="ce47" office:value-type="string">
            <text:p>Manage Public tag (Add/Edit/Delete) </text:p>
          </table:table-cell>
          <table:table-cell table:style-name="ce47" office:value-type="string">
            <text:p>Step 1: Manage Public tag (Add/Edit/Delete) </text:p>
          </table:table-cell>
          <table:table-cell table:style-name="ce60" office:value-type="string">
            <text:p><text:span text:style-name="T4">Add tag</text:span></text:p>
            <text:p><text:span text:style-name="T3">- Select a document or uploaded file</text:span></text:p>
            <text:p><text:span text:style-name="T3">- Click on Tagging this document button in the </text:span><text:span text:style-name="T3">action bar </text:span></text:p>
            <text:p><text:span text:style-name="T3">- Choose Public tag</text:span></text:p>
            <text:p><text:span text:style-name="T3">- Put name for a tag</text:span></text:p>
            <text:p><text:span text:style-name="T3">- Click Save button</text:span></text:p>
            <text:p><text:span text:style-name="T6">Edit Tag</text:span></text:p>
            <text:p><text:span text:style-name="T6">- </text:span><text:span text:style-name="T15">Click Tag cloud on side bar</text:span></text:p>
            <text:p><text:span text:style-name="T15">- Click Edit private tags icon</text:span></text:p>
            <text:p><text:span text:style-name="T15">- Click corresponding Edit of tag</text:span></text:p>
            <text:p><text:span text:style-name="T15">- Change name</text:span></text:p>
            <text:p><text:span text:style-name="T15">- Click Save</text:span></text:p>
            <text:p><text:span text:style-name="T6">Delete Tag</text:span></text:p>
            <text:p><text:span text:style-name="T6">- </text:span><text:span text:style-name="T15">Click Tag cloud on side bar</text:span></text:p>
            <text:p><text:span text:style-name="T15">- Click Edit private tags icon</text:span></text:p>
            <text:p><text:span text:style-name="T15">- Click corresponding Remove Tag of tag</text:span></text:p>
            <text:p/>
          </table:table-cell>
          <table:table-cell office:value-type="string">
            <text:p>Node is added tag. You can find document using tag in Tag cloud of FE </text:p>
            <text:p>- The Tag is Edited/Deleted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1">
          <table:table-cell table:formula="of:=IF(VALUE(MID([.F51];6;FIND(&quot;:&quot;;[.F51];1)-FIND(&quot; &quot;;[.F51];1)-1))&gt;VALUE(MID([.F50];6;FIND(&quot;:&quot;;[.F50];1)-FIND(&quot; &quot;;[.F50];1)-1));&quot;&quot;;MAX([.A$7:.A50])+1)" office:value-type="float" office:value="45">
            <text:p>045</text:p>
          </table:table-cell>
          <table:table-cell office:value-type="string">
            <text:p>SNF_ECMS_45</text:p>
          </table:table-cell>
          <table:table-cell office:value-type="float" office:value="1">
            <text:p>001</text:p>
          </table:table-cell>
          <table:table-cell office:value-type="string">
            <text:p>ECMS\DMS\Collaboration\Language</text:p>
          </table:table-cell>
          <table:table-cell table:style-name="ce48" office:value-type="string">
            <text:p>Add language for document/uploaded file</text:p>
          </table:table-cell>
          <table:table-cell table:style-name="ce48" office:value-type="string">
            <text:p>Step 1: Add language for document/uploaded file</text:p>
          </table:table-cell>
          <table:table-cell table:style-name="ce61" office:value-type="string">
            <text:p><text:s/><text:span text:style-name="T3">- Select a document or uploaded file</text:span></text:p>
            <text:p><text:span text:style-name="T3">- Click on “Add/Edit localize content” icon in </text:span><text:span text:style-name="T3">the action bar </text:span></text:p>
            <text:p><text:span text:style-name="T3">- Select “Add Language” tab</text:span></text:p>
            <text:p><text:span text:style-name="T3">- Select new language</text:span></text:p>
            <text:p><text:span text:style-name="T3">- Put content for new language</text:span></text:p>
            <text:p><text:span text:style-name="T3">- Click Save button</text:span></text:p>
          </table:table-cell>
          <table:table-cell office:value-type="string">
            <text:p>Document/Uploaded file is added new language. You can see content of new language by select language in “View language” tab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1">
          <table:table-cell table:formula="of:=IF(VALUE(MID([.F52];6;FIND(&quot;:&quot;;[.F52];1)-FIND(&quot; &quot;;[.F52];1)-1))&gt;VALUE(MID([.F51];6;FIND(&quot;:&quot;;[.F51];1)-FIND(&quot; &quot;;[.F51];1)-1));&quot;&quot;;MAX([.A$7:.A51])+1)" office:value-type="float" office:value="46">
            <text:p>046</text:p>
          </table:table-cell>
          <table:table-cell office:value-type="string">
            <text:p>SNF_ECMS_46</text:p>
          </table:table-cell>
          <table:table-cell office:value-type="float" office:value="1">
            <text:p>001</text:p>
          </table:table-cell>
          <table:table-cell office:value-type="string">
            <text:p>ECMS\DMS\Collaboration\Vote</text:p>
          </table:table-cell>
          <table:table-cell table:style-name="ce48" office:value-type="string">
            <text:p>Vote for document/uploaded file</text:p>
          </table:table-cell>
          <table:table-cell table:style-name="ce48" office:value-type="string">
            <text:p>Step 1: Vote for document/uploaded file</text:p>
          </table:table-cell>
          <table:table-cell table:style-name="ce61" office:value-type="string">
            <text:p>- Create a document or upload a file</text:p>
            <text:p>- Select this node</text:p>
            <text:p>- Click on Vote icon on action bar, perform to vote</text:p>
          </table:table-cell>
          <table:table-cell office:value-type="string">
            <text:p>The node is voted 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2">
          <table:table-cell table:formula="of:=IF(VALUE(MID([.F53];6;FIND(&quot;:&quot;;[.F53];1)-FIND(&quot; &quot;;[.F53];1)-1))&gt;VALUE(MID([.F52];6;FIND(&quot;:&quot;;[.F52];1)-FIND(&quot; &quot;;[.F52];1)-1));&quot;&quot;;MAX([.A$7:.A52])+1)" office:value-type="float" office:value="47">
            <text:p>047</text:p>
          </table:table-cell>
          <table:table-cell office:value-type="string">
            <text:p>SNF_ECMS_47</text:p>
          </table:table-cell>
          <table:table-cell office:value-type="float" office:value="1">
            <text:p>001</text:p>
          </table:table-cell>
          <table:table-cell office:value-type="string">
            <text:p>ECMS\DMS\Collaboration\Comment</text:p>
          </table:table-cell>
          <table:table-cell table:style-name="ce48" office:value-type="string">
            <text:p>Manage Comment (Add/Edit/Delete)</text:p>
          </table:table-cell>
          <table:table-cell table:style-name="ce48" office:value-type="string">
            <text:p>Step 1: Manage Comment (Add/Edit/Delete)</text:p>
          </table:table-cell>
          <table:table-cell table:style-name="ce62" office:value-type="string">
            <text:p>Add a comment</text:p>
            <text:p><text:span text:style-name="T3">- Select a document or uploaded file</text:span></text:p>
            <text:p><text:span text:style-name="T3">- Click on “Add Comment” icon in the action </text:span><text:span text:style-name="T3">bar </text:span></text:p>
            <text:p><text:span text:style-name="T3">- Put content for comment</text:span></text:p>
            <text:p><text:span text:style-name="T3">- Click Save button</text:span></text:p>
            <text:p><text:span text:style-name="T4">Edit a comment</text:span></text:p>
            <text:p><text:span text:style-name="T10">- Show comment, click on Edit icon, perform to </text:span><text:span text:style-name="T10">edit</text:span></text:p>
            <text:p><text:span text:style-name="T4">Delete a comment</text:span></text:p>
            <text:p><text:span text:style-name="T10">- Show the comment, click on Delete icon </text:span><text:span text:style-name="T10">,click OK</text:span></text:p>
          </table:table-cell>
          <table:table-cell office:value-type="string">
            <text:p>You can see the comment at the bottom of document/uploaded file. You can edit content of comment or deleted it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8">
          <table:table-cell table:formula="of:=IF(VALUE(MID([.F54];6;FIND(&quot;:&quot;;[.F54];1)-FIND(&quot; &quot;;[.F54];1)-1))&gt;VALUE(MID([.F53];6;FIND(&quot;:&quot;;[.F53];1)-FIND(&quot; &quot;;[.F53];1)-1));&quot;&quot;;MAX([.A$7:.A53])+1)" office:value-type="float" office:value="48">
            <text:p>048</text:p>
          </table:table-cell>
          <table:table-cell office:value-type="string">
            <text:p>SNF_ECMS_48</text:p>
          </table:table-cell>
          <table:table-cell office:value-type="float" office:value="1">
            <text:p>001</text:p>
          </table:table-cell>
          <table:table-cell office:value-type="string">
            <text:p>ECMS\DMS\Admin\Publication</text:p>
          </table:table-cell>
          <table:table-cell table:style-name="ce45" office:value-type="string">
            <text:p>Manage Publication</text:p>
          </table:table-cell>
          <table:table-cell table:style-name="ce45" office:value-type="string">
            <text:p>Step 1: Manage Publication</text:p>
          </table:table-cell>
          <table:table-cell table:style-name="ce63" office:value-type="string">
            <text:p>Change from draft to <text:span text:style-name="T4">Published</text:span></text:p>
            <text:p><text:span text:style-name="T10">- Select a document/Uploaded file</text:span></text:p>
            <text:p><text:span text:style-name="T10">- Click on “Manage Publication” icon in the </text:span><text:span text:style-name="T10">action bar</text:span></text:p>
            <text:p><text:span text:style-name="T10">- Click on Published</text:span></text:p>
            <text:p><text:span text:style-name="T24">Change from Published to Obsoleted</text:span></text:p>
            <text:p><text:span text:style-name="T10">- Choose version is being in Published</text:span></text:p>
            <text:p><text:span text:style-name="T10">- Click Obsolete button</text:span></text:p>
            <text:p><text:span text:style-name="T24"/></text:p>
          </table:table-cell>
          <table:table-cell table:style-name="ce65" office:value-type="string">
            <text:p>Document/Uploaded file is published/Obsolete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8">
          <table:table-cell table:formula="of:=IF(VALUE(MID([.F55];6;FIND(&quot;:&quot;;[.F55];1)-FIND(&quot; &quot;;[.F55];1)-1))&gt;VALUE(MID([.F54];6;FIND(&quot;:&quot;;[.F54];1)-FIND(&quot; &quot;;[.F54];1)-1));&quot;&quot;;MAX([.A$7:.A54])+1)" office:value-type="float" office:value="49">
            <text:p>049</text:p>
          </table:table-cell>
          <table:table-cell office:value-type="string">
            <text:p>SNF_ECMS_49</text:p>
          </table:table-cell>
          <table:table-cell office:value-type="float" office:value="1">
            <text:p>001</text:p>
          </table:table-cell>
          <table:table-cell office:value-type="string">
            <text:p>ECMS\DMS\Admin\Category</text:p>
          </table:table-cell>
          <table:table-cell table:style-name="ce46" office:value-type="string">
            <text:p>Manage Category (Add/Delete)</text:p>
          </table:table-cell>
          <table:table-cell table:style-name="ce46" office:value-type="string">
            <text:p>Step 1: Manage Category (Add/Delete)</text:p>
          </table:table-cell>
          <table:table-cell table:style-name="ce64" office:value-type="string">
            <text:p>Add category for node</text:p>
            <text:p><text:span text:style-name="T10">- Select a document/Uploaded file</text:span></text:p>
            <text:p><text:span text:style-name="T10">- Click on “Manage Category” icon in the </text:span><text:span text:style-name="T10">action bar</text:span></text:p>
            <text:p><text:span text:style-name="T10">- Select category to add for </text:span><text:span text:style-name="T10">document/Uploaded file</text:span></text:p>
            <text:p><text:span text:style-name="T24">Delete category</text:span></text:p>
            <text:p><text:span text:style-name="T10">- Click on corresponding Delete icon of </text:span><text:span text:style-name="T10">category</text:span></text:p>
          </table:table-cell>
          <table:table-cell table:style-name="ce71" office:value-type="string">
            <text:p>Document/uploaded file is added category.</text:p>
            <text:p>- Document/uploaded file is not added category.</text:p>
          </table:table-cell>
          <table:table-cell table:style-name="ce22" office:value-type="string">
            <text:p>medium</text:p>
          </table:table-cell>
          <table:table-cell table:number-columns-repeated="1015"/>
        </table:table-row>
        <table:table-row table:style-name="ro16">
          <table:table-cell table:formula="of:=IF(VALUE(MID([.F56];6;FIND(&quot;:&quot;;[.F56];1)-FIND(&quot; &quot;;[.F56];1)-1))&gt;VALUE(MID([.F55];6;FIND(&quot;:&quot;;[.F55];1)-FIND(&quot; &quot;;[.F55];1)-1));&quot;&quot;;MAX([.A$7:.A55])+1)" office:value-type="float" office:value="50">
            <text:p>050</text:p>
          </table:table-cell>
          <table:table-cell office:value-type="string">
            <text:p>SNF_ECMS_50</text:p>
          </table:table-cell>
          <table:table-cell office:value-type="float" office:value="1">
            <text:p>001</text:p>
          </table:table-cell>
          <table:table-cell office:value-type="string">
            <text:p>ECMS\DMS\Admin\Relation</text:p>
          </table:table-cell>
          <table:table-cell table:style-name="ce46" office:value-type="string">
            <text:p>Manage Relation (Add/Delete/Show/Hide)</text:p>
          </table:table-cell>
          <table:table-cell table:style-name="ce46" office:value-type="string">
            <text:p>Step 1: Manage Relation (Add/Delete/Show/Hide)</text:p>
          </table:table-cell>
          <table:table-cell table:style-name="ce22" office:value-type="string">
            <text:p><text:span text:style-name="T4">Add Relation</text:span></text:p>
            <text:p><text:span text:style-name="T3">- Select a node</text:span></text:p>
            <text:p><text:span text:style-name="T3">- Click on “Manage Relation” icon in the action </text:span><text:span text:style-name="T3">bar</text:span></text:p>
            <text:p><text:span text:style-name="T3">- Go to Select Relation tab</text:span></text:p>
            <text:p><text:span text:style-name="T3">- Select document to add relation for </text:span><text:span text:style-name="T3">document/uploaded file</text:span></text:p>
            <text:p><text:span text:style-name="T4">Delete relation</text:span></text:p>
            <text:p><text:span text:style-name="T3">- Go to Manage relation list tab</text:span></text:p>
            <text:p><text:span text:style-name="T3">- Click on corresponding Delete icon of </text:span><text:span text:style-name="T3">Relation </text:span></text:p>
            <text:p><text:span text:style-name="T6">Show Relation</text:span></text:p>
            <text:p><text:span text:style-name="T15">- Select the node which Is added relation</text:span></text:p>
            <text:p><text:span text:style-name="T5">- Click Show/Hide Relation icon on action bar</text:span></text:p>
            <text:p><text:span text:style-name="T6">Hide Relation</text:span></text:p>
            <text:p><text:span text:style-name="T5">- Click Show/Hide Relation icon on action bar </text:span><text:span text:style-name="T5">again</text:span></text:p>
          </table:table-cell>
          <table:table-cell office:value-type="string">
            <text:p>Node is added /Delete relation</text:p>
            <text:p>- Relation of Node is shown/hidden </text:p>
          </table:table-cell>
          <table:table-cell table:style-name="ce22" office:value-type="string">
            <text:p>medium</text:p>
          </table:table-cell>
          <table:table-cell table:number-columns-repeated="1015"/>
        </table:table-row>
        <table:table-row table:style-name="ro11">
          <table:table-cell table:formula="of:=IF(VALUE(MID([.F57];6;FIND(&quot;:&quot;;[.F57];1)-FIND(&quot; &quot;;[.F57];1)-1))&gt;VALUE(MID([.F56];6;FIND(&quot;:&quot;;[.F56];1)-FIND(&quot; &quot;;[.F56];1)-1));&quot;&quot;;MAX([.A$7:.A56])+1)" office:value-type="float" office:value="51">
            <text:p>051</text:p>
          </table:table-cell>
          <table:table-cell office:value-type="string">
            <text:p>SNF_ECMS_51</text:p>
          </table:table-cell>
          <table:table-cell office:value-type="float" office:value="1">
            <text:p>001</text:p>
          </table:table-cell>
          <table:table-cell office:value-type="string">
            <text:p>ECMS\DMS\Admin\Node_Property</text:p>
          </table:table-cell>
          <table:table-cell table:style-name="ce45" office:value-type="string">
            <text:p>View Node Properties</text:p>
          </table:table-cell>
          <table:table-cell table:style-name="ce45" office:value-type="string">
            <text:p>Step 1: View Node Properties</text:p>
          </table:table-cell>
          <table:table-cell table:style-name="ce53" office:value-type="string">
            <text:p><text:span text:style-name="T4">View node properties</text:span></text:p>
            <text:p><text:span text:style-name="T22">- Create a node</text:span></text:p>
            <text:p><text:span text:style-name="T22">- Select this node</text:span></text:p>
            <text:p><text:span text:style-name="T22">- Click on View node Properties on action bar</text:span></text:p>
            <text:p><text:span text:style-name="T4">Add properties</text:span></text:p>
            <text:p><text:span text:style-name="T10">- Go to Add new properties Tab</text:span></text:p>
            <text:p><text:span text:style-name="T10">- Perform to add new a properties for this node</text:span></text:p>
          </table:table-cell>
          <table:table-cell office:value-type="string">
            <text:p>- Manage properties form is shown, and all properties of this node is shown here.</text:p>
            <text:p>- New properties is added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2">
          <table:table-cell table:formula="of:=IF(VALUE(MID([.F58];6;FIND(&quot;:&quot;;[.F58];1)-FIND(&quot; &quot;;[.F58];1)-1))&gt;VALUE(MID([.F57];6;FIND(&quot;:&quot;;[.F57];1)-FIND(&quot; &quot;;[.F57];1)-1));&quot;&quot;;MAX([.A$7:.A57])+1)" office:value-type="float" office:value="52">
            <text:p>052</text:p>
          </table:table-cell>
          <table:table-cell office:value-type="string">
            <text:p>SNF_ECMS_52</text:p>
          </table:table-cell>
          <table:table-cell office:value-type="float" office:value="1">
            <text:p>001</text:p>
          </table:table-cell>
          <table:table-cell office:value-type="string">
            <text:p>ECMS\DMS\Admin\Export_Import</text:p>
          </table:table-cell>
          <table:table-cell table:style-name="ce45" office:value-type="string">
            <text:p>Export /Import node</text:p>
          </table:table-cell>
          <table:table-cell table:style-name="ce45" office:value-type="string">
            <text:p>Step 1: Export /Import node</text:p>
          </table:table-cell>
          <table:table-cell table:style-name="ce65" office:value-type="string">
            <text:p><text:span text:style-name="T2">Export node</text:span></text:p>
            <text:p><text:span text:style-name="T3">- Select 1 node</text:span></text:p>
            <text:p><text:span text:style-name="T3">- Click on Export button</text:span></text:p>
            <text:p><text:span text:style-name="T3">Import node</text:span></text:p>
            <text:p><text:span text:style-name="T3">- Choose format for exported file</text:span></text:p>
            <text:p><text:span text:style-name="T3">- Click on Export button</text:span></text:p>
            <text:p><text:span text:style-name="T4">Import node</text:span></text:p>
            <text:p><text:span text:style-name="T10">- Go to a destination node</text:span></text:p>
            <text:p><text:span text:style-name="T10">- Click Import button</text:span></text:p>
            <text:p><text:span text:style-name="T10">- Choose valid file to import</text:span></text:p>
            <text:p><text:span text:style-name="T10">- Click Import button</text:span></text:p>
          </table:table-cell>
          <table:table-cell office:value-type="string">
            <text:p>- Node is exported successfully</text:p>
            <text:p>- Node is imported in destination path</text:p>
          </table:table-cell>
          <table:table-cell table:style-name="ce22" office:value-type="string">
            <text:p>medium</text:p>
          </table:table-cell>
          <table:table-cell table:number-columns-repeated="1015"/>
        </table:table-row>
        <table:table-row table:style-name="ro21">
          <table:table-cell table:formula="of:=IF(VALUE(MID([.F59];6;FIND(&quot;:&quot;;[.F59];1)-FIND(&quot; &quot;;[.F59];1)-1))&gt;VALUE(MID([.F58];6;FIND(&quot;:&quot;;[.F58];1)-FIND(&quot; &quot;;[.F58];1)-1));&quot;&quot;;MAX([.A$7:.A58])+1)" office:value-type="float" office:value="53">
            <text:p>053</text:p>
          </table:table-cell>
          <table:table-cell office:value-type="string">
            <text:p>SNF_ECMS_53</text:p>
          </table:table-cell>
          <table:table-cell office:value-type="float" office:value="1">
            <text:p>001</text:p>
          </table:table-cell>
          <table:table-cell table:style-name="ce42" office:value-type="string">
            <text:p>ECMS\DMS\Info\References</text:p>
          </table:table-cell>
          <table:table-cell table:style-name="ce49" office:value-type="string">
            <text:p>View References</text:p>
          </table:table-cell>
          <table:table-cell table:style-name="ce49" office:value-type="string">
            <text:p>Step 1: View References</text:p>
          </table:table-cell>
          <table:table-cell table:style-name="ce41" office:value-type="string">
            <text:p>- Create a node (Article ) and relate to a document/upload file (a picture)</text:p>
            <text:p>- Select the picture</text:p>
            <text:p>- Click View References icon on action bar</text:p>
          </table:table-cell>
          <table:table-cell office:value-type="string">
            <text:p>- Will be show Reference of The picture is this Article</text:p>
          </table:table-cell>
          <table:table-cell table:style-name="ce22" office:value-type="string">
            <text:p>Low</text:p>
          </table:table-cell>
          <table:table-cell table:number-columns-repeated="1015"/>
        </table:table-row>
        <table:table-row table:style-name="ro24">
          <table:table-cell table:formula="of:=IF(VALUE(MID([.F60];6;FIND(&quot;:&quot;;[.F60];1)-FIND(&quot; &quot;;[.F60];1)-1))&gt;VALUE(MID([.F59];6;FIND(&quot;:&quot;;[.F59];1)-FIND(&quot; &quot;;[.F59];1)-1));&quot;&quot;;MAX([.A$7:.A59])+1)" office:value-type="float" office:value="54">
            <text:p>054</text:p>
          </table:table-cell>
          <table:table-cell office:value-type="string">
            <text:p>SNF_ECMS_54</text:p>
          </table:table-cell>
          <table:table-cell office:value-type="float" office:value="1">
            <text:p>001</text:p>
          </table:table-cell>
          <table:table-cell table:style-name="ce42" office:value-type="string">
            <text:p>ECMS\DMS\Info\Node_Type</text:p>
          </table:table-cell>
          <table:table-cell table:style-name="ce50" office:value-type="string">
            <text:p>View Node Types</text:p>
          </table:table-cell>
          <table:table-cell table:style-name="ce50" office:value-type="string">
            <text:p>Step 1: View Node Types</text:p>
          </table:table-cell>
          <table:table-cell table:style-name="ce41" office:value-type="string">
            <text:p>- Create a node</text:p>
            <text:p>- Select it</text:p>
            <text:p>- Click View node type icon on action bar</text:p>
          </table:table-cell>
          <table:table-cell office:value-type="string">
            <text:p>Node Type information form is shown</text:p>
          </table:table-cell>
          <table:table-cell table:style-name="ce22" office:value-type="string">
            <text:p>Low</text:p>
          </table:table-cell>
          <table:table-cell table:number-columns-repeated="1015"/>
        </table:table-row>
        <table:table-row table:style-name="ro22">
          <table:table-cell table:formula="of:=IF(VALUE(MID([.F61];6;FIND(&quot;:&quot;;[.F61];1)-FIND(&quot; &quot;;[.F61];1)-1))&gt;VALUE(MID([.F60];6;FIND(&quot;:&quot;;[.F60];1)-FIND(&quot; &quot;;[.F60];1)-1));&quot;&quot;;MAX([.A$7:.A60])+1)" office:value-type="float" office:value="55">
            <text:p>055</text:p>
          </table:table-cell>
          <table:table-cell office:value-type="string">
            <text:p>SNF_ECMS_55</text:p>
          </table:table-cell>
          <table:table-cell office:value-type="float" office:value="1">
            <text:p>001</text:p>
          </table:table-cell>
          <table:table-cell table:style-name="ce42" office:value-type="string">
            <text:p>ECMS\DMS\Info\Permission</text:p>
          </table:table-cell>
          <table:table-cell table:style-name="ce51" office:value-type="string">
            <text:p>Manage Permission(Add/Edit/Delete)</text:p>
          </table:table-cell>
          <table:table-cell table:style-name="ce51" office:value-type="string">
            <text:p>Step 1: Manage Permission(Add/Edit/Delete)</text:p>
          </table:table-cell>
          <table:table-cell table:style-name="ce41" office:value-type="string">
            <text:p><text:span text:style-name="T3">- Select 1 node</text:span></text:p>
            <text:p><text:span text:style-name="T3">- Click on “View Permission” icon in action bar</text:span></text:p>
            <text:p><text:span text:style-name="T4">Add permission for node</text:span></text:p>
            <text:p><text:span text:style-name="T10">- Choose user/group to add permission</text:span></text:p>
            <text:p><text:span text:style-name="T10">- Click Save</text:span></text:p>
            <text:p><text:span text:style-name="T4">Edit permission of node</text:span></text:p>
            <text:p><text:span text:style-name="T10">- Click corresponding Edit icon of user/group</text:span></text:p>
            <text:p><text:span text:style-name="T10">- Change permission</text:span></text:p>
            <text:p><text:span text:style-name="T4">Delete permission</text:span></text:p>
            <text:p><text:span text:style-name="T10">- Click corresponding Delete icon of </text:span><text:span text:style-name="T10">user/group</text:span></text:p>
            <text:p><text:span text:style-name="T10">- Click ok</text:span></text:p>
          </table:table-cell>
          <table:table-cell office:value-type="string">
            <text:p>- The node is added permission</text:p>
            <text:p>- Permission of user on the node is changed </text:p>
            <text:p>- Permission of user/group on the node is deleted</text:p>
          </table:table-cell>
          <table:table-cell table:style-name="ce22" office:value-type="string">
            <text:p>High</text:p>
          </table:table-cell>
          <table:table-cell table:number-columns-repeated="1015"/>
        </table:table-row>
        <table:table-row table:style-name="ro24">
          <table:table-cell table:formula="of:=IF(VALUE(MID([.F62];6;FIND(&quot;:&quot;;[.F62];1)-FIND(&quot; &quot;;[.F62];1)-1))&gt;VALUE(MID([.F61];6;FIND(&quot;:&quot;;[.F61];1)-FIND(&quot; &quot;;[.F61];1)-1));&quot;&quot;;MAX([.A$7:.A61])+1)" office:value-type="float" office:value="56">
            <text:p>056</text:p>
          </table:table-cell>
          <table:table-cell office:value-type="string">
            <text:p>SNF_ECMS_56</text:p>
          </table:table-cell>
          <table:table-cell office:value-type="float" office:value="1">
            <text:p>001</text:p>
          </table:table-cell>
          <table:table-cell table:style-name="ce42" office:value-type="string">
            <text:p>ECMS\DMS\Info\Metadata</text:p>
          </table:table-cell>
          <table:table-cell table:style-name="ce50" office:value-type="string">
            <text:p>View metadata</text:p>
          </table:table-cell>
          <table:table-cell table:style-name="ce50" office:value-type="string">
            <text:p>Step 1: View metadata</text:p>
          </table:table-cell>
          <table:table-cell table:style-name="ce41" office:value-type="string">
            <text:p>- Perform <text:s/>upload a file</text:p>
            <text:p>- Select it </text:p>
            <text:p>- Click View metadata</text:p>
          </table:table-cell>
          <table:table-cell office:value-type="string">
            <text:p>View matadata form is shown</text:p>
          </table:table-cell>
          <table:table-cell table:style-name="ce22" office:value-type="string">
            <text:p>Low</text:p>
          </table:table-cell>
          <table:table-cell table:number-columns-repeated="1015"/>
        </table:table-row>
        <table:table-row table:style-name="ro11">
          <table:table-cell table:formula="of:=IF(VALUE(MID([.F63];6;FIND(&quot;:&quot;;[.F63];1)-FIND(&quot; &quot;;[.F63];1)-1))&gt;VALUE(MID([.F62];6;FIND(&quot;:&quot;;[.F62];1)-FIND(&quot; &quot;;[.F62];1)-1));&quot;&quot;;MAX([.A$7:.A62])+1)" office:value-type="float" office:value="57">
            <text:p>057</text:p>
          </table:table-cell>
          <table:table-cell office:value-type="string">
            <text:p>SNF_ECMS_57</text:p>
          </table:table-cell>
          <table:table-cell office:value-type="float" office:value="1">
            <text:p>001</text:p>
          </table:table-cell>
          <table:table-cell table:style-name="ce42" office:value-type="string">
            <text:p>ECMS\DMS\Info\Auditing</text:p>
          </table:table-cell>
          <table:table-cell table:style-name="ce50" office:value-type="string">
            <text:p>Manage Auditing (Active/View) </text:p>
          </table:table-cell>
          <table:table-cell table:style-name="ce50" office:value-type="string">
            <text:p>Step 1: Manage Auditing (Active/View) </text:p>
          </table:table-cell>
          <table:table-cell table:style-name="ce41" office:value-type="string">
            <text:p><text:span text:style-name="T4">Activate auditing</text:span></text:p>
            <text:p>- Create a node</text:p>
            <text:p>- Select it</text:p>
            <text:p>- Click Manage Auditing on action bar</text:p>
            <text:p>- Click Activate button</text:p>
            <text:p><text:span text:style-name="T4">View</text:span></text:p>
            <text:p><text:span text:style-name="T5">- Click Manage Auditing on action bar again</text:span></text:p>
          </table:table-cell>
          <table:table-cell office:value-type="string">
            <text:p>The node is activated/viewed</text:p>
          </table:table-cell>
          <table:table-cell table:style-name="ce22" office:value-type="string">
            <text:p>Low</text:p>
          </table:table-cell>
          <table:table-cell table:number-columns-repeated="1015"/>
        </table:table-row>
        <table:table-row table:style-name="ro12">
          <table:table-cell table:formula="of:=IF(VALUE(MID([.F64];6;FIND(&quot;:&quot;;[.F64];1)-FIND(&quot; &quot;;[.F64];1)-1))&gt;VALUE(MID([.F63];6;FIND(&quot;:&quot;;[.F63];1)-FIND(&quot; &quot;;[.F63];1)-1));&quot;&quot;;MAX([.A$7:.A63])+1)" office:value-type="float" office:value="58">
            <text:p>058</text:p>
          </table:table-cell>
          <table:table-cell office:value-type="string">
            <text:p>SNF_ECMS_58</text:p>
          </table:table-cell>
          <table:table-cell office:value-type="float" office:value="1">
            <text:p>001</text:p>
          </table:table-cell>
          <table:table-cell table:style-name="ce42" office:value-type="string">
            <text:p>ECMS\DMS\Info\JCR_Structure</text:p>
          </table:table-cell>
          <table:table-cell table:style-name="ce50" office:value-type="string">
            <text:p>Show/Hide like JCR structure</text:p>
          </table:table-cell>
          <table:table-cell table:style-name="ce50" office:value-type="string">
            <text:p>Step 1: Show/Hide like JCR structure</text:p>
          </table:table-cell>
          <table:table-cell table:style-name="ce41" office:value-type="string">
            <text:p><text:span text:style-name="T4">Hide Like structure</text:span></text:p>
            <text:p>- Go to a driver</text:p>
            <text:p>- Click on Show/Hide Like Structure</text:p>
            <text:p><text:span text:style-name="T4">Show Like Structure</text:span></text:p>
            <text:p><text:span text:style-name="T15">- Click on Show/Hide Like Structure again</text:span></text:p>
          </table:table-cell>
          <table:table-cell office:value-type="string">
            <text:p>Hide Like Structure : content of document/upload file is not shown, only shown child of node </text:p>
            <text:p>Show Like Structure : Content of Document/upload file is shown at right pane.</text:p>
          </table:table-cell>
          <table:table-cell table:style-name="ce22" office:value-type="string">
            <text:p>Low</text:p>
          </table:table-cell>
          <table:table-cell table:number-columns-repeated="1015"/>
        </table:table-row>
        <table:table-row table:style-name="ro13">
          <table:table-cell table:formula="of:=IF(VALUE(MID([.F65];6;FIND(&quot;:&quot;;[.F65];1)-FIND(&quot; &quot;;[.F65];1)-1))&gt;VALUE(MID([.F64];6;FIND(&quot;:&quot;;[.F64];1)-FIND(&quot; &quot;;[.F64];1)-1));&quot;&quot;;MAX([.A$7:.A64])+1)" office:value-type="float" office:value="59">
            <text:p>059</text:p>
          </table:table-cell>
          <table:table-cell office:value-type="string">
            <text:p>SNF_ECMS_59</text:p>
          </table:table-cell>
          <table:table-cell office:value-type="float" office:value="1">
            <text:p>001</text:p>
          </table:table-cell>
          <table:table-cell table:style-name="ce42" office:value-type="string">
            <text:p>ECMS\DMS\Search\Simple</text:p>
          </table:table-cell>
          <table:table-cell table:style-name="ce52" office:value-type="string">
            <text:p>Simple Search</text:p>
          </table:table-cell>
          <table:table-cell table:style-name="ce52" office:value-type="string">
            <text:p>Step 1: Simple Search</text:p>
          </table:table-cell>
          <table:table-cell table:style-name="ce22" office:value-type="string">
            <text:p><text:span text:style-name="T3">- Input keyword into Search field above action </text:span><text:span text:style-name="T3">bar</text:span></text:p>
            <text:p><text:span text:style-name="T3">- Click </text:span><text:span text:style-name="T4">Quick Search</text:span></text:p>
            <text:p><text:span text:style-name="T3"/></text:p>
            <text:p><text:span text:style-name="T3"/></text:p>
          </table:table-cell>
          <table:table-cell office:value-type="string">
            <text:p>The result appears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2">
          <table:table-cell table:formula="of:=IF(VALUE(MID([.F66];6;FIND(&quot;:&quot;;[.F66];1)-FIND(&quot; &quot;;[.F66];1)-1))&gt;VALUE(MID([.F65];6;FIND(&quot;:&quot;;[.F65];1)-FIND(&quot; &quot;;[.F65];1)-1));&quot;&quot;;MAX([.A$7:.A65])+1)" office:value-type="float" office:value="60">
            <text:p>060</text:p>
          </table:table-cell>
          <table:table-cell office:value-type="string">
            <text:p>SNF_ECMS_60</text:p>
          </table:table-cell>
          <table:table-cell office:value-type="float" office:value="1">
            <text:p>001</text:p>
          </table:table-cell>
          <table:table-cell table:style-name="ce42" office:value-type="string">
            <text:p>ECMS\DMS\Search\Advanced</text:p>
          </table:table-cell>
          <table:table-cell table:style-name="ce52" office:value-type="string">
            <text:p>Advanced search</text:p>
          </table:table-cell>
          <table:table-cell table:style-name="ce52" office:value-type="string">
            <text:p>Step 1: Advanced search</text:p>
          </table:table-cell>
          <table:table-cell table:style-name="ce66" office:value-type="string">
            <text:p><text:span text:style-name="T25">Search </text:span></text:p>
            <text:p><text:span text:style-name="T26">- Click Saved Searched icon on action bar</text:span></text:p>
            <text:p><text:span text:style-name="T26">- Click Advanced Search icon</text:span></text:p>
            <text:p><text:span text:style-name="T26">- Input Constraint to search </text:span></text:p>
            <text:p><text:span text:style-name="T26">- Click </text:span><text:span text:style-name="T25">Search</text:span><text:span text:style-name="T26"> button</text:span></text:p>
            <text:p><text:span text:style-name="T27"/></text:p>
          </table:table-cell>
          <table:table-cell office:value-type="string">
            <text:p>Search Result tab is shown with result</text:p>
            <text:p/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5">
          <table:table-cell table:formula="of:=IF(VALUE(MID([.F67];6;FIND(&quot;:&quot;;[.F67];1)-FIND(&quot; &quot;;[.F67];1)-1))&gt;VALUE(MID([.F66];6;FIND(&quot;:&quot;;[.F66];1)-FIND(&quot; &quot;;[.F66];1)-1));&quot;&quot;;MAX([.A$7:.A66])+1)" office:value-type="float" office:value="61">
            <text:p>061</text:p>
          </table:table-cell>
          <table:table-cell office:value-type="string">
            <text:p>SNF_ECMS_61</text:p>
          </table:table-cell>
          <table:table-cell office:value-type="float" office:value="1">
            <text:p>001</text:p>
          </table:table-cell>
          <table:table-cell table:style-name="ce42" office:value-type="string">
            <text:p>ECMS\DMS\Search\Query</text:p>
          </table:table-cell>
          <table:table-cell table:style-name="ce52" office:value-type="string">
            <text:p>Manage query in Advanced search</text:p>
          </table:table-cell>
          <table:table-cell table:style-name="ce52" office:value-type="string">
            <text:p>Step 1: Manage query in Advanced search</text:p>
          </table:table-cell>
          <table:table-cell table:style-name="ce66" office:value-type="string">
            <text:p><text:span text:style-name="T6">Create a query</text:span></text:p>
            <text:p><text:span text:style-name="T15">- Go to New query tab</text:span></text:p>
            <text:p><text:span text:style-name="T15">- perform to create a query</text:span></text:p>
            <text:p><text:span text:style-name="T6">Execute a existed query</text:span></text:p>
            <text:p><text:span text:style-name="T15">- Go to Saved query</text:span></text:p>
            <text:p><text:span text:style-name="T15">- <text:s/>Click Execute <text:s/>icon of a save query</text:span></text:p>
            <text:p><text:span text:style-name="T6">Edit Query</text:span></text:p>
            <text:p><text:span text:style-name="T15">- Go to Saved query</text:span></text:p>
            <text:p><text:span text:style-name="T15">- Click on corresponding Edit icon of a query</text:span></text:p>
            <text:p><text:span text:style-name="T15">- perform to edit the query</text:span></text:p>
            <text:p><text:span text:style-name="T6">Delete Query</text:span></text:p>
            <text:p><text:span text:style-name="T15">- Go to Saved query</text:span></text:p>
            <text:p><text:span text:style-name="T15">- Click on corresponding Delete icon of a </text:span><text:span text:style-name="T15">query</text:span></text:p>
            <text:p><text:span text:style-name="T15">- Click Ok</text:span></text:p>
          </table:table-cell>
          <table:table-cell office:value-type="string">
            <text:p>Query is created/edited/executed/Delete successfully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1">
          <table:table-cell table:formula="of:=IF(VALUE(MID([.F68];6;FIND(&quot;:&quot;;[.F68];1)-FIND(&quot; &quot;;[.F68];1)-1))&gt;VALUE(MID([.F67];6;FIND(&quot;:&quot;;[.F67];1)-FIND(&quot; &quot;;[.F67];1)-1));&quot;&quot;;MAX([.A$7:.A67])+1)" office:value-type="float" office:value="62">
            <text:p>062</text:p>
          </table:table-cell>
          <table:table-cell office:value-type="string">
            <text:p>SNF_ECMS_62</text:p>
          </table:table-cell>
          <table:table-cell office:value-type="float" office:value="1">
            <text:p>001</text:p>
          </table:table-cell>
          <table:table-cell table:style-name="ce42" office:value-type="string">
            <text:p>ECMS\DMS\View_Mode</text:p>
          </table:table-cell>
          <table:table-cell table:style-name="ce53" office:value-type="string">
            <text:p>Select view mode</text:p>
          </table:table-cell>
          <table:table-cell table:style-name="ce53" office:value-type="string">
            <text:p>Step 1: Select view mode</text:p>
          </table:table-cell>
          <table:table-cell table:style-name="ce41" office:value-type="string">
            <text:p>Switch views:</text:p>
            <text:p>- List view: view information of node</text:p>
            <text:p>- Thumbnail view: Check thumbnail images</text:p>
            <text:p>- Icon view: Check mime type icons</text:p>
            <text:p>- Coverflow view: Check image flow</text:p>
            <text:p>- Slide show</text:p>
            <text:p>- Timeline view</text:p>
          </table:table-cell>
          <table:table-cell office:value-type="string">
            <text:p>Display selected view properly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3">
          <table:table-cell table:formula="of:=IF(VALUE(MID([.F69];6;FIND(&quot;:&quot;;[.F69];1)-FIND(&quot; &quot;;[.F69];1)-1))&gt;VALUE(MID([.F68];6;FIND(&quot;:&quot;;[.F68];1)-FIND(&quot; &quot;;[.F68];1)-1));&quot;&quot;;MAX([.A$7:.A68])+1)" office:value-type="float" office:value="63">
            <text:p>063</text:p>
          </table:table-cell>
          <table:table-cell office:value-type="string">
            <text:p>SNF_ECMS_63</text:p>
          </table:table-cell>
          <table:table-cell office:value-type="float" office:value="1">
            <text:p>001</text:p>
          </table:table-cell>
          <table:table-cell table:style-name="ce42" office:value-type="string">
            <text:p>ECMS\DMS\Setting\Browsing_Preferences</text:p>
          </table:table-cell>
          <table:table-cell table:style-name="ce53" office:value-type="string">
            <text:p>Set up browsing Preferences</text:p>
          </table:table-cell>
          <table:table-cell table:style-name="ce53" office:value-type="string">
            <text:p>Step 1: Set up browsing Preferences</text:p>
          </table:table-cell>
          <table:table-cell table:style-name="ce41" office:value-type="string">
            <text:p>- Go to a driver</text:p>
            <text:p>- Click on “Set up your browsing preferences” icon</text:p>
            <text:p>- Perform to set up</text:p>
            <text:p>- Click Save </text:p>
          </table:table-cell>
          <table:table-cell office:value-type="string">
            <text:p>New Displaying is shown directly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4">
          <table:table-cell table:formula="of:=IF(VALUE(MID([.F70];6;FIND(&quot;:&quot;;[.F70];1)-FIND(&quot; &quot;;[.F70];1)-1))&gt;VALUE(MID([.F69];6;FIND(&quot;:&quot;;[.F69];1)-FIND(&quot; &quot;;[.F69];1)-1));&quot;&quot;;MAX([.A$7:.A69])+1)" office:value-type="float" office:value="64">
            <text:p>064</text:p>
          </table:table-cell>
          <table:table-cell office:value-type="string">
            <text:p>SNF_ECMS_64</text:p>
          </table:table-cell>
          <table:table-cell office:value-type="float" office:value="1">
            <text:p>001</text:p>
          </table:table-cell>
          <table:table-cell table:style-name="ce42" office:value-type="string">
            <text:p>ECMS\DMS\Setting\Preference_Filter</text:p>
          </table:table-cell>
          <table:table-cell table:style-name="ce53" office:value-type="string">
            <text:p>Set up Preferences for quick filter</text:p>
          </table:table-cell>
          <table:table-cell table:style-name="ce53" office:value-type="string">
            <text:p>Step 1: Set up Preferences for quick filter</text:p>
          </table:table-cell>
          <table:table-cell table:style-name="ce67" office:value-type="string">
            <text:p>- Go to a driver</text:p>
            <text:p>- Click Set up preferences OR Set up filter preferences <text:s/>icon on left pane </text:p>
          </table:table-cell>
          <table:table-cell table:style-name="ce65" office:value-type="string">
            <text:p>Preferences setting form is shown, you can show/hide some <text:s/>filter here</text:p>
          </table:table-cell>
          <table:table-cell office:value-type="string">
            <text:p>Low</text:p>
          </table:table-cell>
          <table:table-cell table:number-columns-repeated="1015"/>
        </table:table-row>
        <table:table-row table:style-name="ro5">
          <table:table-cell table:formula="of:=IF(VALUE(MID([.F71];6;FIND(&quot;:&quot;;[.F71];1)-FIND(&quot; &quot;;[.F71];1)-1))&gt;VALUE(MID([.F70];6;FIND(&quot;:&quot;;[.F70];1)-FIND(&quot; &quot;;[.F70];1)-1));&quot;&quot;;MAX([.A$7:.A70])+1)" office:value-type="float" office:value="65">
            <text:p>065</text:p>
          </table:table-cell>
          <table:table-cell office:value-type="string">
            <text:p>SNF_ECMS_65</text:p>
          </table:table-cell>
          <table:table-cell office:value-type="float" office:value="1">
            <text:p>001</text:p>
          </table:table-cell>
          <table:table-cell table:style-name="ce42" office:value-type="string">
            <text:p>ECMS\DMS\Setting\Quick_Filter</text:p>
          </table:table-cell>
          <table:table-cell table:style-name="ce53" office:value-type="string">
            <text:p>Quick Filter by Items/Type</text:p>
          </table:table-cell>
          <table:table-cell table:style-name="ce53" office:value-type="string">
            <text:p>Step 1: Quick Filter by Items/Type</text:p>
          </table:table-cell>
          <table:table-cell table:style-name="ce41" office:value-type="string">
            <text:p>- Go to a folder tree</text:p>
            <text:p>- Click on item/type which need filter</text:p>
          </table:table-cell>
          <table:table-cell office:value-type="string">
            <text:p>List all corresponding item/type </text:p>
          </table:table-cell>
          <table:table-cell office:value-type="string">
            <text:p>Low</text:p>
          </table:table-cell>
          <table:table-cell table:number-columns-repeated="1015"/>
        </table:table-row>
        <table:table-row table:style-name="ro26">
          <table:table-cell table:formula="of:=IF(VALUE(MID([.F72];6;FIND(&quot;:&quot;;[.F72];1)-FIND(&quot; &quot;;[.F72];1)-1))&gt;VALUE(MID([.F71];6;FIND(&quot;:&quot;;[.F71];1)-FIND(&quot; &quot;;[.F71];1)-1));&quot;&quot;;MAX([.A$7:.A71])+1)" office:value-type="float" office:value="66">
            <text:p>066</text:p>
          </table:table-cell>
          <table:table-cell office:value-type="string">
            <text:p>SNF_ECMS_66</text:p>
          </table:table-cell>
          <table:table-cell office:value-type="float" office:value="1">
            <text:p>001</text:p>
          </table:table-cell>
          <table:table-cell office:value-type="string">
            <text:p>ECMS\DMS\Clipboard</text:p>
          </table:table-cell>
          <table:table-cell table:style-name="ce52" office:value-type="string">
            <text:p>Manage Clipboard (Paste/Delete)</text:p>
          </table:table-cell>
          <table:table-cell table:style-name="ce52" office:value-type="string">
            <text:p>Step 1: Manage Clipboard (Paste/Delete)</text:p>
          </table:table-cell>
          <table:table-cell table:style-name="ce41" office:value-type="string">
            <text:p><text:span text:style-name="T4">Paste a node to other node</text:span></text:p>
            <text:p>- Perform cut/copy a node</text:p>
            <text:p>- Go to other node</text:p>
            <text:p>- Go to Clipboard : Click Clipboard icon on side bar</text:p>
            <text:p>- Click paste icon</text:p>
            <text:p><text:span text:style-name="T4">Delete Action</text:span></text:p>
            <text:p><text:span text:style-name="T4">- </text:span><text:span text:style-name="T10">Click corresponding Delete icon of a action</text:span></text:p>
          </table:table-cell>
          <table:table-cell office:value-type="string">
            <text:p>Clipboard pane is shown . You can cut/copy a node to selected node</text:p>
            <text:p>- when delete a action (copy/cut) the action will be not shown any more at Clipboard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20">
          <table:table-cell table:formula="of:=IF(VALUE(MID([.F73];6;FIND(&quot;:&quot;;[.F73];1)-FIND(&quot; &quot;;[.F73];1)-1))&gt;VALUE(MID([.F72];6;FIND(&quot;:&quot;;[.F72];1)-FIND(&quot; &quot;;[.F72];1)-1));&quot;&quot;;MAX([.A$7:.A72])+1)" office:value-type="float" office:value="67">
            <text:p>067</text:p>
          </table:table-cell>
          <table:table-cell office:value-type="string">
            <text:p>SNF_ECMS_67</text:p>
          </table:table-cell>
          <table:table-cell office:value-type="float" office:value="1">
            <text:p>001</text:p>
          </table:table-cell>
          <table:table-cell office:value-type="string">
            <text:p>ECMS\DMS\ADM\Folksonomy</text:p>
          </table:table-cell>
          <table:table-cell table:style-name="ce54" office:value-type="string">
            <text:p>Manage Folksonomy (Add/Edit/Delete)</text:p>
          </table:table-cell>
          <table:table-cell table:style-name="ce54" office:value-type="string">
            <text:p>Step 1: Manage Folksonomy (Add/Edit/Delete)</text:p>
          </table:table-cell>
          <table:table-cell table:style-name="ce68" office:value-type="string">
            <text:p><text:span text:style-name="T2">Create new Floksonomy</text:span></text:p>
            <text:p><text:span text:style-name="T15">- Go to Site Administration/Ontologies/Manage </text:span><text:span text:style-name="T15">Folksonomy</text:span></text:p>
            <text:p><text:span text:style-name="T15">- Click on Add style button </text:span></text:p>
            <text:p><text:span text:style-name="T15">- Input required field</text:span></text:p>
            <text:p><text:span text:style-name="T15">- Click Update</text:span></text:p>
            <text:p><text:span text:style-name="T2">Edit a folksonomy</text:span></text:p>
            <text:p><text:span text:style-name="T3">- Click corresponding Edit icon <text:s/>with </text:span><text:span text:style-name="T3">folksonomy you want to edit</text:span></text:p>
            <text:p><text:span text:style-name="T3">- Put new value</text:span></text:p>
            <text:p><text:span text:style-name="T3">- Click Update button</text:span></text:p>
            <text:p><text:span text:style-name="T4">Delete Floksonomy</text:span></text:p>
            <text:p><text:span text:style-name="T20">- Click corresponding Delete icon <text:s/>with </text:span><text:span text:style-name="T20">folksonomy you want to delete</text:span></text:p>
            <text:p><text:span text:style-name="T20">- Click OK</text:span></text:p>
          </table:table-cell>
          <table:table-cell table:style-name="ce20" office:value-type="string">
            <text:p>Folksonomy is Created/edited/Deleted</text:p>
          </table:table-cell>
          <table:table-cell office:value-type="string">
            <text:p>Low</text:p>
          </table:table-cell>
          <table:table-cell table:number-columns-repeated="1015"/>
        </table:table-row>
        <table:table-row table:style-name="ro20">
          <table:table-cell table:formula="of:=IF(VALUE(MID([.F74];6;FIND(&quot;:&quot;;[.F74];1)-FIND(&quot; &quot;;[.F74];1)-1))&gt;VALUE(MID([.F73];6;FIND(&quot;:&quot;;[.F73];1)-FIND(&quot; &quot;;[.F73];1)-1));&quot;&quot;;MAX([.A$7:.A73])+1)" office:value-type="float" office:value="68">
            <text:p>068</text:p>
          </table:table-cell>
          <table:table-cell office:value-type="string">
            <text:p>SNF_ECMS_68</text:p>
          </table:table-cell>
          <table:table-cell office:value-type="float" office:value="1">
            <text:p>001</text:p>
          </table:table-cell>
          <table:table-cell office:value-type="string">
            <text:p>ECMS\DMS\ADM\Taxonomy</text:p>
          </table:table-cell>
          <table:table-cell table:style-name="ce54" office:value-type="string">
            <text:p>Manage Taxonomy Tree (Add/Edit/Delete)</text:p>
          </table:table-cell>
          <table:table-cell table:style-name="ce54" office:value-type="string">
            <text:p>Step 1: Manage Taxonomy Tree (Add/Edit/Delete)</text:p>
          </table:table-cell>
          <table:table-cell table:style-name="ce39" office:value-type="string">
            <text:p><text:span text:style-name="T4">Create new taxonomy tree</text:span></text:p>
            <text:p><text:span text:style-name="T15">- Go to Site Administration/Ontologies/Manage </text:span><text:span text:style-name="T15">Taxonomy trees</text:span></text:p>
            <text:p><text:span text:style-name="T15">- Click on Add Taxonomy tree button</text:span></text:p>
            <text:p><text:span text:style-name="T15">- Input required field</text:span></text:p>
            <text:p>- Add/copy/cut/paste/delete category in taxonomy tree</text:p>
            <text:p><text:span text:style-name="T4">Edit The Taxonomy tree</text:span></text:p>
            <text:p><text:span text:style-name="T20">- Click Edit icon corresponding with taxonomy </text:span><text:span text:style-name="T20">tree you want to edit</text:span></text:p>
            <text:p><text:span text:style-name="T20">- Perform to edit</text:span></text:p>
            <text:p><text:span text:style-name="T6">Delete Taxonomy</text:span></text:p>
            <text:p><text:span text:style-name="T20">- Click corresponding Delete icon <text:s/>with </text:span><text:span text:style-name="T20">taxonomy tree you want to edit</text:span></text:p>
            <text:p><text:span text:style-name="T20">- Click OK</text:span></text:p>
          </table:table-cell>
          <table:table-cell table:style-name="ce39" office:value-type="string">
            <text:p>The Taxonomy is created/edited/deleted successfully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16">
          <table:table-cell table:formula="of:=IF(VALUE(MID([.F75];6;FIND(&quot;:&quot;;[.F75];1)-FIND(&quot; &quot;;[.F75];1)-1))&gt;VALUE(MID([.F74];6;FIND(&quot;:&quot;;[.F74];1)-FIND(&quot; &quot;;[.F74];1)-1));&quot;&quot;;MAX([.A$7:.A74])+1)" office:value-type="float" office:value="69">
            <text:p>069</text:p>
          </table:table-cell>
          <table:table-cell office:value-type="string">
            <text:p>SNF_ECMS_69</text:p>
          </table:table-cell>
          <table:table-cell office:value-type="float" office:value="1">
            <text:p>001</text:p>
          </table:table-cell>
          <table:table-cell office:value-type="string">
            <text:p>ECMS\DMS\ADM\Template</text:p>
          </table:table-cell>
          <table:table-cell table:style-name="ce54" office:value-type="string">
            <text:p>Manage Template(Add/Edit/Delete)</text:p>
          </table:table-cell>
          <table:table-cell table:style-name="ce54" office:value-type="string">
            <text:p>Step 1: Manage Template(Add/Edit/Delete)</text:p>
          </table:table-cell>
          <table:table-cell table:style-name="ce68" office:value-type="string">
            <text:p><text:span text:style-name="T2">Create new template when put valid value </text:span><text:span text:style-name="T2">in fields</text:span></text:p>
            <text:p><text:span text:style-name="T15">- Go to Site Administration/Content </text:span><text:span text:style-name="T15">Presentation/Manage Templates</text:span></text:p>
            <text:p><text:span text:style-name="T3">- Click Add button </text:span></text:p>
            <text:p><text:span text:style-name="T3">- Put value in required fields</text:span></text:p>
            <text:p><text:span text:style-name="T3">- Click Save button</text:span></text:p>
            <text:p><text:span text:style-name="T4">Edit template : </text:span></text:p>
            <text:p><text:span text:style-name="T10">- Click on corresponding Edit icon of template </text:span><text:span text:style-name="T10">you want to edit</text:span></text:p>
            <text:p><text:span text:style-name="T10">- perform to edit The tempate</text:span></text:p>
            <text:p><text:span text:style-name="T10">- Click Save button</text:span></text:p>
            <text:p><text:span text:style-name="T10">Delete Template</text:span></text:p>
            <text:p><text:span text:style-name="T15">- Click on corresponding Delete icon of </text:span><text:span text:style-name="T15">template you want to delete</text:span></text:p>
            <text:p><text:span text:style-name="T15">- Click Ok</text:span></text:p>
          </table:table-cell>
          <table:table-cell table:style-name="ce20" office:value-type="string">
            <text:p>- A new template is created successfully</text:p>
            <text:p>- Template is edited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7">
          <table:table-cell table:formula="of:=IF(VALUE(MID([.F76];6;FIND(&quot;:&quot;;[.F76];1)-FIND(&quot; &quot;;[.F76];1)-1))&gt;VALUE(MID([.F75];6;FIND(&quot;:&quot;;[.F75];1)-FIND(&quot; &quot;;[.F75];1)-1));&quot;&quot;;MAX([.A$7:.A75])+1)" office:value-type="float" office:value="70">
            <text:p>070</text:p>
          </table:table-cell>
          <table:table-cell office:value-type="string">
            <text:p>SNF_ECMS_70</text:p>
          </table:table-cell>
          <table:table-cell office:value-type="float" office:value="1">
            <text:p>001</text:p>
          </table:table-cell>
          <table:table-cell office:value-type="string">
            <text:p>ECMS\DMS\ADM\Metadata</text:p>
          </table:table-cell>
          <table:table-cell table:style-name="ce54" office:value-type="string">
            <text:p>Manage Metadata(View/Edit/Delete)</text:p>
          </table:table-cell>
          <table:table-cell table:style-name="ce54" office:value-type="string">
            <text:p>Step 1: Manage Metadata(View/Edit/Delete)</text:p>
          </table:table-cell>
          <table:table-cell office:value-type="string">
            <text:p><text:span text:style-name="T15">- Go to Site Administration/Content </text:span><text:span text:style-name="T15">Presentation/Manage Metadata</text:span></text:p>
            <text:p><text:span text:style-name="T4">View Metadata</text:span></text:p>
            <text:p><text:span text:style-name="T4">- </text:span><text:span text:style-name="T10">Click corresponding View icon of Metadata </text:span><text:span text:style-name="T10">you want to View</text:span></text:p>
            <text:p><text:span text:style-name="T4">Edit Metadata</text:span></text:p>
            <text:p><text:span text:style-name="T6">- </text:span><text:span text:style-name="T15">Click corresponding Edit icon of Metadata </text:span><text:span text:style-name="T15">you want to edit</text:span></text:p>
            <text:p><text:span text:style-name="T15">- Perform to edit</text:span></text:p>
            <text:p><text:span text:style-name="T15">- Click Apply</text:span></text:p>
            <text:p><text:span text:style-name="T4">Delete Metadata</text:span></text:p>
            <text:p><text:span text:style-name="T6">- </text:span><text:span text:style-name="T15">Click corresponding Delete icon of Metadata </text:span><text:span text:style-name="T15">you want to delete</text:span></text:p>
          </table:table-cell>
          <table:table-cell table:style-name="ce20" office:value-type="string">
            <text:p>The Metadata is viewed/edited/deleted successfully</text:p>
          </table:table-cell>
          <table:table-cell office:value-type="string">
            <text:p>Low</text:p>
          </table:table-cell>
          <table:table-cell table:number-columns-repeated="1015"/>
        </table:table-row>
        <table:table-row table:style-name="ro15">
          <table:table-cell table:formula="of:=IF(VALUE(MID([.F77];6;FIND(&quot;:&quot;;[.F77];1)-FIND(&quot; &quot;;[.F77];1)-1))&gt;VALUE(MID([.F76];6;FIND(&quot;:&quot;;[.F76];1)-FIND(&quot; &quot;;[.F76];1)-1));&quot;&quot;;MAX([.A$7:.A76])+1)" office:value-type="float" office:value="71">
            <text:p>071</text:p>
          </table:table-cell>
          <table:table-cell office:value-type="string">
            <text:p>SNF_ECMS_71</text:p>
          </table:table-cell>
          <table:table-cell office:value-type="float" office:value="1">
            <text:p>001</text:p>
          </table:table-cell>
          <table:table-cell office:value-type="string">
            <text:p>ECMS\DMS\ADM\View</text:p>
          </table:table-cell>
          <table:table-cell table:style-name="ce54" office:value-type="string">
            <text:p>Manage Views(Add/View/Edit/Delete)</text:p>
          </table:table-cell>
          <table:table-cell table:style-name="ce54" office:value-type="string">
            <text:p>Step 1: Manage Views(Add/View/Edit/Delete)</text:p>
          </table:table-cell>
          <table:table-cell office:value-type="string">
            <text:p><text:span text:style-name="T4">Create new view</text:span></text:p>
            <text:p><text:span text:style-name="T15">- Go to Site Administration/Content </text:span><text:span text:style-name="T15">Presentation/Manage Views</text:span><text:span text:style-name="T4"> </text:span></text:p>
            <text:p>- Select View tab</text:p>
            <text:p>- Click Add View button</text:p>
            <text:p>- Put value in required field</text:p>
            <text:p>- Click Save button</text:p>
            <text:p><text:span text:style-name="T4">View </text:span></text:p>
            <text:p><text:span text:style-name="T10">- Click on corresponding View icon of View </text:span><text:span text:style-name="T10">you want to view</text:span></text:p>
            <text:p><text:span text:style-name="T4">Edit a View</text:span></text:p>
            <text:p><text:span text:style-name="T15">- Click on corresponding Edit icon of View you </text:span><text:span text:style-name="T15">want to edit</text:span></text:p>
            <text:p><text:span text:style-name="T15">- Perform to edit</text:span></text:p>
            <text:p><text:span text:style-name="T6">Delete a view</text:span></text:p>
            <text:p>- Click Delete icon on The View</text:p>
            <text:p>- Click OK on confirm message</text:p>
          </table:table-cell>
          <table:table-cell table:style-name="ce20" office:value-type="string">
            <text:p>- A new view is created successfully</text:p>
            <text:p>- View is edited</text:p>
            <text:p>- View is deleted</text:p>
          </table:table-cell>
          <table:table-cell table:style-name="ce22" office:value-type="string">
            <text:p>High</text:p>
          </table:table-cell>
          <table:table-cell table:number-columns-repeated="1015"/>
        </table:table-row>
        <table:table-row table:style-name="ro14">
          <table:table-cell table:formula="of:=IF(VALUE(MID([.F78];6;FIND(&quot;:&quot;;[.F78];1)-FIND(&quot; &quot;;[.F78];1)-1))&gt;VALUE(MID([.F77];6;FIND(&quot;:&quot;;[.F77];1)-FIND(&quot; &quot;;[.F77];1)-1));&quot;&quot;;MAX([.A$7:.A77])+1)" office:value-type="float" office:value="72">
            <text:p>072</text:p>
          </table:table-cell>
          <table:table-cell office:value-type="string">
            <text:p>SNF_ECMS_72</text:p>
          </table:table-cell>
          <table:table-cell office:value-type="float" office:value="1">
            <text:p>001</text:p>
          </table:table-cell>
          <table:table-cell office:value-type="string">
            <text:p>ECMS\DMS\ADM\Drive</text:p>
          </table:table-cell>
          <table:table-cell table:style-name="ce54" office:value-type="string">
            <text:p>Manage Drive(Add/Edit/Delete)</text:p>
          </table:table-cell>
          <table:table-cell table:style-name="ce54" office:value-type="string">
            <text:p>Step 1: Manage Drive(Add/Edit/Delete)</text:p>
          </table:table-cell>
          <table:table-cell office:value-type="string">
            <text:p><text:span text:style-name="T4">Create new drive </text:span></text:p>
            <text:p><text:span text:style-name="T15">- Go to Administration/Content </text:span><text:span text:style-name="T15">Presentation/Manage Drivers</text:span></text:p>
            <text:p>- Click on Add Drive button </text:p>
            <text:p>- Put value in required field</text:p>
            <text:p>- Click Save button</text:p>
            <text:p><text:span text:style-name="T4">Edit a drive</text:span></text:p>
            <text:p>- Open 1 drive to edit</text:p>
            <text:p>- Edit properties</text:p>
            <text:p><text:span text:style-name="T4">Delete a drive</text:span></text:p>
            <text:p>- Click Delete icon on a drive</text:p>
            <text:p>- Click OK on confirm message</text:p>
          </table:table-cell>
          <table:table-cell table:style-name="ce20" office:value-type="string">
            <text:p>- A drive is created successfully, when go to Site Explorer , you can see new driver</text:p>
            <text:p>- Drive is edited</text:p>
            <text:p>- Drive is deleted</text:p>
          </table:table-cell>
          <table:table-cell table:style-name="ce22" office:value-type="string">
            <text:p>High</text:p>
          </table:table-cell>
          <table:table-cell table:number-columns-repeated="1015"/>
        </table:table-row>
        <table:table-row table:style-name="ro13">
          <table:table-cell table:formula="of:=IF(VALUE(MID([.F79];6;FIND(&quot;:&quot;;[.F79];1)-FIND(&quot; &quot;;[.F79];1)-1))&gt;VALUE(MID([.F78];6;FIND(&quot;:&quot;;[.F78];1)-FIND(&quot; &quot;;[.F78];1)-1));&quot;&quot;;MAX([.A$7:.A78])+1)" office:value-type="float" office:value="73">
            <text:p>073</text:p>
          </table:table-cell>
          <table:table-cell office:value-type="string">
            <text:p>SNF_ECMS_73</text:p>
          </table:table-cell>
          <table:table-cell office:value-type="float" office:value="1">
            <text:p>001</text:p>
          </table:table-cell>
          <table:table-cell office:value-type="string">
            <text:p>ECMS\DMS\ADM\Namespace</text:p>
          </table:table-cell>
          <table:table-cell table:style-name="ce54" office:value-type="string">
            <text:p>Namespace registry</text:p>
          </table:table-cell>
          <table:table-cell table:style-name="ce54" office:value-type="string">
            <text:p>Step 1: Namespace registry</text:p>
          </table:table-cell>
          <table:table-cell office:value-type="string">
            <text:p><text:span text:style-name="T15">- Go to Administration/Types of </text:span><text:span text:style-name="T15">Content/Namespace Registry</text:span></text:p>
            <text:p>- Click on Register button </text:p>
            <text:p>- Put value in required fields</text:p>
            <text:p>- Click Save button </text:p>
          </table:table-cell>
          <table:table-cell table:style-name="ce20" office:value-type="string">
            <text:p>New namespace is registed successfully.</text:p>
          </table:table-cell>
          <table:table-cell office:value-type="string">
            <text:p>Low</text:p>
          </table:table-cell>
          <table:table-cell table:number-columns-repeated="1015"/>
        </table:table-row>
        <table:table-row table:style-name="ro22">
          <table:table-cell table:formula="of:=IF(VALUE(MID([.F80];6;FIND(&quot;:&quot;;[.F80];1)-FIND(&quot; &quot;;[.F80];1)-1))&gt;VALUE(MID([.F79];6;FIND(&quot;:&quot;;[.F79];1)-FIND(&quot; &quot;;[.F79];1)-1));&quot;&quot;;MAX([.A$7:.A79])+1)" office:value-type="float" office:value="74">
            <text:p>074</text:p>
          </table:table-cell>
          <table:table-cell office:value-type="string">
            <text:p>SNF_ECMS_74</text:p>
          </table:table-cell>
          <table:table-cell office:value-type="float" office:value="1">
            <text:p>001</text:p>
          </table:table-cell>
          <table:table-cell table:style-name="ce40" office:value-type="string">
            <text:p>ECMS\DMS\ADM\Node_Type</text:p>
          </table:table-cell>
          <table:table-cell table:style-name="ce54" office:value-type="string">
            <text:p>Manage Node types(Add/View)</text:p>
          </table:table-cell>
          <table:table-cell table:style-name="ce54" office:value-type="string">
            <text:p>Step 1: Manage Node types(Add/View)</text:p>
          </table:table-cell>
          <table:table-cell office:value-type="string">
            <text:p><text:span text:style-name="T4">Add new node type</text:span></text:p>
            <text:p><text:span text:style-name="T15">- Go to Administration/Types of </text:span><text:span text:style-name="T15">Content/Manage node type</text:span></text:p>
            <text:p>- Click on Add button</text:p>
            <text:p>- Put name for new node type</text:p>
            <text:p>- Select super type</text:p>
            <text:p>- Click Save button</text:p>
            <text:p><text:span text:style-name="T4">View Node type</text:span></text:p>
            <text:p>- Click on <text:s/>corresponding View icon of Node Type</text:p>
            <text:p/>
          </table:table-cell>
          <table:table-cell table:style-name="ce20" office:value-type="string">
            <text:p>New node type is created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4">
          <table:table-cell table:formula="of:=IF(VALUE(MID([.F81];6;FIND(&quot;:&quot;;[.F81];1)-FIND(&quot; &quot;;[.F81];1)-1))&gt;VALUE(MID([.F80];6;FIND(&quot;:&quot;;[.F80];1)-FIND(&quot; &quot;;[.F80];1)-1));&quot;&quot;;MAX([.A$7:.A80])+1)" office:value-type="float" office:value="75">
            <text:p>075</text:p>
          </table:table-cell>
          <table:table-cell office:value-type="string">
            <text:p>SNF_ECMS_75</text:p>
          </table:table-cell>
          <table:table-cell office:value-type="float" office:value="1">
            <text:p>001</text:p>
          </table:table-cell>
          <table:table-cell office:value-type="string">
            <text:p>ECMS\DMS\ADM\Query</text:p>
          </table:table-cell>
          <table:table-cell table:style-name="ce54" office:value-type="string">
            <text:p>Manage Query(Add/Edit/Delete)</text:p>
          </table:table-cell>
          <table:table-cell table:style-name="ce54" office:value-type="string">
            <text:p>Step 1: Manage Query(Add/Edit/Delete)</text:p>
          </table:table-cell>
          <table:table-cell office:value-type="string">
            <text:p><text:span text:style-name="T4">Add a query</text:span></text:p>
            <text:p><text:span text:style-name="T15">- Go to Administration/Advanced </text:span><text:span text:style-name="T15">configuration/manage Queries</text:span></text:p>
            <text:p><text:span text:style-name="T15">- Click on Add Query button</text:span></text:p>
            <text:p><text:span text:style-name="T15">- Input all required field</text:span></text:p>
            <text:p><text:span text:style-name="T15">- Click Save</text:span></text:p>
            <text:p><text:span text:style-name="T6">Edit Query</text:span></text:p>
            <text:p><text:span text:style-name="T6">- </text:span><text:span text:style-name="T15">Click on Edit this query of a query, perform to </text:span><text:span text:style-name="T15">edit</text:span></text:p>
            <text:p><text:span text:style-name="T6">Delete Query</text:span></text:p>
            <text:p><text:span text:style-name="T6">- </text:span><text:span text:style-name="T15">Click on Delete this query icon of a query</text:span></text:p>
            <text:p><text:span text:style-name="T15">- Click Ok to confirm </text:span></text:p>
          </table:table-cell>
          <table:table-cell table:style-name="ce20" office:value-type="string">
            <text:p>The query is added/edited/Deleted successfully</text:p>
          </table:table-cell>
          <table:table-cell table:style-name="ce22" office:value-type="string">
            <text:p>Medium</text:p>
          </table:table-cell>
          <table:table-cell table:number-columns-repeated="1015"/>
        </table:table-row>
        <table:table-row table:style-name="ro22">
          <table:table-cell table:formula="of:=IF(VALUE(MID([.F82];6;FIND(&quot;:&quot;;[.F82];1)-FIND(&quot; &quot;;[.F82];1)-1))&gt;VALUE(MID([.F81];6;FIND(&quot;:&quot;;[.F81];1)-FIND(&quot; &quot;;[.F81];1)-1));&quot;&quot;;MAX([.A$7:.A81])+1)" office:value-type="float" office:value="76">
            <text:p>076</text:p>
          </table:table-cell>
          <table:table-cell office:value-type="string">
            <text:p>SNF_ECMS_76</text:p>
          </table:table-cell>
          <table:table-cell office:value-type="float" office:value="1">
            <text:p>001</text:p>
          </table:table-cell>
          <table:table-cell office:value-type="string">
            <text:p>ECMS\DMS\ADM\Script</text:p>
          </table:table-cell>
          <table:table-cell table:style-name="ce54" office:value-type="string">
            <text:p>Manage Script(Add/Edit/Delete)</text:p>
          </table:table-cell>
          <table:table-cell table:style-name="ce54" office:value-type="string">
            <text:p>Step 1: Manage Script(Add/Edit/Delete)</text:p>
          </table:table-cell>
          <table:table-cell office:value-type="string">
            <text:p><text:span text:style-name="T4">Create script</text:span></text:p>
            <text:p><text:span text:style-name="T15">- Go to Administration/Advanced </text:span><text:span text:style-name="T15">configuration/Manage script</text:span></text:p>
            <text:p><text:span text:style-name="T10">- Click Add button and input information for </text:span><text:span text:style-name="T10">new scrip</text:span></text:p>
            <text:p>- Click Save</text:p>
            <text:p><text:span text:style-name="T4">Edit script</text:span></text:p>
            <text:p><text:span text:style-name="T6">- </text:span><text:span text:style-name="T15">Click on Edit <text:s/>of a Script, perform to edit</text:span></text:p>
            <text:p><text:span text:style-name="T4">Delete script</text:span></text:p>
            <text:p><text:span text:style-name="T4">- </text:span><text:span text:style-name="T10">Click on Delete icon of a script</text:span></text:p>
            <text:p><text:span text:style-name="T10">- Click OK to confirm</text:span></text:p>
          </table:table-cell>
          <table:table-cell table:style-name="ce20" office:value-type="string">
            <text:p>The script is Added/edited/Deleted successfully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3">
          <table:table-cell table:formula="of:=IF(VALUE(MID([.F83];6;FIND(&quot;:&quot;;[.F83];1)-FIND(&quot; &quot;;[.F83];1)-1))&gt;VALUE(MID([.F82];6;FIND(&quot;:&quot;;[.F82];1)-FIND(&quot; &quot;;[.F82];1)-1));&quot;&quot;;MAX([.A$7:.A82])+1)" office:value-type="float" office:value="77">
            <text:p>077</text:p>
          </table:table-cell>
          <table:table-cell office:value-type="string">
            <text:p>SNF_ECMS_77</text:p>
          </table:table-cell>
          <table:table-cell office:value-type="float" office:value="1">
            <text:p>001</text:p>
          </table:table-cell>
          <table:table-cell office:value-type="string">
            <text:p>ECMS\DMS\ADM\Action</text:p>
          </table:table-cell>
          <table:table-cell table:style-name="ce54" office:value-type="string">
            <text:p>Manage Action</text:p>
          </table:table-cell>
          <table:table-cell table:style-name="ce54" office:value-type="string">
            <text:p>Step 1: Manage Action</text:p>
          </table:table-cell>
          <table:table-cell table:style-name="ce69" office:value-type="string">
            <text:p><text:span text:style-name="T27">- Go to Administration/Advanced </text:span><text:span text:style-name="T27">configuration/Manage Action</text:span></text:p>
            <text:p><text:span text:style-name="T27">- Click on Add button</text:span></text:p>
            <text:p><text:span text:style-name="T27">- Input required fields</text:span></text:p>
            <text:p><text:span text:style-name="T27">- Click Save</text:span></text:p>
          </table:table-cell>
          <table:table-cell table:style-name="ce20" office:value-type="string">
            <text:p>The action is created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7">
          <table:table-cell table:formula="of:=IF(VALUE(MID([.F84];6;FIND(&quot;:&quot;;[.F84];1)-FIND(&quot; &quot;;[.F84];1)-1))&gt;VALUE(MID([.F83];6;FIND(&quot;:&quot;;[.F83];1)-FIND(&quot; &quot;;[.F83];1)-1));&quot;&quot;;MAX([.A$7:.A83])+1)" office:value-type="float" office:value="78">
            <text:p>078</text:p>
          </table:table-cell>
          <table:table-cell office:value-type="string">
            <text:p>SNF_ECMS_78</text:p>
          </table:table-cell>
          <table:table-cell office:value-type="float" office:value="1">
            <text:p>001</text:p>
          </table:table-cell>
          <table:table-cell office:value-type="string">
            <text:p>ECMS\DMS\ADM\Lock_Unlock</text:p>
          </table:table-cell>
          <table:table-cell table:style-name="ce55" office:value-type="string">
            <text:p>Manage Lock/Unlock</text:p>
          </table:table-cell>
          <table:table-cell table:style-name="ce55" office:value-type="string">
            <text:p>Step 1: Manage Lock/Unlock</text:p>
          </table:table-cell>
          <table:table-cell table:style-name="ce69" office:value-type="string">
            <text:p><text:span text:style-name="T4">Unlock node</text:span></text:p>
            <text:p><text:span text:style-name="T10">- Go to Site explorer : perform to lock a node</text:span></text:p>
            <text:p>- Go to Administration/Advanced configuration/Manage unlocks </text:p>
            <text:p>- Go to Locked node tab</text:p>
            <text:p>- Click corresponding Unlock icon of locked node</text:p>
            <text:p><text:span text:style-name="T4">Manage Lock</text:span></text:p>
            <text:p><text:span text:style-name="T10">- Go to Manage lock tab</text:span></text:p>
            <text:p><text:span text:style-name="T10">- Perform to add some group user which have </text:span><text:span text:style-name="T10">permission to unlock a locked node</text:span></text:p>
            <text:p>- Can Delete permission of group user by click Delete icon</text:p>
          </table:table-cell>
          <table:table-cell table:style-name="ce20" office:value-type="string">
            <text:p>- Node is unlocked </text:p>
            <text:p>- Group is added permission. All user In the group will be able unlock a locked node</text:p>
            <text:p>- Group is removed permission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2">
          <table:table-cell table:formula="of:=IF(VALUE(MID([.F85];6;FIND(&quot;:&quot;;[.F85];1)-FIND(&quot; &quot;;[.F85];1)-1))&gt;VALUE(MID([.F84];6;FIND(&quot;:&quot;;[.F84];1)-FIND(&quot; &quot;;[.F84];1)-1));&quot;&quot;;MAX([.A$7:.A84])+1)" office:value-type="float" office:value="79">
            <text:p>079</text:p>
          </table:table-cell>
          <table:table-cell office:value-type="string">
            <text:p>SNF_ECMS_79</text:p>
          </table:table-cell>
          <table:table-cell office:value-type="float" office:value="1">
            <text:p>001</text:p>
          </table:table-cell>
          <table:table-cell table:style-name="ce43" office:value-type="string">
            <text:p>WF\Content_Publishing\Approve</text:p>
          </table:table-cell>
          <table:table-cell table:style-name="ce56" office:value-type="string">
            <text:p>Approve a content</text:p>
          </table:table-cell>
          <table:table-cell table:style-name="ce56" office:value-type="string">
            <text:p>Step 1: Approve a content</text:p>
          </table:table-cell>
          <table:table-cell table:style-name="ce21" office:value-type="string">
            <text:p>- Create new drive in Collaboration workspace</text:p>
            <text:p>- Login by normal user, add a document in<text:span text:style-name="T4"> </text:span><text:span text:style-name="T4">Validation</text:span> folder</text:p>
            <text:p>- Login by user is in validator:/platform/administrators group</text:p>
            <text:p>- Go to <text:span text:style-name="T4">Business Process Controller → </text:span><text:span text:style-name="T4">Task Controller</text:span></text:p>
            <text:p>- Click on <text:span text:style-name="T4">Manage</text:span> of content publishing process</text:p>
            <text:p>- Select <text:span text:style-name="T4">Start date</text:span> and <text:span text:style-name="T4">End date</text:span></text:p>
            <text:p>- Click on <text:span text:style-name="T4">Approve</text:span> button</text:p>
          </table:table-cell>
          <table:table-cell table:style-name="ce21" office:value-type="string">
            <text:p>- If the current time is less than End time, the document will be stored in <text:span text:style-name="T4">Live</text:span> folder</text:p>
            <text:p>- If the current time is equal or greater than End time, the document will be stored in <text:span text:style-name="T4">Backup</text:span> drive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28">
          <table:table-cell table:formula="of:=IF(VALUE(MID([.F86];6;FIND(&quot;:&quot;;[.F86];1)-FIND(&quot; &quot;;[.F86];1)-1))&gt;VALUE(MID([.F85];6;FIND(&quot;:&quot;;[.F85];1)-FIND(&quot; &quot;;[.F85];1)-1));&quot;&quot;;MAX([.A$7:.A85])+1)" office:value-type="float" office:value="80">
            <text:p>080</text:p>
          </table:table-cell>
          <table:table-cell office:value-type="string">
            <text:p>SNF_ECMS_80</text:p>
          </table:table-cell>
          <table:table-cell office:value-type="float" office:value="1">
            <text:p>001</text:p>
          </table:table-cell>
          <table:table-cell table:style-name="ce43" office:value-type="string">
            <text:p>WF\Content_Publishing\Disapprove</text:p>
          </table:table-cell>
          <table:table-cell table:style-name="ce56" office:value-type="string">
            <text:p>Disapprove a content</text:p>
          </table:table-cell>
          <table:table-cell table:style-name="ce56" office:value-type="string">
            <text:p>Step 1: Disapprove a content</text:p>
          </table:table-cell>
          <table:table-cell table:style-name="ce21" office:value-type="string">
            <text:p><text:span text:style-name="T15">- Create new drive in Collaboration workspace</text:span></text:p>
            <text:p><text:span text:style-name="T5">- Login by normal user, add a document in</text:span><text:span text:style-name="T6"> </text:span><text:span text:style-name="T6">Validation</text:span><text:span text:style-name="T5"> folder</text:span></text:p>
            <text:p><text:span text:style-name="T5">- Login by user is in </text:span><text:span text:style-name="T5">validator:/platform/administrators group</text:span></text:p>
            <text:p><text:span text:style-name="T5">- Go to </text:span><text:span text:style-name="T6">Business Process Controller → </text:span><text:span text:style-name="T6">Task Controller</text:span></text:p>
            <text:p><text:span text:style-name="T5">- Click on </text:span><text:span text:style-name="T6">Manage</text:span><text:span text:style-name="T5"> of content publishing </text:span><text:span text:style-name="T5">process</text:span></text:p>
            <text:p>- Click on <text:span text:style-name="T4">Disapprove</text:span> button</text:p>
          </table:table-cell>
          <table:table-cell table:style-name="ce21" office:value-type="string">
            <text:p>This document still stored in <text:span text:style-name="T4">Validation </text:span><text:span text:style-name="T4">Request</text:span> folder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2">
          <table:table-cell table:formula="of:=IF(VALUE(MID([.F87];6;FIND(&quot;:&quot;;[.F87];1)-FIND(&quot; &quot;;[.F87];1)-1))&gt;VALUE(MID([.F86];6;FIND(&quot;:&quot;;[.F86];1)-FIND(&quot; &quot;;[.F86];1)-1));&quot;&quot;;MAX([.A$7:.A86])+1)" office:value-type="float" office:value="81">
            <text:p>081</text:p>
          </table:table-cell>
          <table:table-cell office:value-type="string">
            <text:p>SNF_ECMS_81</text:p>
          </table:table-cell>
          <table:table-cell office:value-type="float" office:value="1">
            <text:p>001</text:p>
          </table:table-cell>
          <table:table-cell table:style-name="ce43" office:value-type="string">
            <text:p>WF\Content_Publishing\Delegate</text:p>
          </table:table-cell>
          <table:table-cell table:style-name="ce56" office:value-type="string">
            <text:p>Delegate a content</text:p>
          </table:table-cell>
          <table:table-cell table:style-name="ce56" office:value-type="string">
            <text:p>Step 1: Delegate a content</text:p>
          </table:table-cell>
          <table:table-cell table:style-name="ce21" office:value-type="string">
            <text:p><text:span text:style-name="T15">- Create new drive in Collaboration workspace</text:span></text:p>
            <text:p><text:span text:style-name="T5">- Login by normal user, add a document in</text:span><text:span text:style-name="T6"> </text:span><text:span text:style-name="T6">Validation</text:span><text:span text:style-name="T5"> folder</text:span></text:p>
            <text:p><text:span text:style-name="T5">- Login by user is in </text:span><text:span text:style-name="T5">validator:/platform/administrators group</text:span></text:p>
            <text:p><text:span text:style-name="T5">- Go to </text:span><text:span text:style-name="T6">Business Process Controller → </text:span><text:span text:style-name="T6">Task Controller</text:span></text:p>
            <text:p><text:span text:style-name="T5">- Click on </text:span><text:span text:style-name="T6">Manage</text:span><text:span text:style-name="T5"> of content publishing </text:span><text:span text:style-name="T5">process</text:span></text:p>
            <text:p>- Select user in Delegate field</text:p>
            <text:p>- Click on <text:span text:style-name="T4">Delegate</text:span> button</text:p>
          </table:table-cell>
          <table:table-cell table:style-name="ce21" office:value-type="string">
            <text:p>This process is delegated to user that set in Delegate field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8">
          <table:table-cell table:formula="of:=IF(VALUE(MID([.F88];6;FIND(&quot;:&quot;;[.F88];1)-FIND(&quot; &quot;;[.F88];1)-1))&gt;VALUE(MID([.F87];6;FIND(&quot;:&quot;;[.F87];1)-FIND(&quot; &quot;;[.F87];1)-1));&quot;&quot;;MAX([.A$7:.A87])+1)" office:value-type="float" office:value="82">
            <text:p>082</text:p>
          </table:table-cell>
          <table:table-cell office:value-type="string">
            <text:p>SNF_ECMS_82</text:p>
          </table:table-cell>
          <table:table-cell office:value-type="float" office:value="1">
            <text:p>001</text:p>
          </table:table-cell>
          <table:table-cell table:style-name="ce43" office:value-type="string">
            <text:p>WF\Content_Publishing\Refuse</text:p>
          </table:table-cell>
          <table:table-cell table:style-name="ce56" office:value-type="string">
            <text:p>Refuse a content</text:p>
          </table:table-cell>
          <table:table-cell table:style-name="ce56" office:value-type="string">
            <text:p>Step 1: Refuse a content</text:p>
          </table:table-cell>
          <table:table-cell table:style-name="ce21" office:value-type="string">
            <text:p><text:span text:style-name="T15">- Create new drive in Collaboration workspace</text:span></text:p>
            <text:p><text:span text:style-name="T5">- Login by normal user, add a document in</text:span><text:span text:style-name="T6"> </text:span><text:span text:style-name="T6">Validation</text:span><text:span text:style-name="T5"> folder</text:span></text:p>
            <text:p><text:span text:style-name="T5">- Login by user is in </text:span><text:span text:style-name="T5">validator:/platform/administrators group</text:span></text:p>
            <text:p><text:span text:style-name="T5">- Go to </text:span><text:span text:style-name="T6">Business Process Controller → </text:span><text:span text:style-name="T6">Task Controller</text:span></text:p>
            <text:p><text:span text:style-name="T5">- Click on </text:span><text:span text:style-name="T6">Manage</text:span><text:span text:style-name="T5"> of content publishing </text:span><text:span text:style-name="T5">process</text:span></text:p>
            <text:p>- Click on <text:span text:style-name="T4">Refuse</text:span> button</text:p>
          </table:table-cell>
          <table:table-cell table:style-name="ce21" office:value-type="string">
            <text:p>This document will be stored in <text:span text:style-name="T4">Trash</text:span> folder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7">
          <table:table-cell table:formula="of:=IF(VALUE(MID([.F89];6;FIND(&quot;:&quot;;[.F89];1)-FIND(&quot; &quot;;[.F89];1)-1))&gt;VALUE(MID([.F88];6;FIND(&quot;:&quot;;[.F88];1)-FIND(&quot; &quot;;[.F88];1)-1));&quot;&quot;;MAX([.A$7:.A88])+1)" office:value-type="float" office:value="83">
            <text:p>083</text:p>
          </table:table-cell>
          <table:table-cell office:value-type="string">
            <text:p>SNF_ECMS_83</text:p>
          </table:table-cell>
          <table:table-cell office:value-type="float" office:value="1">
            <text:p>001</text:p>
          </table:table-cell>
          <table:table-cell table:style-name="ce43" office:value-type="string">
            <text:p>WF\Pay_Raise\WF\Grand</text:p>
          </table:table-cell>
          <table:table-cell table:style-name="ce55" office:value-type="string">
            <text:p>Grand a pay raise</text:p>
          </table:table-cell>
          <table:table-cell table:style-name="ce55" office:value-type="string">
            <text:p>Step 1: Grand a pay raise</text:p>
          </table:table-cell>
          <table:table-cell office:value-type="string">
            <text:p>- Login by normal user</text:p>
            <text:p>- Go to Business Process Controller page</text:p>
            <text:p>- Create a pay raise process</text:p>
            <text:p>- Login by user is in <text:span text:style-name="T5"><text:s/></text:span><text:span text:style-name="T5">validator:/platform/administrators</text:span> group</text:p>
            <text:p><text:span text:style-name="T28">- Go to </text:span><text:span text:style-name="T17">Business Process Controller → </text:span><text:span text:style-name="T17">Task Controller</text:span></text:p>
            <text:p><text:span text:style-name="T5">- Click on </text:span><text:span text:style-name="T6">Manage </text:span><text:span text:style-name="T15">of Pay raise process</text:span></text:p>
            <text:p><text:span text:style-name="T15">- Click on </text:span><text:span text:style-name="T6">Grand</text:span><text:span text:style-name="T15"> button</text:span></text:p>
            <text:p><text:span text:style-name="T15">- Login by use Is in … group</text:span></text:p>
            <text:p><text:span text:style-name="T15">- Open form to read process above</text:span></text:p>
            <text:p><text:span text:style-name="T15">- Click on </text:span><text:span text:style-name="T6">Read</text:span><text:span text:style-name="T15"> button</text:span></text:p>
            <text:p/>
          </table:table-cell>
          <table:table-cell table:style-name="ce20" office:value-type="string">
            <text:p>Pay raise process is grant successful.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28">
          <table:table-cell table:formula="of:=IF(VALUE(MID([.F90];6;FIND(&quot;:&quot;;[.F90];1)-FIND(&quot; &quot;;[.F90];1)-1))&gt;VALUE(MID([.F89];6;FIND(&quot;:&quot;;[.F89];1)-FIND(&quot; &quot;;[.F89];1)-1));&quot;&quot;;MAX([.A$7:.A89])+1)" office:value-type="float" office:value="84">
            <text:p>084</text:p>
          </table:table-cell>
          <table:table-cell office:value-type="string">
            <text:p>SNF_ECMS_84</text:p>
          </table:table-cell>
          <table:table-cell office:value-type="float" office:value="1">
            <text:p>001</text:p>
          </table:table-cell>
          <table:table-cell table:style-name="ce43" office:value-type="string">
            <text:p>WF\Pay_Raise\WF\Refuse</text:p>
          </table:table-cell>
          <table:table-cell table:style-name="ce55" office:value-type="string">
            <text:p>Refuse a pay raise</text:p>
          </table:table-cell>
          <table:table-cell table:style-name="ce55" office:value-type="string">
            <text:p>Step 1: Refuse a pay raise</text:p>
          </table:table-cell>
          <table:table-cell office:value-type="string">
            <text:p>- Login by normal user</text:p>
            <text:p>- Go to Business Process Controller page</text:p>
            <text:p>- Create a pay raise process</text:p>
            <text:p>- Login by user is in <text:span text:style-name="T5"><text:s/></text:span><text:span text:style-name="T5">validator:/platform/administrators</text:span> group</text:p>
            <text:p><text:span text:style-name="T28">- Go to </text:span><text:span text:style-name="T17">Business Process Controller → </text:span><text:span text:style-name="T17">Task Controller</text:span></text:p>
            <text:p><text:span text:style-name="T5">- Click on </text:span><text:span text:style-name="T6">Manage </text:span><text:span text:style-name="T15">of Pay raise process</text:span></text:p>
            <text:p><text:span text:style-name="T15">- Click on </text:span><text:span text:style-name="T6">Deny</text:span><text:span text:style-name="T15"> button</text:span></text:p>
            <text:p/>
          </table:table-cell>
          <table:table-cell table:style-name="ce20" office:value-type="string">
            <text:p>Pay raise process is refused 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5">
          <table:table-cell table:formula="of:=IF(VALUE(MID([.F91];6;FIND(&quot;:&quot;;[.F91];1)-FIND(&quot; &quot;;[.F91];1)-1))&gt;VALUE(MID([.F90];6;FIND(&quot;:&quot;;[.F90];1)-FIND(&quot; &quot;;[.F90];1)-1));&quot;&quot;;MAX([.A$7:.A90])+1)" office:value-type="float" office:value="85">
            <text:p>085</text:p>
          </table:table-cell>
          <table:table-cell office:value-type="string">
            <text:p>SNF_ECMS_85</text:p>
          </table:table-cell>
          <table:table-cell office:value-type="float" office:value="1">
            <text:p>001</text:p>
          </table:table-cell>
          <table:table-cell table:style-name="ce43" office:value-type="string">
            <text:p>WF\Holiday\Approve</text:p>
          </table:table-cell>
          <table:table-cell office:value-type="string">
            <text:p>Approve holiday process</text:p>
          </table:table-cell>
          <table:table-cell office:value-type="string">
            <text:p>Step 1: Approve holiday process</text:p>
          </table:table-cell>
          <table:table-cell office:value-type="string">
            <text:p>- Login by normal user</text:p>
            <text:p>- Go to Business Process Controller page</text:p>
            <text:p>- Create a holiday process</text:p>
            <text:p>- Login by user is in <text:span text:style-name="T5"><text:s/></text:span><text:span text:style-name="T5">validator:/platform/administrators </text:span>group</text:p>
            <text:p><text:span text:style-name="T28">- Go to </text:span><text:span text:style-name="T17">Business Process Controller → </text:span><text:span text:style-name="T17">Task Controller</text:span></text:p>
            <text:p><text:span text:style-name="T5">- Click on </text:span><text:span text:style-name="T6">Manage </text:span><text:span text:style-name="T15">of Holiday process</text:span></text:p>
            <text:p><text:span text:style-name="T15">- Click on </text:span><text:span text:style-name="T6">Approve</text:span><text:span text:style-name="T15"> button</text:span></text:p>
            <text:p><text:span text:style-name="T15">- Login by use Is in </text:span><text:span text:style-name="T15">validator:/platform/administrators group</text:span></text:p>
            <text:p><text:span text:style-name="T15">- Open form to read process above</text:span></text:p>
            <text:p><text:span text:style-name="T15">- Click on </text:span><text:span text:style-name="T6">Read</text:span><text:span text:style-name="T15"> button</text:span></text:p>
            <text:p/>
          </table:table-cell>
          <table:table-cell table:style-name="ce20" office:value-type="string">
            <text:p>Holiday process is grant successful.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28">
          <table:table-cell table:formula="of:=IF(VALUE(MID([.F92];6;FIND(&quot;:&quot;;[.F92];1)-FIND(&quot; &quot;;[.F92];1)-1))&gt;VALUE(MID([.F91];6;FIND(&quot;:&quot;;[.F91];1)-FIND(&quot; &quot;;[.F91];1)-1));&quot;&quot;;MAX([.A$7:.A91])+1)" office:value-type="float" office:value="86">
            <text:p>086</text:p>
          </table:table-cell>
          <table:table-cell office:value-type="string">
            <text:p>SNF_ECMS_86</text:p>
          </table:table-cell>
          <table:table-cell office:value-type="float" office:value="1">
            <text:p>001</text:p>
          </table:table-cell>
          <table:table-cell table:style-name="ce43" office:value-type="string">
            <text:p>WF\Holiday\Disapprove</text:p>
          </table:table-cell>
          <table:table-cell office:value-type="string">
            <text:p>Disapprove holiday process</text:p>
          </table:table-cell>
          <table:table-cell office:value-type="string">
            <text:p>Step 1: Disapprove holiday process</text:p>
          </table:table-cell>
          <table:table-cell office:value-type="string">
            <text:p>- Login by normal user</text:p>
            <text:p>- Go to Business Process Controller page</text:p>
            <text:p>- Create a holiday process</text:p>
            <text:p>- Login by user is in <text:span text:style-name="T5"><text:s/></text:span><text:span text:style-name="T5">validator:/platform/administrators </text:span>group</text:p>
            <text:p><text:span text:style-name="T5">- Go to </text:span><text:span text:style-name="T6">Business Process Controller → </text:span><text:span text:style-name="T6">Task Controller</text:span></text:p>
            <text:p><text:span text:style-name="T5">- Click on </text:span><text:span text:style-name="T6">Manage </text:span><text:span text:style-name="T15">of Holiday process</text:span></text:p>
            <text:p><text:span text:style-name="T15">- Click on </text:span><text:span text:style-name="T6">Disapprove</text:span><text:span text:style-name="T15"> button</text:span></text:p>
            <text:p><text:span text:style-name="T15"/></text:p>
          </table:table-cell>
          <table:table-cell table:style-name="ce20" office:value-type="string">
            <text:p>Holiday process is disapproved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8">
          <table:table-cell table:formula="of:=IF(VALUE(MID([.F93];6;FIND(&quot;:&quot;;[.F93];1)-FIND(&quot; &quot;;[.F93];1)-1))&gt;VALUE(MID([.F92];6;FIND(&quot;:&quot;;[.F92];1)-FIND(&quot; &quot;;[.F92];1)-1));&quot;&quot;;MAX([.A$7:.A92])+1)" office:value-type="float" office:value="87">
            <text:p>087</text:p>
          </table:table-cell>
          <table:table-cell office:value-type="string">
            <text:p>SNF_ECMS_87</text:p>
          </table:table-cell>
          <table:table-cell office:value-type="float" office:value="1">
            <text:p>001</text:p>
          </table:table-cell>
          <table:table-cell table:style-name="ce43" office:value-type="string">
            <text:p>WF\Holiday\Refuse</text:p>
          </table:table-cell>
          <table:table-cell office:value-type="string">
            <text:p>Refuse a holiday process</text:p>
          </table:table-cell>
          <table:table-cell office:value-type="string">
            <text:p>Step 1: Refuse a holiday process</text:p>
          </table:table-cell>
          <table:table-cell office:value-type="string">
            <text:p>- Login by normal user</text:p>
            <text:p>- Go to Business Process Controller page</text:p>
            <text:p>- Create a holiday process</text:p>
            <text:p>- Login by user is in <text:span text:style-name="T5"><text:s/></text:span><text:span text:style-name="T5">validator:/platform/administrators </text:span>group</text:p>
            <text:p><text:span text:style-name="T28">- Go to </text:span><text:span text:style-name="T17">Business Process Controller → </text:span><text:span text:style-name="T17">Task Controller</text:span></text:p>
            <text:p><text:span text:style-name="T5">- Click on </text:span><text:span text:style-name="T6">Manage </text:span><text:span text:style-name="T15">of Holiday process</text:span></text:p>
            <text:p><text:span text:style-name="T15">- Click on </text:span><text:span text:style-name="T6">Refuse</text:span><text:span text:style-name="T15"> button</text:span></text:p>
            <text:p><text:span text:style-name="T15"/></text:p>
          </table:table-cell>
          <table:table-cell table:style-name="ce20" office:value-type="string">
            <text:p>Holiday process is disapproved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3">
          <table:table-cell table:formula="of:=IF(VALUE(MID([.F94];6;FIND(&quot;:&quot;;[.F94];1)-FIND(&quot; &quot;;[.F94];1)-1))&gt;VALUE(MID([.F93];6;FIND(&quot;:&quot;;[.F93];1)-FIND(&quot; &quot;;[.F93];1)-1));&quot;&quot;;MAX([.A$7:.A93])+1)" office:value-type="float" office:value="88">
            <text:p>088</text:p>
          </table:table-cell>
          <table:table-cell office:value-type="string">
            <text:p>SNF_ECMS_88</text:p>
          </table:table-cell>
          <table:table-cell office:value-type="float" office:value="1">
            <text:p>001</text:p>
          </table:table-cell>
          <table:table-cell table:style-name="ce43" office:value-type="string">
            <text:p>WF\Admin\View</text:p>
          </table:table-cell>
          <table:table-cell office:value-type="string">
            <text:p>View detail of process</text:p>
          </table:table-cell>
          <table:table-cell office:value-type="string">
            <text:p>Step 1: View detail of process</text:p>
          </table:table-cell>
          <table:table-cell office:value-type="string">
            <text:p>- Login by normal user</text:p>
            <text:p>- Create a process</text:p>
            <text:p>- Login by administration</text:p>
            <text:p>- Go to Business Process Administration page</text:p>
            <text:p>- View detail of process</text:p>
          </table:table-cell>
          <table:table-cell table:style-name="ce20" office:value-type="string">
            <text:p>Form appear to show detail of process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12">
          <table:table-cell table:formula="of:=IF(VALUE(MID([.F95];6;FIND(&quot;:&quot;;[.F95];1)-FIND(&quot; &quot;;[.F95];1)-1))&gt;VALUE(MID([.F94];6;FIND(&quot;:&quot;;[.F94];1)-FIND(&quot; &quot;;[.F94];1)-1));&quot;&quot;;MAX([.A$7:.A94])+1)" office:value-type="float" office:value="89">
            <text:p>089</text:p>
          </table:table-cell>
          <table:table-cell office:value-type="string">
            <text:p>SNF_ECMS_89</text:p>
          </table:table-cell>
          <table:table-cell office:value-type="float" office:value="1">
            <text:p>001</text:p>
          </table:table-cell>
          <table:table-cell table:style-name="ce43" office:value-type="string">
            <text:p>WF\Admin\Upload</text:p>
          </table:table-cell>
          <table:table-cell office:value-type="string">
            <text:p>Upload new process</text:p>
          </table:table-cell>
          <table:table-cell office:value-type="string">
            <text:p>Step 1: Upload new process</text:p>
          </table:table-cell>
          <table:table-cell office:value-type="string">
            <text:p>- Login by normal user</text:p>
            <text:p>- Create a process</text:p>
            <text:p>- Login by administration</text:p>
            <text:p>- Go to Business Process Administration page</text:p>
            <text:p>- Click on <text:span text:style-name="T4">Upload</text:span> button</text:p>
            <text:p>- Select file to upload</text:p>
          </table:table-cell>
          <table:table-cell table:style-name="ce20" office:value-type="string">
            <text:p>New process is added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2" table:number-rows-repeated="10">
          <table:table-cell table:style-name="ce23"/>
          <table:table-cell table:style-name="ce32"/>
          <table:table-cell table:style-name="ce23"/>
          <table:table-cell table:style-name="ce32" table:number-columns-repeated="1021"/>
        </table:table-row>
        <table:table-row table:style-name="ro12">
          <table:table-cell table:style-name="ce23"/>
          <table:table-cell table:style-name="ce32"/>
          <table:table-cell table:style-name="ce23"/>
          <table:table-cell table:style-name="ce32" table:number-columns-repeated="1021"/>
        </table:table-row>
      </table:table>
      <table:table table:name="Summary_Report" table:style-name="ta1" table:print="false">
        <table:table-column table:style-name="co12" table:default-cell-style-name="ce79"/>
        <table:table-column table:style-name="co13" table:default-cell-style-name="ce81"/>
        <table:table-column table:style-name="co14" table:default-cell-style-name="ce83"/>
        <table:table-column table:style-name="co15" table:default-cell-style-name="ce82"/>
        <table:table-column table:style-name="co16" table:default-cell-style-name="ce84"/>
        <table:table-column table:style-name="co17" table:default-cell-style-name="ce87"/>
        <table:table-row table:style-name="ro4">
          <table:table-cell table:style-name="ce77" office:value-type="string" table:number-columns-spanned="5" table:number-rows-spanned="2">
            <text:p><text:s/>Functionality List</text:p>
            <text:p><text:span text:style-name="T31">Product version: </text:span></text:p>
          </table:table-cell>
          <table:covered-table-cell table:style-name="ce80"/>
          <table:covered-table-cell table:style-name="ce80"/>
          <table:covered-table-cell table:style-name="ce80"/>
          <table:covered-table-cell table:style-name="ce80"/>
          <table:table-cell table:style-name="ce4" office:value-type="string" table:number-columns-spanned="1" table:number-rows-spanned="3">
            <text:p>Total cases</text:p>
          </table:table-cell>
        </table:table-row>
        <table:table-row table:style-name="ro29">
          <table:covered-table-cell table:style-name="ce78"/>
          <table:covered-table-cell table:style-name="ce80"/>
          <table:covered-table-cell table:style-name="ce80"/>
          <table:covered-table-cell table:style-name="ce80"/>
          <table:covered-table-cell table:style-name="ce80"/>
          <table:covered-table-cell table:style-name="ce86"/>
        </table:table-row>
        <table:table-row table:style-name="ro5">
          <table:table-cell table:style-name="ce2" office:value-type="string">
            <text:p>Id</text:p>
          </table:table-cell>
          <table:table-cell table:style-name="ce4" office:value-type="string">
            <text:p>Portlet</text:p>
          </table:table-cell>
          <table:table-cell table:style-name="ce4" office:value-type="string">
            <text:p>Functional Group</text:p>
          </table:table-cell>
          <table:table-cell table:style-name="ce4" office:value-type="string">
            <text:p>Functionality</text:p>
          </table:table-cell>
          <table:table-cell table:style-name="ce4" office:value-type="string">
            <text:p>Functionality summary</text:p>
          </table:table-cell>
          <table:covered-table-cell table:style-name="ce86"/>
        </table:table-row>
        <table:table-row table:style-name="ro5">
          <table:table-cell office:value-type="string">
            <text:p>SNF_ECMS_01</text:p>
          </table:table-cell>
          <table:table-cell office:value-type="string">
            <text:p>SCV</text:p>
          </table:table-cell>
          <table:table-cell office:value-type="string">
            <text:p>WCM</text:p>
          </table:table-cell>
          <table:table-cell office:value-type="string">
            <text:p>Add</text:p>
          </table:table-cell>
          <table:table-cell office:value-type="string">
            <text:p>Create new Single Content Viewer page</text:p>
          </table:table-cell>
          <table:table-cell table:formula="of:=SUMPRODUCT((#ref!.[.B$5]:#ref!.[.B$947]=[.$A4])*(#ref!.[.A$5]:#ref!.[.A$947]&lt;&gt;&quot;&quot;))" office:value-type="string" office:string-value="Err:501">
            <text:p>Err:501</text:p>
          </table:table-cell>
        </table:table-row>
        <table:table-row table:style-name="ro5">
          <table:table-cell office:value-type="string">
            <text:p>SNF_ECMS_02</text:p>
          </table:table-cell>
          <table:table-cell office:value-type="string">
            <text:p>CLV</text:p>
          </table:table-cell>
          <table:table-cell office:value-type="string">
            <text:p>WCM</text:p>
          </table:table-cell>
          <table:table-cell office:value-type="string">
            <text:p>Add</text:p>
          </table:table-cell>
          <table:table-cell office:value-type="string">
            <text:p>Create new Content List viewer page with mode “By Folder”</text:p>
          </table:table-cell>
          <table:table-cell table:formula="of:=SUMPRODUCT((#ref!.[.B$5]:#ref!.[.B$947]=[.$A5])*(#ref!.[.A$5]:#ref!.[.A$947]&lt;&gt;&quot;&quot;))" office:value-type="string" office:string-value="Err:501">
            <text:p>Err:501</text:p>
          </table:table-cell>
        </table:table-row>
        <table:table-row table:style-name="ro5">
          <table:table-cell office:value-type="string">
            <text:p>SNF_ECMS_03</text:p>
          </table:table-cell>
          <table:table-cell office:value-type="string">
            <text:p>CLV</text:p>
          </table:table-cell>
          <table:table-cell office:value-type="string">
            <text:p>WCM</text:p>
          </table:table-cell>
          <table:table-cell office:value-type="string">
            <text:p>Add</text:p>
          </table:table-cell>
          <table:table-cell office:value-type="string">
            <text:p>Create new Content List Viewer page with mode “By Contents”</text:p>
          </table:table-cell>
          <table:table-cell table:formula="of:=SUMPRODUCT((#ref!.[.B$5]:#ref!.[.B$947]=[.$A6])*(#ref!.[.A$5]:#ref!.[.A$947]&lt;&gt;&quot;&quot;))" office:value-type="string" office:string-value="Err:501">
            <text:p>Err:501</text:p>
          </table:table-cell>
        </table:table-row>
        <table:table-row table:style-name="ro5">
          <table:table-cell office:value-type="string">
            <text:p>SNF_ECMS_04</text:p>
          </table:table-cell>
          <table:table-cell office:value-type="string">
            <text:p>SCV_CLV</text:p>
          </table:table-cell>
          <table:table-cell office:value-type="string">
            <text:p>WCM</text:p>
          </table:table-cell>
          <table:table-cell office:value-type="string">
            <text:p>Edit SCV</text:p>
          </table:table-cell>
          <table:table-cell office:value-type="string">
            <text:p>Edit Single Content Viewer (Banner, Footer...) in Overview page</text:p>
          </table:table-cell>
          <table:table-cell table:formula="of:=SUMPRODUCT((#ref!.[.B$5]:#ref!.[.B$947]=[.$A7])*(#ref!.[.A$5]:#ref!.[.A$947]&lt;&gt;&quot;&quot;))" office:value-type="string" office:string-value="Err:501">
            <text:p>Err:501</text:p>
          </table:table-cell>
        </table:table-row>
        <table:table-row table:style-name="ro5">
          <table:table-cell office:value-type="string">
            <text:p>SNF_ECMS_05</text:p>
          </table:table-cell>
          <table:table-cell office:value-type="string">
            <text:p>SCV_CLV</text:p>
          </table:table-cell>
          <table:table-cell office:value-type="string">
            <text:p>WCM</text:p>
          </table:table-cell>
          <table:table-cell office:value-type="string">
            <text:p>Edit CLV</text:p>
          </table:table-cell>
          <table:table-cell office:value-type="string">
            <text:p>Edit Content List Viewer (Documents, Last news …)</text:p>
          </table:table-cell>
          <table:table-cell table:formula="of:=SUMPRODUCT((#ref!.[.B$5]:#ref!.[.B$947]=[.$A8])*(#ref!.[.A$5]:#ref!.[.A$947]&lt;&gt;&quot;&quot;))" office:value-type="string" office:string-value="Err:501">
            <text:p>Err:501</text:p>
          </table:table-cell>
        </table:table-row>
        <table:table-row table:style-name="ro4">
          <table:table-cell office:value-type="string">
            <text:p>SNF_ECMS_06</text:p>
          </table:table-cell>
          <table:table-cell table:style-name="ce82" office:value-type="string">
            <text:p>Search</text:p>
          </table:table-cell>
          <table:table-cell office:value-type="string">
            <text:p>WCM</text:p>
          </table:table-cell>
          <table:table-cell office:value-type="string">
            <text:p>Search</text:p>
          </table:table-cell>
          <table:table-cell office:value-type="string">
            <text:p>Search content of document/page </text:p>
          </table:table-cell>
          <table:table-cell table:formula="of:=SUMPRODUCT((#ref!.[.B$5]:#ref!.[.B$947]=[.$A9])*(#ref!.[.A$5]:#ref!.[.A$947]&lt;&gt;&quot;&quot;))" office:value-type="string" office:string-value="Err:501">
            <text:p>Err:501</text:p>
          </table:table-cell>
        </table:table-row>
        <table:table-row table:style-name="ro5">
          <table:table-cell office:value-type="string">
            <text:p>SNF_ECMS_07</text:p>
          </table:table-cell>
          <table:table-cell table:style-name="ce82" office:value-type="string">
            <text:p>Site_Explorer</text:p>
          </table:table-cell>
          <table:table-cell office:value-type="string">
            <text:p>WCM</text:p>
          </table:table-cell>
          <table:table-cell office:value-type="string">
            <text:p>Un_public content</text:p>
          </table:table-cell>
          <table:table-cell table:style-name="ce85" office:value-type="string">
            <text:p>Show draft content from page</text:p>
          </table:table-cell>
          <table:table-cell table:formula="of:=SUMPRODUCT((#ref!.[.B$5]:#ref!.[.B$947]=[.$A10])*(#ref!.[.A$5]:#ref!.[.A$947]&lt;&gt;&quot;&quot;))" office:value-type="string" office:string-value="Err:501">
            <text:p>Err:501</text:p>
          </table:table-cell>
        </table:table-row>
        <table:table-row table:style-name="ro4">
          <table:table-cell office:value-type="string">
            <text:p>SNF_ECMS_08</text:p>
          </table:table-cell>
          <table:table-cell table:style-name="ce82" office:value-type="string">
            <text:p>Site_Explorer</text:p>
          </table:table-cell>
          <table:table-cell office:value-type="string">
            <text:p>WCM</text:p>
          </table:table-cell>
          <table:table-cell office:value-type="string">
            <text:p>Public content</text:p>
          </table:table-cell>
          <table:table-cell table:style-name="ce85" office:value-type="string">
            <text:p>Show public content from page</text:p>
          </table:table-cell>
          <table:table-cell table:formula="of:=SUMPRODUCT((#ref!.[.B$5]:#ref!.[.B$947]=[.$A11])*(#ref!.[.A$5]:#ref!.[.A$947]&lt;&gt;&quot;&quot;))" office:value-type="string" office:string-value="Err:501">
            <text:p>Err:501</text:p>
          </table:table-cell>
        </table:table-row>
        <table:table-row table:style-name="ro5">
          <table:table-cell office:value-type="string">
            <text:p>SNF_ECMS_09</text:p>
          </table:table-cell>
          <table:table-cell table:style-name="ce82" office:value-type="string">
            <text:p>Manage_Page</text:p>
          </table:table-cell>
          <table:table-cell office:value-type="string">
            <text:p>WCM</text:p>
          </table:table-cell>
          <table:table-cell office:value-type="string">
            <text:p>Manage page</text:p>
          </table:table-cell>
          <table:table-cell office:value-type="string">
            <text:p>Add/Edit/Delete page from Page Management</text:p>
          </table:table-cell>
          <table:table-cell table:formula="of:=SUMPRODUCT((#ref!.[.B$5]:#ref!.[.B$947]=[.$A12])*(#ref!.[.A$5]:#ref!.[.A$947]&lt;&gt;&quot;&quot;))" office:value-type="string" office:string-value="Err:501">
            <text:p>Err:501</text:p>
          </table:table-cell>
        </table:table-row>
        <table:table-row table:style-name="ro4">
          <table:table-cell office:value-type="string">
            <text:p>SNF_ECMS_10</text:p>
          </table:table-cell>
          <table:table-cell table:style-name="ce82" office:value-type="string">
            <text:p>Manage_Portal</text:p>
          </table:table-cell>
          <table:table-cell office:value-type="string">
            <text:p>WCM</text:p>
          </table:table-cell>
          <table:table-cell office:value-type="string">
            <text:p>Manage portal</text:p>
          </table:table-cell>
          <table:table-cell office:value-type="string">
            <text:p>Create/edit/delete a portal (site)</text:p>
          </table:table-cell>
          <table:table-cell table:formula="of:=SUMPRODUCT((#ref!.[.B$5]:#ref!.[.B$947]=[.$A13])*(#ref!.[.A$5]:#ref!.[.A$947]&lt;&gt;&quot;&quot;))" office:value-type="string" office:string-value="Err:501">
            <text:p>Err:501</text:p>
          </table:table-cell>
        </table:table-row>
        <table:table-row table:style-name="ro5">
          <table:table-cell office:value-type="string">
            <text:p>SNF_ECMS_11</text:p>
          </table:table-cell>
          <table:table-cell table:style-name="ce82" office:value-type="string">
            <text:p>Newsletter_Management</text:p>
          </table:table-cell>
          <table:table-cell office:value-type="string">
            <text:p>WCM</text:p>
          </table:table-cell>
          <table:table-cell office:value-type="string">
            <text:p>Manage category</text:p>
          </table:table-cell>
          <table:table-cell office:value-type="string">
            <text:p>Create/edit/delete a category</text:p>
          </table:table-cell>
          <table:table-cell table:formula="of:=SUMPRODUCT((#ref!.[.B$5]:#ref!.[.B$947]=[.$A14])*(#ref!.[.A$5]:#ref!.[.A$947]&lt;&gt;&quot;&quot;))" office:value-type="string" office:string-value="Err:501">
            <text:p>Err:501</text:p>
          </table:table-cell>
        </table:table-row>
        <table:table-row table:style-name="ro5">
          <table:table-cell office:value-type="string">
            <text:p>SNF_ECMS_12</text:p>
          </table:table-cell>
          <table:table-cell table:style-name="ce82" office:value-type="string">
            <text:p>Newsletter_Management</text:p>
          </table:table-cell>
          <table:table-cell office:value-type="string">
            <text:p>WCM</text:p>
          </table:table-cell>
          <table:table-cell office:value-type="string">
            <text:p>Manage subscription</text:p>
          </table:table-cell>
          <table:table-cell office:value-type="string">
            <text:p>Create/Edit/Delete a subscription</text:p>
          </table:table-cell>
          <table:table-cell table:formula="of:=SUMPRODUCT((#ref!.[.B$5]:#ref!.[.B$979]=[.$A15])*(#ref!.[.A$5]:#ref!.[.A$979]&lt;&gt;&quot;&quot;))" office:value-type="string" office:string-value="Err:501">
            <text:p>Err:501</text:p>
          </table:table-cell>
        </table:table-row>
        <table:table-row table:style-name="ro5">
          <table:table-cell office:value-type="string">
            <text:p>SNF_ECMS_13</text:p>
          </table:table-cell>
          <table:table-cell table:style-name="ce82" office:value-type="string">
            <text:p>Newsletter_Management</text:p>
          </table:table-cell>
          <table:table-cell office:value-type="string">
            <text:p>WCM</text:p>
          </table:table-cell>
          <table:table-cell office:value-type="string">
            <text:p>Manage letter</text:p>
          </table:table-cell>
          <table:table-cell office:value-type="string">
            <text:p>Create/Edit/Delete/Convert a letter</text:p>
          </table:table-cell>
          <table:table-cell table:formula="of:=SUMPRODUCT((#ref!.[.B$5]:#ref!.[.B$979]=[.$A16])*(#ref!.[.A$5]:#ref!.[.A$979]&lt;&gt;&quot;&quot;))" office:value-type="string" office:string-value="Err:501">
            <text:p>Err:501</text:p>
          </table:table-cell>
        </table:table-row>
        <table:table-row table:style-name="ro5">
          <table:table-cell office:value-type="string">
            <text:p>SNF_ECMS_14</text:p>
          </table:table-cell>
          <table:table-cell office:value-type="string">
            <text:p>Newsletter </text:p>
          </table:table-cell>
          <table:table-cell office:value-type="string">
            <text:p>WCM</text:p>
          </table:table-cell>
          <table:table-cell table:style-name="ce84" office:value-type="string">
            <text:p>Subscribe newsletter</text:p>
          </table:table-cell>
          <table:table-cell office:value-type="string">
            <text:p>Subscribe newsletter</text:p>
          </table:table-cell>
          <table:table-cell table:formula="of:=SUMPRODUCT((#ref!.[.B$5]:#ref!.[.B$979]=[.$A17])*(#ref!.[.A$5]:#ref!.[.A$979]&lt;&gt;&quot;&quot;))" office:value-type="string" office:string-value="Err:501">
            <text:p>Err:501</text:p>
          </table:table-cell>
        </table:table-row>
        <table:table-row table:style-name="ro5">
          <table:table-cell office:value-type="string">
            <text:p>SNF_ECMS_15</text:p>
          </table:table-cell>
          <table:table-cell office:value-type="string">
            <text:p>FCC</text:p>
          </table:table-cell>
          <table:table-cell office:value-type="string">
            <text:p>WCM</text:p>
          </table:table-cell>
          <table:table-cell office:value-type="string">
            <text:p>Config for FCC</text:p>
          </table:table-cell>
          <table:table-cell table:style-name="ce85" office:value-type="string">
            <text:p>Configuration for FCC portlet and create new document using it</text:p>
          </table:table-cell>
          <table:table-cell table:formula="of:=SUMPRODUCT((#ref!.[.B$5]:#ref!.[.B$979]=[.$A18])*(#ref!.[.A$5]:#ref!.[.A$979]&lt;&gt;&quot;&quot;))" office:value-type="string" office:string-value="Err:501">
            <text:p>Err:501</text:p>
          </table:table-cell>
        </table:table-row>
        <table:table-row table:style-name="ro5">
          <table:table-cell office:value-type="string">
            <text:p>SNF_ECMS_16</text:p>
          </table:table-cell>
          <table:table-cell office:value-type="string">
            <text:p>Form_Generator</text:p>
          </table:table-cell>
          <table:table-cell office:value-type="string">
            <text:p>WCM</text:p>
          </table:table-cell>
          <table:table-cell office:value-type="string">
            <text:p>Create node type</text:p>
          </table:table-cell>
          <table:table-cell office:value-type="string">
            <text:p>Create new node type and dialog form for it</text:p>
          </table:table-cell>
          <table:table-cell table:formula="of:=SUMPRODUCT((#ref!.[.B$5]:#ref!.[.B$979]=[.$A19])*(#ref!.[.A$5]:#ref!.[.A$979]&lt;&gt;&quot;&quot;))" office:value-type="string" office:string-value="Err:501">
            <text:p>Err:501</text:p>
          </table:table-cell>
        </table:table-row>
        <table:table-row table:style-name="ro5">
          <table:table-cell office:value-type="string">
            <text:p>SNF_ECMS_17</text:p>
          </table:table-cell>
          <table:table-cell office:value-type="string">
            <text:p>Category</text:p>
          </table:table-cell>
          <table:table-cell office:value-type="string">
            <text:p>WCM</text:p>
          </table:table-cell>
          <table:table-cell office:value-type="string">
            <text:p>Category of news page</text:p>
          </table:table-cell>
          <table:table-cell office:value-type="string">
            <text:p>Show categories and documents </text:p>
          </table:table-cell>
          <table:table-cell table:formula="of:=SUMPRODUCT((#ref!.[.B$5]:#ref!.[.B$979]=[.$A20])*(#ref!.[.A$5]:#ref!.[.A$979]&lt;&gt;&quot;&quot;))" office:value-type="string" office:string-value="Err:501">
            <text:p>Err:501</text:p>
          </table:table-cell>
        </table:table-row>
        <table:table-row table:style-name="ro5">
          <table:table-cell office:value-type="string">
            <text:p>SNF_ECMS_18</text:p>
          </table:table-cell>
          <table:table-cell office:value-type="string">
            <text:p>Category</text:p>
          </table:table-cell>
          <table:table-cell office:value-type="string">
            <text:p>WCM</text:p>
          </table:table-cell>
          <table:table-cell office:value-type="string">
            <text:p>Category of events page</text:p>
          </table:table-cell>
          <table:table-cell office:value-type="string">
            <text:p>Show content of category </text:p>
          </table:table-cell>
          <table:table-cell table:formula="of:=SUMPRODUCT((#ref!.[.B$5]:#ref!.[.B$979]=[.$A21])*(#ref!.[.A$5]:#ref!.[.A$979]&lt;&gt;&quot;&quot;))" office:value-type="string" office:string-value="Err:501">
            <text:p>Err:501</text:p>
          </table:table-cell>
        </table:table-row>
        <table:table-row table:style-name="ro5">
          <table:table-cell office:value-type="string">
            <text:p>SNF_ECMS_19</text:p>
          </table:table-cell>
          <table:table-cell office:value-type="string">
            <text:p>Category</text:p>
          </table:table-cell>
          <table:table-cell office:value-type="string">
            <text:p>WCM</text:p>
          </table:table-cell>
          <table:table-cell office:value-type="string">
            <text:p>Create new Events page</text:p>
          </table:table-cell>
          <table:table-cell office:value-type="string">
            <text:p>Add new Events page</text:p>
          </table:table-cell>
          <table:table-cell table:formula="of:=SUMPRODUCT((#ref!.[.B$5]:#ref!.[.B$979]=[.$A22])*(#ref!.[.A$5]:#ref!.[.A$979]&lt;&gt;&quot;&quot;))" office:value-type="string" office:string-value="Err:501">
            <text:p>Err:501</text:p>
          </table:table-cell>
        </table:table-row>
        <table:table-row table:style-name="ro24">
          <table:table-cell office:value-type="string">
            <text:p>SNF_ECMS_20</text:p>
          </table:table-cell>
          <table:table-cell office:value-type="string">
            <text:p>PCLV</text:p>
          </table:table-cell>
          <table:table-cell office:value-type="string">
            <text:p>WCM</text:p>
          </table:table-cell>
          <table:table-cell office:value-type="string">
            <text:p>Config for PCLV</text:p>
          </table:table-cell>
          <table:table-cell office:value-type="string">
            <text:p>Configuration for Parameterized content list viewer portlet and view content of document/web content</text:p>
          </table:table-cell>
          <table:table-cell table:formula="of:=SUMPRODUCT((#ref!.[.B$5]:#ref!.[.B$979]=[.$A23])*(#ref!.[.A$5]:#ref!.[.A$979]&lt;&gt;&quot;&quot;))" office:value-type="string" office:string-value="Err:501">
            <text:p>Err:501</text:p>
          </table:table-cell>
        </table:table-row>
        <table:table-row table:style-name="ro5">
          <table:table-cell office:value-type="string">
            <text:p>SNF_ECMS_21</text:p>
          </table:table-cell>
          <table:table-cell office:value-type="string">
            <text:p>SCV</text:p>
          </table:table-cell>
          <table:table-cell office:value-type="string">
            <text:p>WCM</text:p>
          </table:table-cell>
          <table:table-cell office:value-type="string">
            <text:p>FCK editor</text:p>
          </table:table-cell>
          <table:table-cell office:value-type="string">
            <text:p>Insert documents/medias in a web content by FCK Content Selector</text:p>
          </table:table-cell>
          <table:table-cell table:formula="of:=SUMPRODUCT((#ref!.[.B$5]:#ref!.[.B$979]=[.$A24])*(#ref!.[.A$5]:#ref!.[.A$979]&lt;&gt;&quot;&quot;))" office:value-type="string" office:string-value="Err:501">
            <text:p>Err:50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3" svg:font-family="Arial" style:font-family-generic="swiss"/>
    <style:font-face style:name="Tahoma1" svg:font-family="Tahoma" style:font-family-generic="swiss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zxx" style:country-asian="none" style:font-name-complex="Tahoma2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8P0"/>
    </number:currency-style>
    <number:number-style style:name="N120P0" style:volatile="true">
      <number:text>$</number:text>
      <number:number number:decimal-places="0" number:min-integer-digits="1" number:grouping="true"/>
      <number:text> </number:text>
    </number:number-style>
    <number:number-style style:name="N120">
      <number:text>($</number:text>
      <number:number number:decimal-places="0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$</number:text>
      <number:number number:decimal-places="0" number:min-integer-digits="1" number:grouping="true"/>
      <number:text> </number:text>
    </number:number-style>
    <number:number-style style:name="N12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1P0"/>
    </number:number-style>
    <number:number-style style:name="N123P0" style:volatile="true">
      <number:text>$</number:text>
      <number:number number:decimal-places="2" number:min-integer-digits="1" number:grouping="true"/>
      <number:text> </number:text>
    </number:number-style>
    <number:number-style style:name="N123">
      <number:text>($</number:text>
      <number:number number: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2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4P0"/>
    </number:number-style>
    <number:number-style style:name="N128P0" style:volatile="true">
      <number:number number:decimal-places="0" number:min-integer-digits="1" number:grouping="true"/>
      <number:text> </number:text>
    </number:number-style>
    <number:number-style style:name="N128P1" style:volatile="true">
      <number:text> (</number:text>
      <number:number number:decimal-places="0" number:min-integer-digits="1" number:grouping="true"/>
      <number:text>)</number:text>
    </number:number-style>
    <number:number-style style:name="N128P2" style:volatile="true">
      <number:text>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$</number:text>
      <number:number number:decimal-places="0" number:min-integer-digits="1" number:grouping="true"/>
      <number:text> </number:text>
    </number:number-style>
    <number:number-style style:name="N132P1" style:volatile="true">
      <number:text> $(</number:text>
      <number:number number:decimal-places="0" number:min-integer-digits="1" number:grouping="true"/>
      <number:text>)</number:text>
    </number:number-style>
    <number:number-style style:name="N132P2" style:volatile="true">
      <number:text> $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number number:decimal-places="2" number:min-integer-digits="1" number:grouping="true"/>
      <number:text> </number:text>
    </number:number-style>
    <number:number-style style:name="N136P1" style:volatile="true">
      <number:text> (</number:text>
      <number:number number:decimal-places="2" number:min-integer-digits="1" number:grouping="true"/>
      <number:text>)</number:text>
    </number:number-style>
    <number:number-style style:name="N136P2" style:volatile="true">
      <number:text> -</number:text>
      <number:number number:decimal-places="0" number:min-integer-digits="0"/>
      <number:text>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$</number:text>
      <number:number number:decimal-places="2" number:min-integer-digits="1" number:grouping="true"/>
      <number:text> </number:text>
    </number:number-style>
    <number:number-style style:name="N140P1" style:volatile="true">
      <number:text> $(</number:text>
      <number:number number:decimal-places="2" number:min-integer-digits="1" number:grouping="true"/>
      <number:text>)</number:text>
    </number:number-style>
    <number:number-style style:name="N140P2" style:volatile="true">
      <number:text> $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number:min-integer-digits="3" number:min-exponent-digits="1"/>
    </number:number-style>
    <number:number-style style:name="N146P0" style:volatile="true">
      <number:text>£</number:text>
      <number:number number:decimal-places="0" number:min-integer-digits="1" number:grouping="true"/>
    </number:number-style>
    <number:number-style style:name="N146">
      <number:text>-£</number:text>
      <number:number number:decimal-places="0" number:min-integer-digits="1" number:grouping="true"/>
      <style:map style:condition="value()&gt;=0" style:apply-style-name="N146P0"/>
    </number:number-style>
    <number:number-style style:name="N147P0" style:volatile="true">
      <number:text>£</number:text>
      <number:number number:decimal-places="0" number:min-integer-digits="1" number:grouping="true"/>
    </number:number-style>
    <number:number-style style:name="N147">
      <style:text-properties fo:color="#ff0000"/>
      <number:text>-£</number:text>
      <number:number number:decimal-places="0" number:min-integer-digits="1" number:grouping="true"/>
      <style:map style:condition="value()&gt;=0" style:apply-style-name="N147P0"/>
    </number:number-style>
    <number:number-style style:name="N149P0" style:volatile="true">
      <number:text>£</number:text>
      <number:number number:decimal-places="2" number:min-integer-digits="1" number:grouping="true"/>
    </number:number-style>
    <number:number-style style:name="N149">
      <number:text>-£</number:text>
      <number:number number:decimal-places="2" number:min-integer-digits="1" number:grouping="true"/>
      <style:map style:condition="value()&gt;=0" style:apply-style-name="N149P0"/>
    </number:number-style>
    <number:number-style style:name="N150P0" style:volatile="true">
      <number:text>£</number:text>
      <number:number number:decimal-places="2" number:min-integer-digits="1" number:grouping="true"/>
    </number:number-style>
    <number:number-style style:name="N150">
      <style:text-properties fo:color="#ff0000"/>
      <number:text>-£</number:text>
      <number:number number:decimal-places="2" number:min-integer-digits="1" number:grouping="true"/>
      <style:map style:condition="value()&gt;=0" style:apply-style-name="N150P0"/>
    </number:number-style>
    <number:number-style style:name="N154P0" style:volatile="true">
      <number:text> £</number:text>
      <number:number number:decimal-places="0" number:min-integer-digits="1" number:grouping="true"/>
      <number:text> </number:text>
    </number:number-style>
    <number:number-style style:name="N154P1" style:volatile="true">
      <number:text>-£</number:text>
      <number:number number:decimal-places="0" number:min-integer-digits="1" number:grouping="true"/>
      <number:text> </number:text>
    </number:number-style>
    <number:number-style style:name="N154P2" style:volatile="true">
      <number:text> £-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number number:decimal-places="0" number:min-integer-digits="1" number:grouping="true"/>
      <number:text> </number:text>
    </number:number-style>
    <number:number-style style:name="N156P1" style:volatile="true">
      <number:text>-</number:text>
      <number:number number:decimal-places="0" number:min-integer-digits="1" number:grouping="true"/>
      <number:text> </number:text>
    </number:number-style>
    <number:number-style style:name="N156P2" style:volatile="true">
      <number:text> -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number:text> £</number:text>
      <number:number number:decimal-places="2" number:min-integer-digits="1" number:grouping="true"/>
      <number:text> </number:text>
    </number:number-style>
    <number:number-style style:name="N160P1" style:volatile="true">
      <number:text>-£</number:text>
      <number:number number:decimal-places="2" number:min-integer-digits="1" number:grouping="true"/>
      <number:text> </number:text>
    </number:number-style>
    <number:number-style style:name="N160P2" style:volatile="true">
      <number:text> £-</number:text>
      <number:number number:decimal-places="0" number:min-integer-digits="0"/>
      <number:text>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2P0" style:volatile="true">
      <number:number number:decimal-places="2" number:min-integer-digits="1" number:grouping="true"/>
      <number:text> </number:text>
    </number:number-style>
    <number:number-style style:name="N162P1" style:volatile="true">
      <number:text>-</number:text>
      <number:number number:decimal-places="2" number:min-integer-digits="1" number:grouping="true"/>
      <number:text> </number:text>
    </number:number-style>
    <number:number-style style:name="N162P2" style:volatile="true">
      <number:text> -</number:text>
      <number:number number:decimal-places="0" number:min-integer-digits="0"/>
      <number:text>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3P0" style:volatile="true">
      <number:text>£</number:text>
      <number:number number:decimal-places="0" number:min-integer-digits="1" number:grouping="true"/>
    </number:number-style>
    <number:number-style style:name="N163">
      <style:text-properties fo:color="#ff0000"/>
      <number:text>£-</number:text>
      <number:number number:decimal-places="0" number:min-integer-digits="1" number:grouping="true"/>
      <style:map style:condition="value()&gt;=0" style:apply-style-name="N163P0"/>
    </number:number-style>
    <number:number-style style:name="N164P0" style:volatile="true">
      <number:text>£</number:text>
      <number:number number:decimal-places="2" number:min-integer-digits="1" number:grouping="true"/>
    </number:number-style>
    <number:number-style style:name="N164">
      <style:text-properties fo:color="#ff0000"/>
      <number:text>£-</number:text>
      <number:number number:decimal-places="2" number:min-integer-digits="1" number:grouping="true"/>
      <style:map style:condition="value()&gt;=0" style:apply-style-name="N164P0"/>
    </number:number-style>
    <number:date-style style:name="N165">
      <number:day/>
      <number:text>-</number:text>
      <number:month number:textual="true"/>
      <number:text>-</number:text>
      <number:year/>
    </number:date-style>
    <number:date-style style:name="N166P0" style:volatile="true">
      <number:day/>
      <number:text>-</number:text>
      <number:month number:textual="true"/>
      <number:text>-</number:text>
      <number:year/>
    </number:date-style>
    <number:text-style style:name="N166">
      <number:text-content/>
      <style:map style:condition="value()&gt;=0" style:apply-style-name="N166P0"/>
    </number:text-style>
    <number:number-style style:name="N167">
      <number:number number:decimal-places="1" number:min-integer-digits="1"/>
    </number:number-style>
    <number:date-style style:name="N168">
      <number:day/>
      <number:text>- </number:text>
      <number:month number:textual="true"/>
      <number:text>- </number:text>
      <number:year number:style="long"/>
    </number:date-style>
    <number:date-style style:name="N169">
      <number:day/>
      <number:text>-</number:text>
      <number:month number:textual="true"/>
      <number:text>-</number:text>
      <number:year number:style="long"/>
    </number:date-style>
    <number:number-style style:name="N171P0" style:volatile="true">
      <number:text>¥</number:text>
      <number:number number:decimal-places="0" number:min-integer-digits="1" number:grouping="true"/>
    </number:number-style>
    <number:number-style style:name="N171">
      <style:text-properties fo:color="#ff0000"/>
      <number:text>¥-</number:text>
      <number:number number:decimal-places="0" number:min-integer-digits="1" number:grouping="true"/>
      <style:map style:condition="value()&gt;=0" style:apply-style-name="N171P0"/>
    </number:number-style>
    <number:number-style style:name="N172">
      <number:text>UR_</number:text>
      <number:number number:decimal-places="0" number:min-integer-digits="2"/>
    </number:number-style>
    <number:date-style style:name="N173P0" style:volatile="true">
      <number:day/>
      <number:text>-</number:text>
      <number:month number:textual="true"/>
      <number:text>-</number:text>
      <number:year number:style="long"/>
    </number:date-style>
    <number:text-style style:name="N173">
      <number:text-content/>
      <style:map style:condition="value()&gt;=0" style:apply-style-name="N173P0"/>
    </number:text-style>
    <number:number-style style:name="N174">
      <number:text>GUI_</number:text>
      <number:number number:decimal-places="0" number:min-integer-digits="2"/>
    </number:number-style>
    <number:number-style style:name="N175">
      <number:text>FUN_</number:text>
      <number:number number:decimal-places="0" number:min-integer-digits="2"/>
    </number:number-style>
    <number:number-style style:name="N177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7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7P0"/>
    </number:number-style>
    <number:number-style style:name="N178P0" style:volatile="true">
      <number:text>¥</number:text>
      <number:number number:decimal-places="0" number:min-integer-digits="1" number:grouping="true"/>
    </number:number-style>
    <number:number-style style:name="N178">
      <style:text-properties fo:color="#ff0000"/>
      <number:text>¥¥-</number:text>
      <number:number number:decimal-places="0" number:min-integer-digits="1" number:grouping="true"/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9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79P0"/>
    </number:number-style>
    <number:number-style style:name="N180">
      <number:text>DATA_</number:text>
      <number:number number:decimal-places="0" number:min-integer-digits="2"/>
    </number:number-style>
    <number:number-style style:name="N181">
      <number:text>DATA_M_</number:text>
      <number:number number:decimal-places="0" number:min-integer-digits="2"/>
    </number:number-style>
    <number:percentage-style style:name="N182">
      <number:number number:decimal-places="1" number:min-integer-digits="1"/>
      <number:text>%</number:text>
    </number:percentage-style>
    <number:number-style style:name="N184P0" style:volatile="true">
      <number:text>Yes</number:text>
    </number:number-style>
    <number:number-style style:name="N184P1" style:volatile="true">
      <number:text>Yes</number:text>
    </number:number-style>
    <number:number-style style:name="N184">
      <number:text>No</number:text>
      <style:map style:condition="value()&gt;0" style:apply-style-name="N184P0"/>
      <style:map style:condition="value()&lt;0" style:apply-style-name="N184P1"/>
    </number:number-style>
    <number:number-style style:name="N186P0" style:volatile="true">
      <number:text>True</number:text>
    </number:number-style>
    <number:number-style style:name="N186P1" style:volatile="true">
      <number:text>True</number:text>
    </number:number-style>
    <number:number-style style:name="N186">
      <number:text>False</number:text>
      <style:map style:condition="value()&gt;0" style:apply-style-name="N186P0"/>
      <style:map style:condition="value()&lt;0" style:apply-style-name="N186P1"/>
    </number:number-style>
    <number:number-style style:name="N188P0" style:volatile="true">
      <number:text>On</number:text>
    </number:number-style>
    <number:number-style style:name="N188P1" style:volatile="true">
      <number:text>On</number:text>
    </number:number-style>
    <number:number-style style:name="N188">
      <number:text>Off</number:text>
      <style:map style:condition="value()&gt;0" style:apply-style-name="N188P0"/>
      <style:map style:condition="value()&lt;0" style:apply-style-name="N188P1"/>
    </number:number-style>
    <number:currency-style style:name="N190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0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0P0"/>
    </number:currency-style>
    <number:number-style style:name="N192P0" style:volatile="true">
      <number:number number:decimal-places="0" number:min-integer-digits="1"/>
      <number:text> </number:text>
    </number:number-style>
    <number:number-style style:name="N192">
      <number:text>(</number:text>
      <number:number number:decimal-places="0" number:min-integer-digits="1"/>
      <number:text>)</number:text>
      <style:map style:condition="value()&gt;=0" style:apply-style-name="N192P0"/>
    </number:number-style>
    <number:number-style style:name="N194P0" style:volatile="true">
      <number:number number:decimal-places="2" number:min-integer-digits="1"/>
      <number:text> </number:text>
    </number:number-style>
    <number:number-style style:name="N194">
      <number:text>(</number:text>
      <number:number number:decimal-places="2" number:min-integer-digits="1"/>
      <number:text>)</number:text>
      <style:map style:condition="value()&gt;=0" style:apply-style-name="N194P0"/>
    </number:number-style>
    <number:date-style style:name="N195">
      <number:month number:textual="true"/>
      <number:text>-</number:text>
      <number:year number:style="long"/>
    </number:date-style>
    <number:number-style style:name="N196P0" style:volatile="true">
      <number:number number:decimal-places="2" number:min-integer-digits="1"/>
    </number:number-style>
    <number:number-style style:name="N196">
      <style:text-properties fo:color="#ff0000"/>
      <number:number number:decimal-places="2" number:min-integer-digits="1"/>
      <style:map style:condition="value()&gt;=0" style:apply-style-name="N196P0"/>
    </number:number-style>
    <number:number-style style:name="N197">
      <number:number number:decimal-places="0" number:min-integer-digits="3"/>
    </number:number-style>
    <number:date-style style:name="N198P0" style:volatile="true">
      <number:month/>
      <number:text>/</number:text>
      <number:day/>
      <number:text>/</number:text>
      <number:year/>
    </number:date-style>
    <number:text-style style:name="N198">
      <number:text-content/>
      <style:map style:condition="value()&gt;=0" style:apply-style-name="N198P0"/>
    </number:text-style>
    <number:number-style style:name="N199">
      <number:number number:decimal-places="0" number:min-integer-digits="4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€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€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€ </number:text>
    </number:number-style>
    <number:number-style style:name="N209P1" style:volatile="true">
      <number:text>-</number:text>
      <number:number number:decimal-places="0" number:min-integer-digits="1" number:grouping="true"/>
      <number:text> € </number:text>
    </number:number-style>
    <number:number-style style:name="N209P2" style:volatile="true">
      <number:text> -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</number:text>
    </number:number-style>
    <number:number-style style:name="N213P1" style:volatile="true">
      <number:text>-</number:text>
      <number:number number:decimal-places="0" number:min-integer-digits="1" number:grouping="true"/>
      <number:text>    </number:text>
    </number:number-style>
    <number:number-style style:name="N213P2" style:volatile="true">
      <number:text> -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€ </number:text>
    </number:number-style>
    <number:number-style style:name="N217P1" style:volatile="true">
      <number:text>-</number:text>
      <number:number number:decimal-places="2" number:min-integer-digits="1" number:grouping="true"/>
      <number:text> € </number:text>
    </number:number-style>
    <number:number-style style:name="N217P2" style:volatile="true">
      <number:text> -</number:text>
      <number:number number:decimal-places="0" number:min-integer-digits="0"/>
      <number:text> €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</number:text>
    </number:number-style>
    <number:number-style style:name="N221P1" style:volatile="true">
      <number:text>-</number:text>
      <number:number number:decimal-places="2" number:min-integer-digits="1" number:grouping="true"/>
      <number:text>    </number:text>
    </number:number-style>
    <number:number-style style:name="N221P2" style:volatile="true">
      <number:text> -</number:text>
      <number:number number:decimal-places="0" number:min-integer-digits="0"/>
      <number:text>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currency-style style:name="N22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3P0"/>
    </number:currency-style>
    <number:date-style style:name="N224">
      <number:month number:style="long"/>
      <number:text>/</number:text>
      <number:day number:style="long"/>
    </number:date-style>
    <number:date-style style:name="N225">
      <number:month/>
      <number:text>/</number:text>
      <number:day/>
      <number:text>/</number:text>
      <number:year number:style="long"/>
    </number:date-style>
    <number:date-style style:name="N226">
      <number:day/>
      <number:text>-</number:text>
      <number:month number:textual="true"/>
    </number:date-style>
    <number:date-style style:name="N227">
      <number:day number:style="long"/>
      <number:text>/</number:text>
      <number:month number:style="long"/>
      <number:text>/</number:text>
      <number:year/>
    </number:date-style>
    <number:date-style style:name="N228">
      <number:day number:style="long"/>
      <number:text>/</number:text>
      <number:month number:style="long"/>
      <number:text>/</number:text>
      <number:year number:style="long"/>
    </number:date-style>
    <number:date-style style:name="N229">
      <number:day number:style="long"/>
      <number:text>-</number:text>
      <number:month number:textual="true"/>
      <number:text>-</number:text>
      <number:year/>
    </number:dat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c0c0c0" fo:border="0.0008in solid #000000"/>
      <style:text-properties style:use-window-font-color="true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1-01">11/01/2010</text:date>, <text:time>15:39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hanhly </meta:initial-creator>
    <meta:creation-date>2010-08-10T15:50:28</meta:creation-date>
    <dc:date>2010-11-01T15:39:32</dc:date>
    <dc:creator>hanhly </dc:creator>
    <meta:editing-duration>PT15H17M04S</meta:editing-duration>
    <meta:editing-cycles>34</meta:editing-cycles>
    <meta:generator>OpenOffice.org/3.1$Linux OpenOffice.org_project/310m19$Build-9420</meta:generator>
    <meta:document-statistic meta:table-count="3" meta:cell-count="1249" meta:object-count="0"/>
  </office:meta>
</office:document-meta>
</file>